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Standard Symbols L1" svg:font-family="'Standard Symbols L'" style:font-adornments="Regular" style:font-pitch="variable" style:font-charset="x-symbol"/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1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CM LaTeX Typewriter1" svg:font-family="'CM LaTeX Typewriter'" style:font-family-generic="modern" style:font-pitch="fixed"/>
    <style:font-face style:name="Arial5" svg:font-family="Arial" style:font-pitch="variable"/>
    <style:font-face style:name="CM Caps and Small Caps" svg:font-family="'CM Caps and Small Caps'" style:font-pitch="variable"/>
    <style:font-face style:name="CM Concrete Caps and Small Caps" svg:font-family="'CM Concrete Caps and Small Caps'" style:font-pitch="variable"/>
    <style:font-face style:name="Arial4" svg:font-family="Arial" style:font-family-generic="modern" style:font-pitch="variable"/>
    <style:font-face style:name="CM LaTeX Typewriter" svg:font-family="'CM LaTeX Typewriter'" style:font-family-generic="modern" style:font-pitch="variable"/>
    <style:font-face style:name="Arial" svg:font-family="Arial" style:font-family-generic="roman" style:font-pitch="variable"/>
    <style:font-face style:name="CM Bright Semibold" svg:font-family="'CM Bright Semibold'" style:font-family-generic="roman" style:font-pitch="variable"/>
    <style:font-face style:name="CM Bright Semibold1" svg:font-family="'CM Bright Semibold'" style:font-adornments="Semibold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M Italic" svg:font-family="'CM Italic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514cm"/>
    </style:style>
    <style:style style:name="gr6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fo:min-height="1.025cm"/>
    </style:style>
    <style:style style:name="gr8" style:family="graphic" style:parent-style-name="standard">
      <style:graphic-properties draw:stroke="none" draw:fill="none" fo:min-height="0.852cm"/>
    </style:style>
    <style:style style:name="gr9" style:family="graphic" style:parent-style-name="standard">
      <style:graphic-properties draw:stroke="none" draw:fill="none" fo:min-height="0.768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color="#00008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svg:stroke-color="#000080" draw:marker-end="Arrowheads_20_1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none" fo:min-height="1.537cm"/>
    </style:style>
    <style:style style:name="gr15" style:family="graphic" style:parent-style-name="standard">
      <style:graphic-properties draw:stroke="none" draw:fill="none" fo:min-height="0.849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fo:min-height="2.809cm"/>
    </style:style>
    <style:style style:name="gr18" style:family="graphic" style:parent-style-name="standard">
      <style:graphic-properties draw:stroke="none" draw:fill="none" fo:min-height="0.645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0.86cm"/>
    </style:style>
    <style:style style:name="gr23" style:family="graphic" style:parent-style-name="standard">
      <style:graphic-properties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677cm"/>
    </style:style>
    <style:style style:name="gr25" style:family="graphic" style:parent-style-name="standard">
      <style:graphic-properties draw:stroke="none" draw:fill="none" fo:min-height="0.455cm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stroke="none" draw:fill="none" fo:min-height="0.822cm"/>
    </style:style>
    <style:style style:name="gr28" style:family="graphic" style:parent-style-name="standard">
      <style:graphic-properties draw:stroke="none" draw:fill="none" fo:min-height="2.986cm"/>
    </style:style>
    <style:style style:name="gr29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1.576cm"/>
    </style:style>
    <style:style style:name="gr31" style:family="graphic" style:parent-style-name="standard">
      <style:graphic-properties draw:stroke="none" draw:fill="none" fo:min-height="0.538cm"/>
    </style:style>
    <style:style style:name="gr32" style:family="graphic" style:parent-style-name="standard">
      <style:graphic-properties svg:stroke-width="0.102cm" svg:stroke-color="#00008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02cm" svg:stroke-color="#00008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0.598cm"/>
    </style:style>
    <style:style style:name="gr3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7" style:family="graphic" style:parent-style-name="standard">
      <style:graphic-properties draw:stroke="dash" draw:stroke-dash="Ultrafine_20_Dashed" draw:marker-end="Arrowheads_20_3" draw:marker-end-width="0.3cm" draw:textarea-horizontal-align="center" draw:textarea-vertical-align="middle"/>
    </style:style>
    <style:style style:name="gr38" style:family="graphic" style:parent-style-name="standard">
      <style:graphic-properties draw:stroke="dash" draw:stroke-dash="Ultrafine_20_Dashed" draw:fill="none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style:font-name="CM Bright Semibold"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style:font-name="CM Bright Semibold" fo:font-size="12pt" style:font-size-asian="12pt" style:font-size-complex="12pt"/>
    </style:style>
    <style:style style:name="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style:font-name="CM LaTeX Typewriter1" fo:font-size="15pt" style:font-size-asian="15pt" style:font-size-complex="15pt"/>
    </style:style>
    <style:style style:name="P9" style:family="paragraph">
      <style:paragraph-properties fo:text-align="center"/>
      <style:text-properties style:font-name="CM LaTeX Typewriter1" fo:font-size="14pt" style:font-size-asian="14pt" style:font-size-complex="14pt"/>
    </style:style>
    <style:style style:name="P10" style:family="paragraph">
      <style:paragraph-properties fo:text-align="center"/>
      <style:text-properties style:font-name="CM Bright Semibold"/>
    </style:style>
    <style:style style:name="P11" style:family="paragraph">
      <style:paragraph-properties fo:margin-left="0cm" fo:margin-right="0cm" fo:text-align="center" fo:text-indent="0cm"/>
      <style:text-properties style:font-name="CM Bright Semibold"/>
    </style:style>
    <style:style style:name="P12" style:family="paragraph">
      <style:paragraph-properties fo:margin-left="0cm" fo:margin-right="0cm" fo:text-align="center" fo:text-indent="0cm"/>
      <style:text-properties style:font-name="CM LaTeX Typewriter1" fo:font-size="10pt" fo:font-weight="normal" style:font-size-asian="15pt" style:font-size-complex="15pt"/>
    </style:style>
    <style:style style:name="P13" style:family="paragraph">
      <style:paragraph-properties fo:text-align="center"/>
      <style:text-properties style:font-name="CM Bright Semibold" fo:font-size="14pt" style:font-size-asian="14pt" style:font-size-complex="14pt"/>
    </style:style>
    <style:style style:name="P1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5" style:family="paragraph">
      <style:paragraph-properties fo:margin-left="0cm" fo:margin-right="0cm" fo:text-align="center" fo:text-indent="0cm"/>
      <style:text-properties style:font-name="CM Caps and Small Caps" fo:font-size="18pt" style:font-size-asian="18pt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CM Caps and Small Caps" fo:font-size="10pt" style:font-size-asian="10pt" style:font-size-complex="10pt"/>
    </style:style>
    <style:style style:name="P17" style:family="paragraph">
      <style:paragraph-properties fo:margin-left="0cm" fo:margin-right="0cm" fo:text-align="center" fo:text-indent="0cm"/>
      <style:text-properties style:font-name="CM Concrete Caps and Small Caps"/>
    </style:style>
    <style:style style:name="P18" style:family="paragraph">
      <style:paragraph-properties fo:text-align="center"/>
      <style:text-properties style:font-name="CM Concrete Caps and Small Caps"/>
    </style:style>
    <style:style style:name="P19" style:family="paragraph">
      <style:paragraph-properties fo:margin-left="0cm" fo:margin-right="0cm" fo:text-align="end" fo:text-indent="0cm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align="center" fo:text-indent="0cm"/>
      <style:text-properties style:font-name="CM LaTeX Typewriter1"/>
    </style:style>
    <style:style style:name="P22" style:family="paragraph">
      <style:paragraph-properties fo:text-align="center"/>
      <style:text-properties style:font-name="CM Bright Semibold" fo:font-size="10pt" style:font-size-asian="10pt" style:font-size-complex="10pt"/>
    </style:style>
    <style:style style:name="P23" style:family="paragraph">
      <style:paragraph-properties fo:margin-left="0cm" fo:margin-right="0cm" fo:text-align="center" fo:text-indent="0cm"/>
      <style:text-properties style:font-name="CM LaTeX Typewriter1" fo:font-size="12pt" style:font-size-asian="12pt" style:font-size-complex="12pt"/>
    </style:style>
    <style:style style:name="P2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5" style:family="paragraph"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T1" style:family="text">
      <style:text-properties style:font-name="CM Bright Semibold" fo:font-size="12pt" style:font-size-asian="12pt" style:font-size-complex="12pt"/>
    </style:style>
    <style:style style:name="T2" style:family="text">
      <style:text-properties style:font-name="OpenSymbol1" fo:font-size="12pt" style:font-name-asian="OpenSymbol1" style:font-size-asian="12pt" style:font-name-complex="OpenSymbol1" style:font-size-complex="12pt"/>
    </style:style>
    <style:style style:name="T3" style:family="text">
      <style:text-properties style:font-name="CM Bright Semibold" fo:font-size="20pt" style:font-size-asian="20pt" style:font-size-complex="20pt"/>
    </style:style>
    <style:style style:name="T4" style:family="text">
      <style:text-properties style:font-name="StarSymbol1" fo:font-size="18pt" style:font-name-asian="StarSymbol1" style:font-size-asian="18pt" style:font-name-complex="StarSymbol1" style:font-size-complex="18pt"/>
    </style:style>
    <style:style style:name="T5" style:family="text">
      <style:text-properties style:font-name="CM Bright Semibold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CM Italic" fo:font-size="12pt" style:font-size-asian="12pt" style:font-size-complex="12pt"/>
    </style:style>
    <style:style style:name="T8" style:family="text">
      <style:text-properties style:font-name="CM Bright Semibold1" fo:font-size="12pt" style:font-name-asian="CM Bright Semibold1" style:font-size-asian="12pt" style:font-name-complex="CM Bright Semibold1" style:font-size-complex="12pt"/>
    </style:style>
    <style:style style:name="T9" style:family="text">
      <style:text-properties style:font-name="CM Italic" fo:font-size="12pt" style:font-name-asian="CM Bright Semibold1" style:font-size-asian="12pt" style:font-name-complex="CM Bright Semibold1" style:font-size-complex="12pt"/>
    </style:style>
    <style:style style:name="T10" style:family="text">
      <style:text-properties style:font-name="CM Bright Semibold" fo:font-size="10pt" style:font-size-asian="10pt" style:font-size-complex="10pt"/>
    </style:style>
    <style:style style:name="T11" style:family="text">
      <style:text-properties style:font-name="CM Italic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M LaTeX Typewriter1" fo:font-size="15pt" style:font-size-asian="15pt" style:font-size-complex="15pt"/>
    </style:style>
    <style:style style:name="T13" style:family="text">
      <style:text-properties style:font-name="CM LaTeX Typewriter1" fo:font-size="14pt" style:font-size-asian="14pt" style:font-size-complex="14pt"/>
    </style:style>
    <style:style style:name="T14" style:family="text">
      <style:text-properties style:font-name="CM Bright Semibold"/>
    </style:style>
    <style:style style:name="T15" style:family="text">
      <style:text-properties style:font-name="CM LaTeX Typewriter1" fo:font-size="10pt" fo:font-weight="normal" style:font-size-asian="15pt" style:font-size-complex="15pt"/>
    </style:style>
    <style:style style:name="T16" style:family="text">
      <style:text-properties style:font-name="CM Bright Semibold" fo:font-size="14pt" style:font-size-asian="14pt" style:font-size-complex="14pt"/>
    </style:style>
    <style:style style:name="T17" style:family="text">
      <style:text-properties style:font-name="Standard Symbols L1" fo:font-size="18pt" style:font-name-asian="Standard Symbols L1" style:font-size-asian="18pt" style:font-name-complex="Standard Symbols L1" style:font-size-complex="18pt"/>
    </style:style>
    <style:style style:name="T18" style:family="text">
      <style:text-properties style:font-name="CM Caps and Small Caps" fo:font-size="18pt" style:font-size-asian="18pt" style:font-size-complex="18pt"/>
    </style:style>
    <style:style style:name="T19" style:family="text">
      <style:text-properties style:text-position="super 58%" style:font-name="CM Caps and Small Caps" fo:font-size="18pt" style:font-size-asian="18pt" style:font-size-complex="18pt"/>
    </style:style>
    <style:style style:name="T20" style:family="text">
      <style:text-properties style:font-name="CM Caps and Small Caps" fo:font-size="10pt" style:font-size-asian="10pt" style:font-size-complex="10pt"/>
    </style:style>
    <style:style style:name="T21" style:family="text">
      <style:text-properties style:text-position="super 58%" style:font-name="CM Caps and Small Caps" fo:font-size="10pt" style:font-size-asian="10pt" style:font-size-complex="10pt"/>
    </style:style>
    <style:style style:name="T22" style:family="text">
      <style:text-properties style:font-name="CM Concrete Caps and Small Caps"/>
    </style:style>
    <style:style style:name="T23" style:family="text">
      <style:text-properties style:font-name="CM LaTeX Typewriter1"/>
    </style:style>
    <style:style style:name="T24" style:family="text">
      <style:text-properties style:font-name="CM Bright Semibold1" fo:font-size="12pt" style:font-size-asian="12pt" style:font-size-complex="12pt"/>
    </style:style>
    <style:style style:name="T25" style:family="text">
      <style:text-properties style:font-name="CM Bright Semibold" fo:font-size="12pt" style:font-name-asian="OpenSymbol1" style:font-size-asian="12pt" style:font-name-complex="OpenSymbol1" style:font-size-complex="12pt"/>
    </style:style>
    <style:style style:name="T26" style:family="text">
      <style:text-properties style:font-name="CM Concrete Caps and Small Caps" fo:font-size="10pt" style:font-size-asian="10pt" style:font-size-complex="10pt"/>
    </style:style>
    <style:style style:name="T27" style:family="text">
      <style:text-properties style:font-name="CM LaTeX Typewriter1" fo:font-size="12pt" style:font-size-asian="12pt" style:font-size-complex="12pt"/>
    </style:style>
    <style:style style:name="T28" style:family="text">
      <style:text-properties style:font-name="StarSymbol1" fo:font-size="14pt" style:font-name-asian="StarSymbol1" style:font-size-asian="14pt" style:font-name-complex="StarSymbol1" style:font-size-complex="14pt"/>
    </style:style>
    <style:style style:name="T29" style:family="text">
      <style:text-properties style:font-name="CM Bright Semibold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175cm" svg:height="4.445cm" svg:x="6.305cm" svg:y="2.505cm">
          <text:p/>
          <draw:enhanced-geometry svg:viewBox="0 0 88 21600" draw:glue-points="44 ?f6 44 0 0 10800 44 21600 88 10800" draw:text-areas="0 ?f6 88 ?f3" draw:type="can" draw:modifiers="36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635cm" svg:height="0.635cm" svg:x="6.74cm" svg:y="4.3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41cm" svg:y="4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635cm" svg:height="0.635cm" svg:x="8.341cm" svg:y="4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4cm" svg:y="5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41cm" svg:y="5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341cm" svg:y="5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4cm" svg:y="5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41cm" svg:y="5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341cm" svg:y="5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445cm" svg:height="4.445cm" svg:x="19.969cm" svg:y="2.4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19.97cm" svg:y="2.455cm">
          <text:p text:style-name="P2"><text:span text:style-name="T1">Pag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6.622cm" svg:y="3.541cm">
          <text:p text:style-name="P2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20.905cm" svg:y="3.524cm">
          <text:p text:style-name="P2"><text:span text:style-name="T1">Cell #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20.906cm" svg:y="4.324cm">
          <text:p text:style-name="P2"><text:span text:style-name="T1">Cell #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20.906cm" svg:y="5.824cm">
          <text:p text:style-name="P2"><text:span text:style-name="T1">Cell #N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776cm" svg:height="0.776cm" svg:x="21.368cm" svg:y="4.994cm">
          <draw:text-box>
            <text:p text:style-name="P2"><text:span text:style-name="T1">...</text:span></text:p>
          </draw:text-box>
        </draw:frame>
        <draw:connector draw:style-name="gr6" draw:text-style-name="P1" draw:layer="layout" draw:type="line" svg:x1="8.976cm" svg:y1="4.693cm" svg:x2="19.969cm" svg:y2="4.676cm" draw:start-shape="id1" draw:start-glue-point="1" draw:end-shape="id2" draw:end-glue-point="3" svg:d="M8976 4693l10993-17" svg:viewBox="0 0 10994 18">
          <text:p/>
        </draw:connector>
        <draw:frame draw:style-name="gr7" draw:text-style-name="P2" draw:layer="layout" svg:width="3.178cm" svg:height="1.826cm" svg:x="13.122cm" svg:y="3.411cm">
          <draw:text-box>
            <text:p text:style-name="P2"><text:span text:style-name="T1">A </text:span><text:span text:style-name="T2"></text:span><text:span text:style-name="T1">db file </text:span></text:p>
            <text:p text:style-name="P2"><text:span text:style-name="T1">contains pages</text:span></text:p>
          </draw:text-box>
        </draw:frame>
        <draw:frame draw:style-name="gr8" draw:text-style-name="P4" draw:layer="layout" svg:width="3.81cm" svg:height="1.123cm" draw:transform="rotate (1.5707963267949) translate (4.54cm 6.715cm)">
          <draw:text-box>
            <text:p text:style-name="P2"><text:span text:style-name="T3">Physically</text:span></text:p>
          </draw:text-box>
        </draw:frame>
        <draw:frame draw:style-name="gr8" draw:text-style-name="P4" draw:layer="layout" svg:width="3.81cm" svg:height="1.123cm" draw:transform="rotate (1.5707963267949) translate (4.54cm 20.035cm)">
          <draw:text-box>
            <text:p text:style-name="P2"><text:span text:style-name="T3">Logically</text:span></text:p>
          </draw:text-box>
        </draw:frame>
        <draw:frame draw:style-name="gr9" draw:text-style-name="P5" draw:layer="layout" svg:width="2.963cm" svg:height="1.038cm" svg:x="6.427cm" svg:y="1.406cm">
          <draw:text-box>
            <text:p text:style-name="P2"><text:span text:style-name="T4"></text:span><text:span text:style-name="T5">db file</text:span></text:p>
          </draw:text-box>
        </draw:frame>
        <draw:frame draw:style-name="gr10" draw:text-style-name="P5" draw:layer="layout" svg:width="2.963cm" svg:height="0.962cm" svg:x="20.628cm" svg:y="1.38cm">
          <draw:text-box>
            <text:p text:style-name="P2"><text:span text:style-name="T6">Page</text:span></text:p>
          </draw:text-box>
        </draw:frame>
        <draw:custom-shape draw:style-name="gr1" draw:text-style-name="P1" draw:layer="layout" svg:width="3.175cm" svg:height="5.099cm" svg:x="6.306cm" svg:y="15.706cm">
          <text:p/>
          <draw:enhanced-geometry svg:viewBox="0 0 88 21600" draw:glue-points="44 ?f6 44 0 0 10800 44 21600 88 10800" draw:text-areas="0 ?f6 88 ?f3" draw:type="can" draw:modifiers="2871.5294117647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5" draw:layer="layout" svg:width="2.963cm" svg:height="1.038cm" svg:x="6.428cm" svg:y="14.606cm">
          <draw:text-box>
            <text:p text:style-name="P2"><text:span text:style-name="T4"></text:span><text:span text:style-name="T5">db file</text:span></text:p>
          </draw:text-box>
        </draw:frame>
        <draw:custom-shape draw:style-name="gr4" draw:text-style-name="P3" draw:layer="layout" svg:width="2.539cm" svg:height="0.634cm" svg:x="6.623cm" svg:y="16.741cm">
          <text:p text:style-name="P2"><text:span text:style-name="T1">Fil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6.624cm" svg:y="17.536cm">
          <text:p text:style-name="P2"><text:span text:style-name="T1">B-Tree #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6.625cm" svg:y="18.371cm">
          <text:p text:style-name="P2"><text:span text:style-name="T1">B-Tree #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39cm" svg:height="0.634cm" svg:x="6.626cm" svg:y="19.671cm">
          <text:p text:style-name="P2"><text:span text:style-name="T1">B-Tree #N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776cm" svg:height="0.776cm" svg:x="7.044cm" svg:y="18.9cm">
          <draw:text-box>
            <text:p text:style-name="P2"><text:span text:style-name="T1">...</text:span></text:p>
          </draw:text-box>
        </draw:frame>
        <draw:frame draw:style-name="gr10" draw:text-style-name="P5" draw:layer="layout" svg:width="2.963cm" svg:height="0.962cm" svg:x="29.455cm" svg:y="1.406cm">
          <draw:text-box>
            <text:p text:style-name="P2"><text:span text:style-name="T6">Cell</text:span></text:p>
          </draw:text-box>
        </draw:frame>
        <draw:g>
          <draw:custom-shape draw:style-name="gr4" draw:text-style-name="P3" draw:layer="layout" svg:width="2.039cm" svg:height="0.634cm" svg:x="21.206cm" svg:y="11.135cm">
            <text:p text:style-name="P2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2.684cm" svg:y="11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1.206cm" svg:y="11.1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17.53cm" svg:y="13.039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9.008cm" svg:y="13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7.53cm" svg:y="13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19.008cm" svg:y="13.039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0.486cm" svg:y="13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9.008cm" svg:y="13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23.881cm" svg:y="13.039cm">
            <text:p text:style-name="P2"><text:span text:style-name="T1">8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5.359cm" svg:y="13.0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3.881cm" svg:y="13.039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21.599cm" svg:y1="11.434cm" svg:x2="19.334cm" svg:y2="13.039cm">
          <text:p/>
        </draw:line>
        <draw:line draw:style-name="gr11" draw:text-style-name="P1" draw:layer="layout" svg:x1="22.911cm" svg:y1="11.409cm" svg:x2="24.942cm" svg:y2="13.039cm">
          <text:p/>
        </draw:line>
        <draw:custom-shape draw:style-name="gr4" draw:text-style-name="P6" draw:layer="layout" svg:width="7.3cm" svg:height="0.634cm" svg:x="22.38cm" svg:y="14.97cm">
          <text:p text:style-name="P2"><text:span text:style-name="T1">67: (23500, Databases, NULL, </text:span><text:span text:style-name="T7">42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3" draw:id="id3" draw:layer="layout" svg:width="3.175cm" svg:height="1.451cm" svg:x="20.605cm" svg:y="10.6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22.193cm" svg:y1="10.688cm" svg:x2="22.191cm" svg:y2="6.899cm" draw:start-shape="id3" draw:start-glue-point="4" draw:end-shape="id2" draw:end-glue-point="2" svg:d="M22193 10688l-2-3789" svg:viewBox="0 0 3 3790">
          <text:p/>
        </draw:connector>
        <draw:custom-shape draw:style-name="gr4" draw:text-style-name="P3" draw:layer="layout" svg:width="3.539cm" svg:height="1.27cm" svg:x="18.456cm" svg:y="14.97cm">
          <text:p text:style-name="P2"><text:span text:style-name="T1">31: (...), 37: (...), </text:span></text:p>
          <text:p text:style-name="P2"><text:span text:style-name="T1">38: (...), 42: (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5cm" svg:height="0.634cm" svg:x="16.66cm" svg:y="14.97cm">
          <text:p text:style-name="P2"><text:span text:style-name="T1">25: (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65cm" svg:height="1.27cm" svg:x="13.105cm" svg:y="14.97cm">
          <text:p text:style-name="P2"><text:span text:style-name="T1">3: (...), 7: (...), </text:span></text:p>
          <text:p text:style-name="P2"><text:span text:style-name="T1">8: (...), 9: (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48cm" svg:height="1.27cm" svg:x="30.042cm" svg:y="14.983cm">
          <text:p text:style-name="P2"><text:span text:style-name="T1">86: (...), 89: (...),</text:span></text:p>
          <text:p text:style-name="P2"><text:span text:style-name="T1">91: (...), 101: (...)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78cm" svg:y1="13.388cm" svg:x2="14.301cm" svg:y2="14.97cm">
          <text:p/>
        </draw:line>
        <draw:frame draw:style-name="gr7" draw:text-style-name="P2" draw:layer="layout" svg:width="4.445cm" svg:height="1.301cm" svg:x="21.81cm" svg:y="8.056cm">
          <draw:text-box>
            <text:p text:style-name="P2"><text:span text:style-name="T1">A B-Tree node</text:span></text:p>
            <text:p text:style-name="P2"><text:span text:style-name="T1">is stored in a page</text:span></text:p>
          </draw:text-box>
        </draw:frame>
        <draw:line draw:style-name="gr11" draw:text-style-name="P1" draw:layer="layout" svg:x1="19.315cm" svg:y1="13.266cm" svg:x2="17.535cm" svg:y2="14.97cm">
          <text:p/>
        </draw:line>
        <draw:line draw:style-name="gr11" draw:text-style-name="P1" draw:layer="layout" svg:x1="20.717cm" svg:y1="13.308cm" svg:x2="21.246cm" svg:y2="14.816cm">
          <text:p/>
        </draw:line>
        <draw:line draw:style-name="gr11" draw:text-style-name="P1" draw:layer="layout" svg:x1="24.289cm" svg:y1="13.176cm" svg:x2="23.495cm" svg:y2="14.97cm">
          <text:p/>
        </draw:line>
        <draw:line draw:style-name="gr11" draw:text-style-name="P1" draw:layer="layout" svg:x1="25.639cm" svg:y1="13.266cm" svg:x2="30.216cm" svg:y2="14.983cm">
          <text:p/>
        </draw:line>
        <draw:line draw:style-name="gr6" draw:text-style-name="P1" draw:layer="layout" svg:x1="9.89cm" svg:y1="16.875cm" svg:x2="12.356cm" svg:y2="15.611cm">
          <text:p/>
        </draw:line>
        <draw:frame draw:style-name="gr14" draw:text-style-name="P2" draw:layer="layout" svg:width="3.178cm" svg:height="1.826cm" svg:x="9.49cm" svg:y="13.548cm">
          <draw:text-box>
            <text:p text:style-name="P2"><text:span text:style-name="T1">A </text:span><text:span text:style-name="T2"></text:span><text:span text:style-name="T1">db file </text:span></text:p>
            <text:p text:style-name="P2"><text:span text:style-name="T1">contains table B-Trees...</text:span></text:p>
          </draw:text-box>
        </draw:frame>
        <draw:frame draw:style-name="gr7" draw:text-style-name="P2" draw:layer="layout" svg:width="3.178cm" svg:height="1.301cm" svg:x="9.455cm" svg:y="19.415cm">
          <draw:text-box>
            <text:p text:style-name="P2"><text:span text:style-name="T1">...and index B-Trees.</text:span></text:p>
          </draw:text-box>
        </draw:frame>
        <draw:g>
          <draw:custom-shape draw:style-name="gr4" draw:text-style-name="P3" draw:layer="layout" svg:width="2.754cm" svg:height="0.634cm" svg:x="20.106cm" svg:y="17.436cm">
            <text:p text:style-name="P2"><text:span text:style-name="T1">10</text:span><text:span text:style-name="T8">→</text:span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2.299cm" svg:y="17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0.106cm" svg:y="17.43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1.715cm" svg:height="0.634cm" svg:x="18.76cm" svg:y="21.271cm">
          <text:p text:style-name="P2"><text:span text:style-name="T9">9</text:span><text:span text:style-name="T8">→3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3cm" svg:height="0.634cm" svg:x="15.64cm" svg:y="21.271cm">
          <text:p text:style-name="P2"><text:span text:style-name="T9">1</text:span><text:span text:style-name="T8">→9, </text:span><text:span text:style-name="T9">3</text:span><text:span text:style-name="T8">→91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layout" svg:width="2.754cm" svg:height="0.634cm" svg:x="21.351cm" svg:y="19.315cm">
            <text:p text:style-name="P2"><text:span text:style-name="T9">33</text:span><text:span text:style-name="T8">→3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3.544cm" svg:y="19.3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1.351cm" svg:y="19.3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xml:id="id7" draw:id="id7" draw:layer="layout" svg:width="0.635cm" svg:height="0.58cm" svg:x="28.602cm" svg:y="14.98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" xml:id="id5" draw:id="id5" draw:layer="layout" svg:width="0.707cm" svg:height="0.58cm" svg:x="22.733cm" svg:y="15.00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25.391cm" svg:y1="19.324cm" svg:x2="23.087cm" svg:y2="15.587cm" draw:start-shape="id4" draw:start-glue-point="4" draw:end-shape="id5" draw:end-glue-point="8" svg:d="M25391 19324l-2304-3737" svg:viewBox="0 0 2305 3738">
          <text:p/>
        </draw:connector>
        <draw:connector draw:style-name="gr13" draw:text-style-name="P1" draw:layer="layout" draw:type="line" svg:x1="24.354cm" svg:y1="19.324cm" svg:x2="28.92cm" svg:y2="15.568cm" draw:start-shape="id6" draw:start-glue-point="4" draw:end-shape="id7" draw:end-glue-point="8" svg:d="M24354 19324l4566-3756" svg:viewBox="0 0 4567 3757">
          <text:p/>
        </draw:connector>
        <draw:frame draw:style-name="gr15" draw:text-style-name="P7" draw:layer="layout" svg:width="3.81cm" svg:height="1.123cm" svg:x="23.56cm" svg:y="16.14cm">
          <draw:text-box>
            <text:p text:style-name="P2"><text:span text:style-name="T10">An index maps a key to a primary key</text:span></text:p>
          </draw:text-box>
        </draw:frame>
        <draw:g>
          <draw:custom-shape draw:style-name="gr4" draw:text-style-name="P3" draw:layer="layout" svg:width="2.754cm" svg:height="0.634cm" svg:x="23.543cm" svg:y="19.315cm">
            <text:p text:style-name="P2"><text:span text:style-name="T9">42</text:span><text:span text:style-name="T8">→6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5.736cm" svg:y="19.3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3.543cm" svg:y="19.3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754cm" svg:height="0.634cm" svg:x="20.106cm" svg:y="17.436cm">
            <text:p text:style-name="P2"><text:span text:style-name="T11">10</text:span><text:span text:style-name="T8">→4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2.299cm" svg:y="17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0.106cm" svg:y="17.4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754cm" svg:height="0.634cm" svg:x="16.89cm" svg:y="19.34cm">
            <text:p text:style-name="P2"><text:span text:style-name="T9">4</text:span><text:span text:style-name="T8">→8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9.083cm" svg:y="19.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6.89cm" svg:y="19.34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17.19cm" svg:y1="19.566cm" svg:x2="16.844cm" svg:y2="21.149cm">
          <text:p/>
        </draw:line>
        <draw:line draw:style-name="gr11" draw:text-style-name="P1" draw:layer="layout" svg:x1="19.279cm" svg:y1="19.567cm" svg:x2="19.755cm" svg:y2="21.271cm">
          <text:p/>
        </draw:line>
        <draw:line draw:style-name="gr11" draw:text-style-name="P1" draw:layer="layout" svg:x1="20.431cm" svg:y1="17.692cm" svg:x2="18.208cm" svg:y2="19.34cm">
          <text:p/>
        </draw:line>
        <draw:custom-shape draw:style-name="gr4" draw:text-style-name="P3" draw:layer="layout" svg:width="2.83cm" svg:height="0.634cm" svg:x="20.74cm" svg:y="21.271cm">
          <text:p text:style-name="P2"><text:span text:style-name="T9">11</text:span><text:span text:style-name="T8">→8, </text:span><text:span text:style-name="T9">30</text:span><text:span text:style-name="T8">→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4cm" svg:height="0.634cm" svg:x="23.64cm" svg:y="21.271cm">
          <text:p text:style-name="P2"><text:span text:style-name="T9">38</text:span><text:span text:style-name="T8">→101, </text:span><text:span text:style-name="T9">41</text:span><text:span text:style-name="T8">→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15cm" svg:height="0.634cm" svg:x="27.14cm" svg:y="21.271cm">
          <text:p text:style-name="P2"><text:span text:style-name="T9">46</text:span><text:span text:style-name="T8">→89, </text:span><text:span text:style-name="T9">51</text:span><text:span text:style-name="T8">→37, </text:span><text:span text:style-name="T9">91</text:span><text:span text:style-name="T8">→25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6" draw:id="id6" draw:layer="layout" svg:width="0.635cm" svg:height="0.58cm" svg:x="24.036cm" svg:y="19.3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" xml:id="id4" draw:id="id4" draw:layer="layout" svg:width="0.707cm" svg:height="0.58cm" svg:x="25.037cm" svg:y="19.32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1" draw:text-style-name="P1" draw:layer="layout" svg:x1="22.548cm" svg:y1="17.71cm" svg:x2="23.765cm" svg:y2="19.315cm">
          <text:p/>
        </draw:line>
        <draw:line draw:style-name="gr11" draw:text-style-name="P1" draw:layer="layout" svg:x1="21.69cm" svg:y1="19.567cm" svg:x2="21.344cm" svg:y2="21.15cm">
          <text:p/>
        </draw:line>
        <draw:line draw:style-name="gr11" draw:text-style-name="P1" draw:layer="layout" svg:x1="23.79cm" svg:y1="19.567cm" svg:x2="24.982cm" svg:y2="21.271cm">
          <text:p/>
        </draw:line>
        <draw:line draw:style-name="gr11" draw:text-style-name="P1" draw:layer="layout" svg:x1="25.99cm" svg:y1="19.567cm" svg:x2="28.298cm" svg:y2="21.271cm">
          <text:p/>
        </draw:line>
        <draw:line draw:style-name="gr6" draw:text-style-name="P1" draw:layer="layout" svg:x1="9.959cm" svg:y1="17.791cm" svg:x2="12.287cm" svg:y2="19.295cm">
          <text:p/>
        </draw:line>
        <draw:g xml:id="id10" draw:id="id10">
          <draw:custom-shape draw:style-name="gr4" draw:text-style-name="P3" xml:id="id8" draw:id="id8" draw:layer="layout" svg:width="2.539cm" svg:height="0.634cm" svg:x="28.375cm" svg:y="4.367cm">
            <text:p text:style-name="P2"><text:span text:style-name="T1">Cell Head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539cm" svg:height="0.634cm" svg:x="30.914cm" svg:y="4.367cm">
            <text:p text:style-name="P2"><text:span text:style-name="T1">Cell Data</text:span></text:p>
            <draw:enhanced-geometry svg:viewBox="0 0 21600 21600" draw:type="rectangle" draw:enhanced-path="M 0 0 L 21600 0 21600 21600 0 21600 0 0 Z N"/>
          </draw:custom-shape>
        </draw:g>
        <draw:connector draw:style-name="gr16" draw:text-style-name="P1" draw:layer="layout" draw:type="line" svg:x1="24.414cm" svg:y1="4.676cm" svg:x2="28.375cm" svg:y2="4.684cm" draw:start-shape="id2" draw:start-glue-point="1" draw:end-shape="id8" draw:end-glue-point="3" svg:d="M24414 4676l3961 8" svg:viewBox="0 0 3962 9">
          <text:p/>
        </draw:connector>
        <draw:frame draw:style-name="gr7" draw:text-style-name="P2" draw:layer="layout" svg:width="3.178cm" svg:height="1.301cm" svg:x="24.63cm" svg:y="3.435cm">
          <draw:text-box>
            <text:p text:style-name="P2"><text:span text:style-name="T1">A page contains cells</text:span></text:p>
          </draw:text-box>
        </draw:frame>
        <draw:custom-shape draw:style-name="gr12" draw:text-style-name="P1" xml:id="id9" draw:id="id9" draw:layer="layout" svg:width="1.831cm" svg:height="1.003cm" svg:x="29.99cm" svg:y="14.80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30.906cm" svg:y1="14.802cm" svg:x2="30.914cm" svg:y2="5.001cm" draw:start-shape="id9" draw:start-glue-point="4" draw:end-shape="id10" draw:end-glue-point="2" svg:d="M30906 14802l8-9801" svg:viewBox="0 0 9 9802">
          <text:p/>
        </draw:connector>
        <draw:frame draw:style-name="gr17" draw:text-style-name="P2" draw:layer="layout" svg:width="6.815cm" svg:height="3.134cm" svg:x="31.015cm" svg:y="8.615cm">
          <draw:text-box>
            <text:p text:style-name="P2"><text:span text:style-name="T1">An entry in a B-Tree node is stored in a cell.</text:span></text:p>
            <text:p text:style-name="P2"><text:span text:style-name="T1"/></text:p>
            <text:p text:style-name="P2"><text:span text:style-name="T10">The contents of the cell header and the cell data will depend on the type of entry (internal vs. leaf, table vs. index)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8" draw:text-style-name="P8" draw:layer="layout" svg:width="1.632cm" svg:height="0.895cm" svg:x="5.411cm" svg:y="5.415cm">
          <draw:text-box>
            <text:p text:style-name="P2"><text:span text:style-name="T12">00</text:span></text:p>
          </draw:text-box>
        </draw:frame>
        <draw:custom-shape draw:style-name="gr19" draw:text-style-name="P1" draw:layer="layout" svg:width="0.305cm" svg:height="1.905cm" draw:transform="rotate (1.5707963267949) translate (5.236cm 5.7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5.245cm" svg:y="4.145cm">
          <text:p text:style-name="P2"><text:span text:style-name="T13">'S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7.317cm" svg:y="5.416cm">
          <draw:text-box>
            <text:p text:style-name="P2"><text:span text:style-name="T12">01</text:span></text:p>
          </draw:text-box>
        </draw:frame>
        <draw:custom-shape draw:style-name="gr19" draw:text-style-name="P1" draw:layer="layout" svg:width="0.305cm" svg:height="1.905cm" draw:transform="rotate (1.5707963267949) translate (7.142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7.151cm" svg:y="4.146cm">
          <text:p text:style-name="P2"><text:span text:style-name="T13">'Q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9.222cm" svg:y="5.416cm">
          <draw:text-box>
            <text:p text:style-name="P2"><text:span text:style-name="T12">02</text:span></text:p>
          </draw:text-box>
        </draw:frame>
        <draw:custom-shape draw:style-name="gr19" draw:text-style-name="P1" draw:layer="layout" svg:width="0.305cm" svg:height="1.905cm" draw:transform="rotate (1.5707963267949) translate (9.047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9.056cm" svg:y="4.146cm">
          <text:p text:style-name="P2"><text:span text:style-name="T13">'L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1.127cm" svg:y="5.416cm">
          <draw:text-box>
            <text:p text:style-name="P2"><text:span text:style-name="T12">03</text:span></text:p>
          </draw:text-box>
        </draw:frame>
        <draw:custom-shape draw:style-name="gr19" draw:text-style-name="P1" draw:layer="layout" svg:width="0.305cm" svg:height="1.905cm" draw:transform="rotate (1.5707963267949) translate (10.952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0.961cm" svg:y="4.146cm">
          <text:p text:style-name="P2"><text:span text:style-name="T13">'i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3.032cm" svg:y="5.416cm">
          <draw:text-box>
            <text:p text:style-name="P2"><text:span text:style-name="T12">04</text:span></text:p>
          </draw:text-box>
        </draw:frame>
        <draw:custom-shape draw:style-name="gr19" draw:text-style-name="P1" draw:layer="layout" svg:width="0.305cm" svg:height="1.905cm" draw:transform="rotate (1.5707963267949) translate (12.857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2.866cm" svg:y="4.146cm">
          <text:p text:style-name="P2"><text:span text:style-name="T13">'t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4.937cm" svg:y="5.416cm">
          <draw:text-box>
            <text:p text:style-name="P2"><text:span text:style-name="T12">05</text:span></text:p>
          </draw:text-box>
        </draw:frame>
        <draw:custom-shape draw:style-name="gr19" draw:text-style-name="P1" draw:layer="layout" svg:width="0.305cm" svg:height="1.905cm" draw:transform="rotate (1.5707963267949) translate (14.762cm 5.7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4.771cm" svg:y="4.146cm">
          <text:p text:style-name="P2"><text:span text:style-name="T13">'e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6.843cm" svg:y="5.417cm">
          <draw:text-box>
            <text:p text:style-name="P2"><text:span text:style-name="T12">06</text:span></text:p>
          </draw:text-box>
        </draw:frame>
        <draw:custom-shape draw:style-name="gr19" draw:text-style-name="P1" draw:layer="layout" svg:width="0.305cm" svg:height="1.905cm" draw:transform="rotate (1.5707963267949) translate (16.668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6.677cm" svg:y="4.147cm">
          <text:p text:style-name="P2"><text:span text:style-name="T13">' 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8.748cm" svg:y="5.417cm">
          <draw:text-box>
            <text:p text:style-name="P2"><text:span text:style-name="T12">07</text:span></text:p>
          </draw:text-box>
        </draw:frame>
        <draw:custom-shape draw:style-name="gr19" draw:text-style-name="P1" draw:layer="layout" svg:width="0.305cm" svg:height="1.905cm" draw:transform="rotate (1.5707963267949) translate (18.573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8.582cm" svg:y="4.147cm">
          <text:p text:style-name="P2"><text:span text:style-name="T13">'f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1.253cm" svg:y="5.417cm">
          <draw:text-box>
            <text:p text:style-name="P2"><text:span text:style-name="T12">08</text:span></text:p>
          </draw:text-box>
        </draw:frame>
        <draw:custom-shape draw:style-name="gr19" draw:text-style-name="P1" draw:layer="layout" svg:width="0.305cm" svg:height="1.905cm" draw:transform="rotate (1.5707963267949) translate (21.078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1.087cm" svg:y="4.147cm">
          <text:p text:style-name="P2"><text:span text:style-name="T13">'o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3.158cm" svg:y="5.417cm">
          <draw:text-box>
            <text:p text:style-name="P2"><text:span text:style-name="T12">09</text:span></text:p>
          </draw:text-box>
        </draw:frame>
        <draw:custom-shape draw:style-name="gr19" draw:text-style-name="P1" draw:layer="layout" svg:width="0.305cm" svg:height="1.905cm" draw:transform="rotate (1.5707963267949) translate (22.983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2.992cm" svg:y="4.147cm">
          <text:p text:style-name="P2"><text:span text:style-name="T13">'r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5.063cm" svg:y="5.417cm">
          <draw:text-box>
            <text:p text:style-name="P2"><text:span text:style-name="T12">0A</text:span></text:p>
          </draw:text-box>
        </draw:frame>
        <draw:custom-shape draw:style-name="gr19" draw:text-style-name="P1" draw:layer="layout" svg:width="0.305cm" svg:height="1.905cm" draw:transform="rotate (1.5707963267949) translate (24.888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4.897cm" svg:y="4.147cm">
          <text:p text:style-name="P2"><text:span text:style-name="T13">'m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6.968cm" svg:y="5.417cm">
          <draw:text-box>
            <text:p text:style-name="P2"><text:span text:style-name="T12">0B</text:span></text:p>
          </draw:text-box>
        </draw:frame>
        <draw:custom-shape draw:style-name="gr19" draw:text-style-name="P1" draw:layer="layout" svg:width="0.305cm" svg:height="1.905cm" draw:transform="rotate (1.5707963267949) translate (26.793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6.802cm" svg:y="4.147cm">
          <text:p text:style-name="P2"><text:span text:style-name="T13">'a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8.873cm" svg:y="5.417cm">
          <draw:text-box>
            <text:p text:style-name="P2"><text:span text:style-name="T12">0C</text:span></text:p>
          </draw:text-box>
        </draw:frame>
        <draw:custom-shape draw:style-name="gr19" draw:text-style-name="P1" draw:layer="layout" svg:width="0.305cm" svg:height="1.905cm" draw:transform="rotate (1.5707963267949) translate (28.698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28.707cm" svg:y="4.147cm">
          <text:p text:style-name="P2"><text:span text:style-name="T13">'t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30.778cm" svg:y="5.417cm">
          <draw:text-box>
            <text:p text:style-name="P2"><text:span text:style-name="T12">0D</text:span></text:p>
          </draw:text-box>
        </draw:frame>
        <draw:custom-shape draw:style-name="gr19" draw:text-style-name="P1" draw:layer="layout" svg:width="0.305cm" svg:height="1.905cm" draw:transform="rotate (1.5707963267949) translate (30.603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30.612cm" svg:y="4.147cm">
          <text:p text:style-name="P2"><text:span text:style-name="T13">' 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32.683cm" svg:y="5.417cm">
          <draw:text-box>
            <text:p text:style-name="P2"><text:span text:style-name="T12">0E</text:span></text:p>
          </draw:text-box>
        </draw:frame>
        <draw:custom-shape draw:style-name="gr19" draw:text-style-name="P1" draw:layer="layout" svg:width="0.305cm" svg:height="1.905cm" draw:transform="rotate (1.5707963267949) translate (32.508cm 5.7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32.517cm" svg:y="4.147cm">
          <text:p text:style-name="P2"><text:span text:style-name="T13">'3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34.589cm" svg:y="5.418cm">
          <draw:text-box>
            <text:p text:style-name="P2"><text:span text:style-name="T12">0F</text:span></text:p>
          </draw:text-box>
        </draw:frame>
        <draw:custom-shape draw:style-name="gr19" draw:text-style-name="P1" draw:layer="layout" svg:width="0.305cm" svg:height="1.905cm" draw:transform="rotate (1.5707963267949) translate (34.414cm 5.7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34.423cm" svg:y="4.148cm">
          <text:p text:style-name="P2"><text:span text:style-name="T13">'\0'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5.412cm" svg:y="8.315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5.237cm 8.6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318cm" svg:y="8.316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7.143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223cm" svg:y="8.316cm">
          <draw:text-box>
            <text:p text:style-name="P2"><text:span text:style-name="T12">12</text:span></text:p>
          </draw:text-box>
        </draw:frame>
        <draw:custom-shape draw:style-name="gr19" draw:text-style-name="P1" draw:layer="layout" svg:width="0.305cm" svg:height="1.905cm" draw:transform="rotate (1.5707963267949) translate (9.048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9.057cm" svg:y="7.046cm">
          <text:p text:style-name="P2"><text:span text:style-name="T13">0x01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1.128cm" svg:y="8.316cm">
          <draw:text-box>
            <text:p text:style-name="P2"><text:span text:style-name="T12">13</text:span></text:p>
          </draw:text-box>
        </draw:frame>
        <draw:custom-shape draw:style-name="gr19" draw:text-style-name="P1" draw:layer="layout" svg:width="0.305cm" svg:height="1.905cm" draw:transform="rotate (1.5707963267949) translate (10.953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0.962cm" svg:y="7.046cm">
          <text:p text:style-name="P2"><text:span text:style-name="T13">0x01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3.033cm" svg:y="8.316cm">
          <draw:text-box>
            <text:p text:style-name="P2"><text:span text:style-name="T12">14</text:span></text:p>
          </draw:text-box>
        </draw:frame>
        <draw:custom-shape draw:style-name="gr19" draw:text-style-name="P1" draw:layer="layout" svg:width="0.305cm" svg:height="1.905cm" draw:transform="rotate (1.5707963267949) translate (12.858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2.867cm" svg:y="7.046cm">
          <text:p text:style-name="P2"><text:span text:style-name="T13">0x00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4.938cm" svg:y="8.316cm">
          <draw:text-box>
            <text:p text:style-name="P2"><text:span text:style-name="T12">15</text:span></text:p>
          </draw:text-box>
        </draw:frame>
        <draw:custom-shape draw:style-name="gr19" draw:text-style-name="P1" draw:layer="layout" svg:width="0.305cm" svg:height="1.905cm" draw:transform="rotate (1.5707963267949) translate (14.763cm 8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4.772cm" svg:y="7.046cm">
          <text:p text:style-name="P2"><text:span text:style-name="T13">0x40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6.844cm" svg:y="8.317cm">
          <draw:text-box>
            <text:p text:style-name="P2"><text:span text:style-name="T12">16</text:span></text:p>
          </draw:text-box>
        </draw:frame>
        <draw:custom-shape draw:style-name="gr19" draw:text-style-name="P1" draw:layer="layout" svg:width="0.305cm" svg:height="1.905cm" draw:transform="rotate (1.5707963267949) translate (16.669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6.678cm" svg:y="7.047cm">
          <text:p text:style-name="P2"><text:span text:style-name="T13">0x20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18.749cm" svg:y="8.317cm">
          <draw:text-box>
            <text:p text:style-name="P2"><text:span text:style-name="T12">17</text:span></text:p>
          </draw:text-box>
        </draw:frame>
        <draw:custom-shape draw:style-name="gr19" draw:text-style-name="P1" draw:layer="layout" svg:width="0.305cm" svg:height="1.905cm" draw:transform="rotate (1.5707963267949) translate (18.574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9" draw:layer="layout" svg:width="1.905cm" svg:height="1.27cm" svg:x="18.583cm" svg:y="7.047cm">
          <text:p text:style-name="P2"><text:span text:style-name="T13">0x20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21.254cm" svg:y="8.317cm">
          <draw:text-box>
            <text:p text:style-name="P2"><text:span text:style-name="T12">18</text:span></text:p>
          </draw:text-box>
        </draw:frame>
        <draw:custom-shape draw:style-name="gr19" draw:text-style-name="P1" draw:layer="layout" svg:width="0.305cm" svg:height="1.905cm" draw:transform="rotate (1.5707963267949) translate (21.079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3.159cm" svg:y="8.317cm">
          <draw:text-box>
            <text:p text:style-name="P2"><text:span text:style-name="T12">19</text:span></text:p>
          </draw:text-box>
        </draw:frame>
        <draw:custom-shape draw:style-name="gr19" draw:text-style-name="P1" draw:layer="layout" svg:width="0.305cm" svg:height="1.905cm" draw:transform="rotate (1.5707963267949) translate (22.984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5.064cm" svg:y="8.317cm">
          <draw:text-box>
            <text:p text:style-name="P2"><text:span text:style-name="T12">1A</text:span></text:p>
          </draw:text-box>
        </draw:frame>
        <draw:custom-shape draw:style-name="gr19" draw:text-style-name="P1" draw:layer="layout" svg:width="0.305cm" svg:height="1.905cm" draw:transform="rotate (1.5707963267949) translate (24.889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6.969cm" svg:y="8.317cm">
          <draw:text-box>
            <text:p text:style-name="P2"><text:span text:style-name="T12">1B</text:span></text:p>
          </draw:text-box>
        </draw:frame>
        <draw:custom-shape draw:style-name="gr19" draw:text-style-name="P1" draw:layer="layout" svg:width="0.305cm" svg:height="1.905cm" draw:transform="rotate (1.5707963267949) translate (26.794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8.874cm" svg:y="8.317cm">
          <draw:text-box>
            <text:p text:style-name="P2"><text:span text:style-name="T12">1C</text:span></text:p>
          </draw:text-box>
        </draw:frame>
        <draw:custom-shape draw:style-name="gr19" draw:text-style-name="P1" draw:layer="layout" svg:width="0.305cm" svg:height="1.905cm" draw:transform="rotate (1.5707963267949) translate (28.699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779cm" svg:y="8.317cm">
          <draw:text-box>
            <text:p text:style-name="P2"><text:span text:style-name="T12">1D</text:span></text:p>
          </draw:text-box>
        </draw:frame>
        <draw:custom-shape draw:style-name="gr19" draw:text-style-name="P1" draw:layer="layout" svg:width="0.305cm" svg:height="1.905cm" draw:transform="rotate (1.5707963267949) translate (30.604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2.684cm" svg:y="8.317cm">
          <draw:text-box>
            <text:p text:style-name="P2"><text:span text:style-name="T12">1E</text:span></text:p>
          </draw:text-box>
        </draw:frame>
        <draw:custom-shape draw:style-name="gr19" draw:text-style-name="P1" draw:layer="layout" svg:width="0.305cm" svg:height="1.905cm" draw:transform="rotate (1.5707963267949) translate (32.509cm 8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4.59cm" svg:y="8.318cm">
          <draw:text-box>
            <text:p text:style-name="P2"><text:span text:style-name="T12">1F</text:span></text:p>
          </draw:text-box>
        </draw:frame>
        <draw:custom-shape draw:style-name="gr19" draw:text-style-name="P1" draw:layer="layout" svg:width="0.305cm" svg:height="1.905cm" draw:transform="rotate (1.5707963267949) translate (34.415cm 8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0" draw:layer="layout" svg:width="3.81cm" svg:height="1.27cm" svg:x="5.251cm" svg:y="7.046cm">
          <text:p text:style-name="P2"><text:span text:style-name="T14">Page 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1.088cm" svg:y="7.047cm">
          <text:p text:style-name="P2"><text:span text:style-name="T14">File change coun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7.62cm" svg:height="1.27cm" svg:x="28.713cm" svg:y="7.047cm">
          <text:p text:style-name="P2"><text:span text:style-name="T14">Unused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5.236cm 11.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7.142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9.047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0.952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2.857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4.762cm 11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6.668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8.573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1.078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2.983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4.888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6.793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8.698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0.603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2.508cm 11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4.414cm 11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5.237cm 14.4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7.143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9.048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0.953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2.858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4.763cm 14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6.669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8.574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1.079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2.984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4.889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6.794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8.699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0.604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2.509cm 14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4.415cm 14.4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0" draw:layer="layout" svg:width="7.62cm" svg:height="1.27cm" svg:x="12.871cm" svg:y="9.947cm">
          <text:p text:style-name="P2"><text:span text:style-name="T13">0x000000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5.251cm" svg:y="9.947cm">
          <text:p text:style-name="P2"><text:span text:style-name="T13">0x000000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1.091cm" svg:y="9.947cm">
          <text:p text:style-name="P2"><text:span text:style-name="T14">Schema vers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8.711cm" svg:y="9.947cm">
          <text:p text:style-name="P2"><text:span text:style-name="T13">0x0000000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12.872cm" svg:y="12.846cm">
          <text:p text:style-name="P2"><text:span text:style-name="T13">0x000000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1.093cm" svg:y="12.847cm">
          <text:p text:style-name="P2"><text:span text:style-name="T13">0x0000000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28.712cm" svg:y="12.847cm">
          <text:p text:style-name="P2"><text:span text:style-name="T14">User cooki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7.62cm" svg:height="1.27cm" svg:x="5.252cm" svg:y="12.846cm">
          <text:p text:style-name="P2"><text:span text:style-name="T14">Page cache size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632cm" svg:height="0.764cm" svg:x="5.411cm" svg:y="17.915cm">
          <draw:text-box>
            <text:p text:style-name="P2"><text:span text:style-name="T15">64</text:span></text:p>
          </draw:text-box>
        </draw:frame>
        <draw:custom-shape draw:style-name="gr19" draw:text-style-name="P1" draw:layer="layout" svg:width="0.305cm" svg:height="1.905cm" draw:transform="rotate (1.5707963267949) translate (5.236cm 17.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7.317cm" svg:y="17.916cm">
          <draw:text-box>
            <text:p text:style-name="P2"><text:span text:style-name="T15">65</text:span></text:p>
          </draw:text-box>
        </draw:frame>
        <draw:custom-shape draw:style-name="gr19" draw:text-style-name="P1" draw:layer="layout" svg:width="0.305cm" svg:height="1.905cm" draw:transform="rotate (1.5707963267949) translate (7.142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9.222cm" svg:y="17.916cm">
          <draw:text-box>
            <text:p text:style-name="P2"><text:span text:style-name="T15">66</text:span></text:p>
          </draw:text-box>
        </draw:frame>
        <draw:custom-shape draw:style-name="gr19" draw:text-style-name="P1" draw:layer="layout" svg:width="0.305cm" svg:height="1.905cm" draw:transform="rotate (1.5707963267949) translate (9.047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1.127cm" svg:y="17.916cm">
          <draw:text-box>
            <text:p text:style-name="P2"><text:span text:style-name="T15">67</text:span></text:p>
          </draw:text-box>
        </draw:frame>
        <draw:custom-shape draw:style-name="gr19" draw:text-style-name="P1" draw:layer="layout" svg:width="0.305cm" svg:height="1.905cm" draw:transform="rotate (1.5707963267949) translate (10.952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3.032cm" svg:y="17.916cm">
          <draw:text-box>
            <text:p text:style-name="P2"><text:span text:style-name="T15">68</text:span></text:p>
          </draw:text-box>
        </draw:frame>
        <draw:custom-shape draw:style-name="gr19" draw:text-style-name="P1" draw:layer="layout" svg:width="0.305cm" svg:height="1.905cm" draw:transform="rotate (1.5707963267949) translate (12.857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4.937cm" svg:y="17.916cm">
          <draw:text-box>
            <text:p text:style-name="P2"><text:span text:style-name="T15">69</text:span></text:p>
          </draw:text-box>
        </draw:frame>
        <draw:custom-shape draw:style-name="gr19" draw:text-style-name="P1" draw:layer="layout" svg:width="0.305cm" svg:height="1.905cm" draw:transform="rotate (1.5707963267949) translate (14.762cm 17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6.843cm" svg:y="17.917cm">
          <draw:text-box>
            <text:p text:style-name="P2"><text:span text:style-name="T15">70</text:span></text:p>
          </draw:text-box>
        </draw:frame>
        <draw:custom-shape draw:style-name="gr19" draw:text-style-name="P1" draw:layer="layout" svg:width="0.305cm" svg:height="1.905cm" draw:transform="rotate (1.5707963267949) translate (16.668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8.748cm" svg:y="17.917cm">
          <draw:text-box>
            <text:p text:style-name="P2"><text:span text:style-name="T15">71</text:span></text:p>
          </draw:text-box>
        </draw:frame>
        <draw:custom-shape draw:style-name="gr19" draw:text-style-name="P1" draw:layer="layout" svg:width="0.305cm" svg:height="1.905cm" draw:transform="rotate (1.5707963267949) translate (18.573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1.253cm" svg:y="17.917cm">
          <draw:text-box>
            <text:p text:style-name="P2"><text:span text:style-name="T15">72</text:span></text:p>
          </draw:text-box>
        </draw:frame>
        <draw:custom-shape draw:style-name="gr19" draw:text-style-name="P1" draw:layer="layout" svg:width="0.305cm" svg:height="1.905cm" draw:transform="rotate (1.5707963267949) translate (21.078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3.158cm" svg:y="17.917cm">
          <draw:text-box>
            <text:p text:style-name="P2"><text:span text:style-name="T15">73</text:span></text:p>
          </draw:text-box>
        </draw:frame>
        <draw:custom-shape draw:style-name="gr19" draw:text-style-name="P1" draw:layer="layout" svg:width="0.305cm" svg:height="1.905cm" draw:transform="rotate (1.5707963267949) translate (22.983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5.063cm" svg:y="17.917cm">
          <draw:text-box>
            <text:p text:style-name="P2"><text:span text:style-name="T15">74</text:span></text:p>
          </draw:text-box>
        </draw:frame>
        <draw:custom-shape draw:style-name="gr19" draw:text-style-name="P1" draw:layer="layout" svg:width="0.305cm" svg:height="1.905cm" draw:transform="rotate (1.5707963267949) translate (24.888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6.968cm" svg:y="17.917cm">
          <draw:text-box>
            <text:p text:style-name="P2"><text:span text:style-name="T15">75</text:span></text:p>
          </draw:text-box>
        </draw:frame>
        <draw:custom-shape draw:style-name="gr19" draw:text-style-name="P1" draw:layer="layout" svg:width="0.305cm" svg:height="1.905cm" draw:transform="rotate (1.5707963267949) translate (26.793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8.873cm" svg:y="17.917cm">
          <draw:text-box>
            <text:p text:style-name="P2"><text:span text:style-name="T15">76</text:span></text:p>
          </draw:text-box>
        </draw:frame>
        <draw:custom-shape draw:style-name="gr19" draw:text-style-name="P1" draw:layer="layout" svg:width="0.305cm" svg:height="1.905cm" draw:transform="rotate (1.5707963267949) translate (28.698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0.778cm" svg:y="17.917cm">
          <draw:text-box>
            <text:p text:style-name="P2"><text:span text:style-name="T15">77</text:span></text:p>
          </draw:text-box>
        </draw:frame>
        <draw:custom-shape draw:style-name="gr19" draw:text-style-name="P1" draw:layer="layout" svg:width="0.305cm" svg:height="1.905cm" draw:transform="rotate (1.5707963267949) translate (30.603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2.683cm" svg:y="17.917cm">
          <draw:text-box>
            <text:p text:style-name="P2"><text:span text:style-name="T15">78</text:span></text:p>
          </draw:text-box>
        </draw:frame>
        <draw:custom-shape draw:style-name="gr19" draw:text-style-name="P1" draw:layer="layout" svg:width="0.305cm" svg:height="1.905cm" draw:transform="rotate (1.5707963267949) translate (32.508cm 17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4.589cm" svg:y="17.918cm">
          <draw:text-box>
            <text:p text:style-name="P2"><text:span text:style-name="T15">79</text:span></text:p>
          </draw:text-box>
        </draw:frame>
        <draw:custom-shape draw:style-name="gr19" draw:text-style-name="P1" draw:layer="layout" svg:width="0.305cm" svg:height="1.905cm" draw:transform="rotate (1.5707963267949) translate (34.414cm 17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5.412cm" svg:y="20.915cm">
          <draw:text-box>
            <text:p text:style-name="P2"><text:span text:style-name="T15">80</text:span></text:p>
          </draw:text-box>
        </draw:frame>
        <draw:custom-shape draw:style-name="gr19" draw:text-style-name="P1" draw:layer="layout" svg:width="0.305cm" svg:height="1.905cm" draw:transform="rotate (1.5707963267949) translate (5.237cm 20.4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7.318cm" svg:y="20.916cm">
          <draw:text-box>
            <text:p text:style-name="P2"><text:span text:style-name="T15">81</text:span></text:p>
          </draw:text-box>
        </draw:frame>
        <draw:custom-shape draw:style-name="gr19" draw:text-style-name="P1" draw:layer="layout" svg:width="0.305cm" svg:height="1.905cm" draw:transform="rotate (1.5707963267949) translate (7.143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9.223cm" svg:y="20.916cm">
          <draw:text-box>
            <text:p text:style-name="P2"><text:span text:style-name="T15">82</text:span></text:p>
          </draw:text-box>
        </draw:frame>
        <draw:custom-shape draw:style-name="gr19" draw:text-style-name="P1" draw:layer="layout" svg:width="0.305cm" svg:height="1.905cm" draw:transform="rotate (1.5707963267949) translate (9.048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1.128cm" svg:y="20.916cm">
          <draw:text-box>
            <text:p text:style-name="P2"><text:span text:style-name="T15">83</text:span></text:p>
          </draw:text-box>
        </draw:frame>
        <draw:custom-shape draw:style-name="gr19" draw:text-style-name="P1" draw:layer="layout" svg:width="0.305cm" svg:height="1.905cm" draw:transform="rotate (1.5707963267949) translate (10.953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3.033cm" svg:y="20.916cm">
          <draw:text-box>
            <text:p text:style-name="P2"><text:span text:style-name="T15">84</text:span></text:p>
          </draw:text-box>
        </draw:frame>
        <draw:custom-shape draw:style-name="gr19" draw:text-style-name="P1" draw:layer="layout" svg:width="0.305cm" svg:height="1.905cm" draw:transform="rotate (1.5707963267949) translate (12.858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4.938cm" svg:y="20.916cm">
          <draw:text-box>
            <text:p text:style-name="P2"><text:span text:style-name="T15">85</text:span></text:p>
          </draw:text-box>
        </draw:frame>
        <draw:custom-shape draw:style-name="gr19" draw:text-style-name="P1" draw:layer="layout" svg:width="0.305cm" svg:height="1.905cm" draw:transform="rotate (1.5707963267949) translate (14.763cm 20.4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6.844cm" svg:y="20.917cm">
          <draw:text-box>
            <text:p text:style-name="P2"><text:span text:style-name="T15">86</text:span></text:p>
          </draw:text-box>
        </draw:frame>
        <draw:custom-shape draw:style-name="gr19" draw:text-style-name="P1" draw:layer="layout" svg:width="0.305cm" svg:height="1.905cm" draw:transform="rotate (1.5707963267949) translate (16.669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8.749cm" svg:y="20.917cm">
          <draw:text-box>
            <text:p text:style-name="P2"><text:span text:style-name="T15">87</text:span></text:p>
          </draw:text-box>
        </draw:frame>
        <draw:custom-shape draw:style-name="gr19" draw:text-style-name="P1" draw:layer="layout" svg:width="0.305cm" svg:height="1.905cm" draw:transform="rotate (1.5707963267949) translate (18.574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1.254cm" svg:y="20.917cm">
          <draw:text-box>
            <text:p text:style-name="P2"><text:span text:style-name="T15">88</text:span></text:p>
          </draw:text-box>
        </draw:frame>
        <draw:custom-shape draw:style-name="gr19" draw:text-style-name="P1" draw:layer="layout" svg:width="0.305cm" svg:height="1.905cm" draw:transform="rotate (1.5707963267949) translate (21.079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3.159cm" svg:y="20.917cm">
          <draw:text-box>
            <text:p text:style-name="P2"><text:span text:style-name="T15">89</text:span></text:p>
          </draw:text-box>
        </draw:frame>
        <draw:custom-shape draw:style-name="gr19" draw:text-style-name="P1" draw:layer="layout" svg:width="0.305cm" svg:height="1.905cm" draw:transform="rotate (1.5707963267949) translate (22.984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5.064cm" svg:y="20.917cm">
          <draw:text-box>
            <text:p text:style-name="P2"><text:span text:style-name="T15">90</text:span></text:p>
          </draw:text-box>
        </draw:frame>
        <draw:custom-shape draw:style-name="gr19" draw:text-style-name="P1" draw:layer="layout" svg:width="0.305cm" svg:height="1.905cm" draw:transform="rotate (1.5707963267949) translate (24.889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6.969cm" svg:y="20.917cm">
          <draw:text-box>
            <text:p text:style-name="P2"><text:span text:style-name="T15">91</text:span></text:p>
          </draw:text-box>
        </draw:frame>
        <draw:custom-shape draw:style-name="gr19" draw:text-style-name="P1" draw:layer="layout" svg:width="0.305cm" svg:height="1.905cm" draw:transform="rotate (1.5707963267949) translate (26.794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8.874cm" svg:y="20.917cm">
          <draw:text-box>
            <text:p text:style-name="P2"><text:span text:style-name="T15">92</text:span></text:p>
          </draw:text-box>
        </draw:frame>
        <draw:custom-shape draw:style-name="gr19" draw:text-style-name="P1" draw:layer="layout" svg:width="0.305cm" svg:height="1.905cm" draw:transform="rotate (1.5707963267949) translate (28.699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0.779cm" svg:y="20.917cm">
          <draw:text-box>
            <text:p text:style-name="P2"><text:span text:style-name="T15">93</text:span></text:p>
          </draw:text-box>
        </draw:frame>
        <draw:custom-shape draw:style-name="gr19" draw:text-style-name="P1" draw:layer="layout" svg:width="0.305cm" svg:height="1.905cm" draw:transform="rotate (1.5707963267949) translate (30.604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2.684cm" svg:y="20.917cm">
          <draw:text-box>
            <text:p text:style-name="P2"><text:span text:style-name="T15">94</text:span></text:p>
          </draw:text-box>
        </draw:frame>
        <draw:custom-shape draw:style-name="gr19" draw:text-style-name="P1" draw:layer="layout" svg:width="0.305cm" svg:height="1.905cm" draw:transform="rotate (1.5707963267949) translate (32.509cm 20.4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34.59cm" svg:y="20.918cm">
          <draw:text-box>
            <text:p text:style-name="P2"><text:span text:style-name="T15">95</text:span></text:p>
          </draw:text-box>
        </draw:frame>
        <draw:custom-shape draw:style-name="gr19" draw:text-style-name="P1" draw:layer="layout" svg:width="0.305cm" svg:height="1.905cm" draw:transform="rotate (1.5707963267949) translate (34.415cm 20.4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0" draw:layer="layout" svg:width="7.62cm" svg:height="1.27cm" svg:x="5.251cm" svg:y="15.947cm">
          <text:p text:style-name="P2"><text:span text:style-name="T13">0x00000000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632cm" svg:height="0.764cm" svg:x="5.412cm" svg:y="23.916cm">
          <draw:text-box>
            <text:p text:style-name="P2"><text:span text:style-name="T15">96</text:span></text:p>
          </draw:text-box>
        </draw:frame>
        <draw:custom-shape draw:style-name="gr19" draw:text-style-name="P1" draw:layer="layout" svg:width="0.305cm" svg:height="1.905cm" draw:transform="rotate (1.5707963267949) translate (5.237cm 23.3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7.318cm" svg:y="23.917cm">
          <draw:text-box>
            <text:p text:style-name="P2"><text:span text:style-name="T15">97</text:span></text:p>
          </draw:text-box>
        </draw:frame>
        <draw:custom-shape draw:style-name="gr19" draw:text-style-name="P1" draw:layer="layout" svg:width="0.305cm" svg:height="1.905cm" draw:transform="rotate (1.5707963267949) translate (7.143cm 23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9.223cm" svg:y="23.917cm">
          <draw:text-box>
            <text:p text:style-name="P2"><text:span text:style-name="T15">98</text:span></text:p>
          </draw:text-box>
        </draw:frame>
        <draw:custom-shape draw:style-name="gr19" draw:text-style-name="P1" draw:layer="layout" svg:width="0.305cm" svg:height="1.905cm" draw:transform="rotate (1.5707963267949) translate (9.048cm 23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1.128cm" svg:y="23.917cm">
          <draw:text-box>
            <text:p text:style-name="P2"><text:span text:style-name="T15">99</text:span></text:p>
          </draw:text-box>
        </draw:frame>
        <draw:custom-shape draw:style-name="gr19" draw:text-style-name="P1" draw:layer="layout" svg:width="0.305cm" svg:height="1.905cm" draw:transform="rotate (1.5707963267949) translate (10.953cm 23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1" draw:text-style-name="P11" draw:layer="layout" svg:width="7.649cm" svg:height="1.27cm" svg:x="12.87cm" svg:y="15.946cm">
          <text:p text:style-name="P2"><text:span text:style-name="T14">Unu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7.62cm" svg:height="1.27cm" svg:x="5.251cm" svg:y="21.747cm">
          <text:p text:style-name="P2"><text:span text:style-name="T14">Unused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5.241cm" svg:height="1.27cm" svg:x="5.251cm" svg:y="18.846cm">
          <text:p text:style-name="P2"><text:span text:style-name="T14">Unus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905cm" svg:height="1.27cm" svg:x="12.871cm" svg:y="21.747cm">
          <text:p text:style-name="P2"><text:span text:style-name="T16">Page 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1cm" svg:height="1.27cm" svg:x="14.759cm" svg:y="21.747cm">
          <text:p text:style-name="P2"><text:span text:style-name="T14">Free off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96cm" svg:height="1.27cm" svg:x="18.585cm" svg:y="21.747cm">
          <text:p text:style-name="P2"><text:span text:style-name="T14"># ce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3.81cm" svg:height="1.27cm" svg:x="22.981cm" svg:y="21.747cm">
          <text:p text:style-name="P2"><text:span text:style-name="T14">Cell offset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632cm" svg:height="0.764cm" svg:x="13.033cm" svg:y="23.917cm">
          <draw:text-box>
            <text:p text:style-name="P2"><text:span text:style-name="T15">100</text:span></text:p>
          </draw:text-box>
        </draw:frame>
        <draw:custom-shape draw:style-name="gr20" draw:text-style-name="P13" draw:layer="layout" svg:width="1.905cm" svg:height="1.27cm" svg:x="26.773cm" svg:y="21.747cm">
          <text:p text:style-name="P2"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12.858cm 23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4.934cm" svg:y="23.918cm">
          <draw:text-box>
            <text:p text:style-name="P2"><text:span text:style-name="T15">101</text:span></text:p>
          </draw:text-box>
        </draw:frame>
        <draw:custom-shape draw:style-name="gr19" draw:text-style-name="P1" draw:layer="layout" svg:width="0.305cm" svg:height="1.905cm" draw:transform="rotate (1.5707963267949) translate (14.759cm 23.3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6.835cm" svg:y="23.919cm">
          <draw:text-box>
            <text:p text:style-name="P2"><text:span text:style-name="T15">102</text:span></text:p>
          </draw:text-box>
        </draw:frame>
        <draw:custom-shape draw:style-name="gr19" draw:text-style-name="P1" draw:layer="layout" svg:width="0.305cm" svg:height="1.905cm" draw:transform="rotate (1.5707963267949) translate (16.66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18.735cm" svg:y="23.919cm">
          <draw:text-box>
            <text:p text:style-name="P2"><text:span text:style-name="T15">103</text:span></text:p>
          </draw:text-box>
        </draw:frame>
        <draw:custom-shape draw:style-name="gr19" draw:text-style-name="P1" draw:layer="layout" svg:width="0.305cm" svg:height="1.905cm" draw:transform="rotate (1.5707963267949) translate (18.56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1.235cm" svg:y="23.919cm">
          <draw:text-box>
            <text:p text:style-name="P2"><text:span text:style-name="T15">104</text:span></text:p>
          </draw:text-box>
        </draw:frame>
        <draw:custom-shape draw:style-name="gr19" draw:text-style-name="P1" draw:layer="layout" svg:width="0.305cm" svg:height="1.905cm" draw:transform="rotate (1.5707963267949) translate (21.06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3.135cm" svg:y="23.919cm">
          <draw:text-box>
            <text:p text:style-name="P2"><text:span text:style-name="T15">105</text:span></text:p>
          </draw:text-box>
        </draw:frame>
        <draw:custom-shape draw:style-name="gr19" draw:text-style-name="P1" draw:layer="layout" svg:width="0.305cm" svg:height="1.905cm" draw:transform="rotate (1.5707963267949) translate (22.96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5.035cm" svg:y="23.919cm">
          <draw:text-box>
            <text:p text:style-name="P2"><text:span text:style-name="T15">106</text:span></text:p>
          </draw:text-box>
        </draw:frame>
        <draw:custom-shape draw:style-name="gr19" draw:text-style-name="P1" draw:layer="layout" svg:width="0.305cm" svg:height="1.905cm" draw:transform="rotate (1.5707963267949) translate (24.86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12" draw:layer="layout" svg:width="1.632cm" svg:height="0.764cm" svg:x="26.935cm" svg:y="23.919cm">
          <draw:text-box>
            <text:p text:style-name="P2"><text:span text:style-name="T15">107</text:span></text:p>
          </draw:text-box>
        </draw:frame>
        <draw:custom-shape draw:style-name="gr19" draw:text-style-name="P1" draw:layer="layout" svg:width="0.305cm" svg:height="1.905cm" draw:transform="rotate (1.5707963267949) translate (26.76cm 23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0" draw:layer="layout" svg:width="7.611cm" svg:height="1.27cm" svg:x="28.678cm" svg:y="21.747cm">
          <text:p text:style-name="P2"><text:span text:style-name="T14">Cell offset array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4.807cm" svg:height="0.776cm" svg:x="30.139cm" svg:y="23.003cm">
          <draw:text-box>
            <text:p text:style-name="P2"><text:span text:style-name="T1">(2 * # cells) bytes</text:span></text:p>
          </draw:text-box>
        </draw:frame>
        <draw:frame draw:style-name="gr18" draw:text-style-name="P8" draw:layer="layout" svg:width="1.632cm" svg:height="0.895cm" svg:x="3.005cm" svg:y="4.345cm">
          <draw:text-box>
            <text:p text:style-name="P2"><text:span text:style-name="T12">0000 </text:span></text:p>
          </draw:text-box>
        </draw:frame>
        <draw:frame draw:style-name="gr18" draw:text-style-name="P8" draw:layer="layout" svg:width="1.632cm" svg:height="0.895cm" svg:x="3.005cm" svg:y="7.346cm">
          <draw:text-box>
            <text:p text:style-name="P2"><text:span text:style-name="T12">0010 </text:span></text:p>
          </draw:text-box>
        </draw:frame>
        <draw:frame draw:style-name="gr18" draw:text-style-name="P8" draw:layer="layout" svg:width="1.632cm" svg:height="0.895cm" svg:x="3.005cm" svg:y="10.147cm">
          <draw:text-box>
            <text:p text:style-name="P2"><text:span text:style-name="T12">0020 </text:span></text:p>
          </draw:text-box>
        </draw:frame>
        <draw:frame draw:style-name="gr18" draw:text-style-name="P8" draw:layer="layout" svg:width="1.632cm" svg:height="0.895cm" svg:x="3.005cm" svg:y="13.048cm">
          <draw:text-box>
            <text:p text:style-name="P2"><text:span text:style-name="T12">0030 </text:span></text:p>
          </draw:text-box>
        </draw:frame>
        <draw:frame draw:style-name="gr18" draw:text-style-name="P8" draw:layer="layout" svg:width="1.632cm" svg:height="0.895cm" svg:x="3.005cm" svg:y="16.249cm">
          <draw:text-box>
            <text:p text:style-name="P2"><text:span text:style-name="T12">0040 </text:span></text:p>
          </draw:text-box>
        </draw:frame>
        <draw:frame draw:style-name="gr18" draw:text-style-name="P8" draw:layer="layout" svg:width="1.632cm" svg:height="0.895cm" svg:x="3.005cm" svg:y="19.05cm">
          <draw:text-box>
            <text:p text:style-name="P2"><text:span text:style-name="T12">0050 </text:span></text:p>
          </draw:text-box>
        </draw:frame>
        <draw:frame draw:style-name="gr18" draw:text-style-name="P8" draw:layer="layout" svg:width="1.632cm" svg:height="0.895cm" svg:x="3.005cm" svg:y="21.951cm">
          <draw:text-box>
            <text:p text:style-name="P2"><text:span text:style-name="T12">0060 </text:span></text:p>
          </draw:text-box>
        </draw:frame>
        <draw:custom-shape draw:style-name="gr21" draw:text-style-name="P11" draw:layer="layout" svg:width="15.228cm" svg:height="1.27cm" svg:x="21.091cm" svg:y="15.946cm">
          <text:p text:style-name="P2"><text:span text:style-name="T14">Unu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15.241cm" svg:height="1.27cm" svg:x="21.092cm" svg:y="18.846cm">
          <text:p text:style-name="P2"><text:span text:style-name="T14">Unused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.632cm" svg:height="0.764cm" svg:x="5.412cm" svg:y="6.115cm">
          <draw:text-box>
            <text:p text:style-name="P2"><text:span text:style-name="T15">0</text:span></text:p>
          </draw:text-box>
        </draw:frame>
        <draw:frame draw:style-name="gr5" draw:text-style-name="P12" draw:layer="layout" svg:width="1.632cm" svg:height="0.764cm" svg:x="7.318cm" svg:y="6.116cm">
          <draw:text-box>
            <text:p text:style-name="P2"><text:span text:style-name="T15">1</text:span></text:p>
          </draw:text-box>
        </draw:frame>
        <draw:frame draw:style-name="gr5" draw:text-style-name="P12" draw:layer="layout" svg:width="1.632cm" svg:height="0.764cm" svg:x="9.223cm" svg:y="6.116cm">
          <draw:text-box>
            <text:p text:style-name="P2"><text:span text:style-name="T15">2</text:span></text:p>
          </draw:text-box>
        </draw:frame>
        <draw:frame draw:style-name="gr5" draw:text-style-name="P12" draw:layer="layout" svg:width="1.632cm" svg:height="0.764cm" svg:x="11.128cm" svg:y="6.116cm">
          <draw:text-box>
            <text:p text:style-name="P2"><text:span text:style-name="T15">3</text:span></text:p>
          </draw:text-box>
        </draw:frame>
        <draw:frame draw:style-name="gr5" draw:text-style-name="P12" draw:layer="layout" svg:width="1.632cm" svg:height="0.764cm" svg:x="13.033cm" svg:y="6.116cm">
          <draw:text-box>
            <text:p text:style-name="P2"><text:span text:style-name="T15">4</text:span></text:p>
          </draw:text-box>
        </draw:frame>
        <draw:frame draw:style-name="gr5" draw:text-style-name="P12" draw:layer="layout" svg:width="1.632cm" svg:height="0.764cm" svg:x="14.938cm" svg:y="6.116cm">
          <draw:text-box>
            <text:p text:style-name="P2"><text:span text:style-name="T15">5</text:span></text:p>
          </draw:text-box>
        </draw:frame>
        <draw:frame draw:style-name="gr5" draw:text-style-name="P12" draw:layer="layout" svg:width="1.632cm" svg:height="0.764cm" svg:x="16.844cm" svg:y="6.117cm">
          <draw:text-box>
            <text:p text:style-name="P2"><text:span text:style-name="T15">6</text:span></text:p>
          </draw:text-box>
        </draw:frame>
        <draw:frame draw:style-name="gr5" draw:text-style-name="P12" draw:layer="layout" svg:width="1.632cm" svg:height="0.764cm" svg:x="18.749cm" svg:y="6.117cm">
          <draw:text-box>
            <text:p text:style-name="P2"><text:span text:style-name="T15">7</text:span></text:p>
          </draw:text-box>
        </draw:frame>
        <draw:frame draw:style-name="gr5" draw:text-style-name="P12" draw:layer="layout" svg:width="1.632cm" svg:height="0.764cm" svg:x="21.254cm" svg:y="6.117cm">
          <draw:text-box>
            <text:p text:style-name="P2"><text:span text:style-name="T15">8</text:span></text:p>
          </draw:text-box>
        </draw:frame>
        <draw:frame draw:style-name="gr5" draw:text-style-name="P12" draw:layer="layout" svg:width="1.632cm" svg:height="0.764cm" svg:x="23.159cm" svg:y="6.117cm">
          <draw:text-box>
            <text:p text:style-name="P2"><text:span text:style-name="T15">9</text:span></text:p>
          </draw:text-box>
        </draw:frame>
        <draw:frame draw:style-name="gr5" draw:text-style-name="P12" draw:layer="layout" svg:width="1.632cm" svg:height="0.764cm" svg:x="25.064cm" svg:y="6.117cm">
          <draw:text-box>
            <text:p text:style-name="P2"><text:span text:style-name="T15">10</text:span></text:p>
          </draw:text-box>
        </draw:frame>
        <draw:frame draw:style-name="gr5" draw:text-style-name="P12" draw:layer="layout" svg:width="1.632cm" svg:height="0.764cm" svg:x="26.969cm" svg:y="6.117cm">
          <draw:text-box>
            <text:p text:style-name="P2"><text:span text:style-name="T15">11</text:span></text:p>
          </draw:text-box>
        </draw:frame>
        <draw:frame draw:style-name="gr5" draw:text-style-name="P12" draw:layer="layout" svg:width="1.632cm" svg:height="0.764cm" svg:x="28.874cm" svg:y="6.117cm">
          <draw:text-box>
            <text:p text:style-name="P2"><text:span text:style-name="T15">12</text:span></text:p>
          </draw:text-box>
        </draw:frame>
        <draw:frame draw:style-name="gr5" draw:text-style-name="P12" draw:layer="layout" svg:width="1.632cm" svg:height="0.764cm" svg:x="30.779cm" svg:y="6.117cm">
          <draw:text-box>
            <text:p text:style-name="P2"><text:span text:style-name="T15">13</text:span></text:p>
          </draw:text-box>
        </draw:frame>
        <draw:frame draw:style-name="gr5" draw:text-style-name="P12" draw:layer="layout" svg:width="1.632cm" svg:height="0.764cm" svg:x="32.684cm" svg:y="6.117cm">
          <draw:text-box>
            <text:p text:style-name="P2"><text:span text:style-name="T15">14</text:span></text:p>
          </draw:text-box>
        </draw:frame>
        <draw:frame draw:style-name="gr5" draw:text-style-name="P12" draw:layer="layout" svg:width="1.632cm" svg:height="0.764cm" svg:x="34.59cm" svg:y="6.118cm">
          <draw:text-box>
            <text:p text:style-name="P2"><text:span text:style-name="T15">15</text:span></text:p>
          </draw:text-box>
        </draw:frame>
        <draw:frame draw:style-name="gr5" draw:text-style-name="P12" draw:layer="layout" svg:width="1.632cm" svg:height="0.764cm" svg:x="5.413cm" svg:y="9.015cm">
          <draw:text-box>
            <text:p text:style-name="P2"><text:span text:style-name="T15">16</text:span></text:p>
          </draw:text-box>
        </draw:frame>
        <draw:frame draw:style-name="gr5" draw:text-style-name="P12" draw:layer="layout" svg:width="1.632cm" svg:height="0.764cm" svg:x="7.319cm" svg:y="9.016cm">
          <draw:text-box>
            <text:p text:style-name="P2"><text:span text:style-name="T15">17</text:span></text:p>
          </draw:text-box>
        </draw:frame>
        <draw:frame draw:style-name="gr5" draw:text-style-name="P12" draw:layer="layout" svg:width="1.632cm" svg:height="0.764cm" svg:x="9.224cm" svg:y="9.016cm">
          <draw:text-box>
            <text:p text:style-name="P2"><text:span text:style-name="T15">18</text:span></text:p>
          </draw:text-box>
        </draw:frame>
        <draw:frame draw:style-name="gr5" draw:text-style-name="P12" draw:layer="layout" svg:width="1.632cm" svg:height="0.764cm" svg:x="11.129cm" svg:y="9.016cm">
          <draw:text-box>
            <text:p text:style-name="P2"><text:span text:style-name="T15">19</text:span></text:p>
          </draw:text-box>
        </draw:frame>
        <draw:frame draw:style-name="gr5" draw:text-style-name="P12" draw:layer="layout" svg:width="1.632cm" svg:height="0.764cm" svg:x="13.034cm" svg:y="9.016cm">
          <draw:text-box>
            <text:p text:style-name="P2"><text:span text:style-name="T15">20</text:span></text:p>
          </draw:text-box>
        </draw:frame>
        <draw:frame draw:style-name="gr5" draw:text-style-name="P12" draw:layer="layout" svg:width="1.632cm" svg:height="0.764cm" svg:x="14.939cm" svg:y="9.016cm">
          <draw:text-box>
            <text:p text:style-name="P2"><text:span text:style-name="T15">21</text:span></text:p>
          </draw:text-box>
        </draw:frame>
        <draw:frame draw:style-name="gr5" draw:text-style-name="P12" draw:layer="layout" svg:width="1.632cm" svg:height="0.764cm" svg:x="16.845cm" svg:y="9.017cm">
          <draw:text-box>
            <text:p text:style-name="P2"><text:span text:style-name="T15">22</text:span></text:p>
          </draw:text-box>
        </draw:frame>
        <draw:frame draw:style-name="gr5" draw:text-style-name="P12" draw:layer="layout" svg:width="1.632cm" svg:height="0.764cm" svg:x="18.75cm" svg:y="9.017cm">
          <draw:text-box>
            <text:p text:style-name="P2"><text:span text:style-name="T15">23</text:span></text:p>
          </draw:text-box>
        </draw:frame>
        <draw:frame draw:style-name="gr5" draw:text-style-name="P12" draw:layer="layout" svg:width="1.632cm" svg:height="0.764cm" svg:x="21.255cm" svg:y="9.017cm">
          <draw:text-box>
            <text:p text:style-name="P2"><text:span text:style-name="T15">24</text:span></text:p>
          </draw:text-box>
        </draw:frame>
        <draw:frame draw:style-name="gr5" draw:text-style-name="P12" draw:layer="layout" svg:width="1.632cm" svg:height="0.764cm" svg:x="23.16cm" svg:y="9.017cm">
          <draw:text-box>
            <text:p text:style-name="P2"><text:span text:style-name="T15">25</text:span></text:p>
          </draw:text-box>
        </draw:frame>
        <draw:frame draw:style-name="gr5" draw:text-style-name="P12" draw:layer="layout" svg:width="1.632cm" svg:height="0.764cm" svg:x="25.065cm" svg:y="9.017cm">
          <draw:text-box>
            <text:p text:style-name="P2"><text:span text:style-name="T15">26</text:span></text:p>
          </draw:text-box>
        </draw:frame>
        <draw:frame draw:style-name="gr5" draw:text-style-name="P12" draw:layer="layout" svg:width="1.632cm" svg:height="0.764cm" svg:x="26.97cm" svg:y="9.017cm">
          <draw:text-box>
            <text:p text:style-name="P2"><text:span text:style-name="T15">27</text:span></text:p>
          </draw:text-box>
        </draw:frame>
        <draw:frame draw:style-name="gr5" draw:text-style-name="P12" draw:layer="layout" svg:width="1.632cm" svg:height="0.764cm" svg:x="28.875cm" svg:y="9.017cm">
          <draw:text-box>
            <text:p text:style-name="P2"><text:span text:style-name="T15">28</text:span></text:p>
          </draw:text-box>
        </draw:frame>
        <draw:frame draw:style-name="gr5" draw:text-style-name="P12" draw:layer="layout" svg:width="1.632cm" svg:height="0.764cm" svg:x="30.78cm" svg:y="9.017cm">
          <draw:text-box>
            <text:p text:style-name="P2"><text:span text:style-name="T15">29</text:span></text:p>
          </draw:text-box>
        </draw:frame>
        <draw:frame draw:style-name="gr5" draw:text-style-name="P12" draw:layer="layout" svg:width="1.632cm" svg:height="0.764cm" svg:x="32.685cm" svg:y="9.017cm">
          <draw:text-box>
            <text:p text:style-name="P2"><text:span text:style-name="T15">30</text:span></text:p>
          </draw:text-box>
        </draw:frame>
        <draw:frame draw:style-name="gr5" draw:text-style-name="P12" draw:layer="layout" svg:width="1.632cm" svg:height="0.764cm" svg:x="34.591cm" svg:y="9.018cm">
          <draw:text-box>
            <text:p text:style-name="P2"><text:span text:style-name="T15">31</text:span></text:p>
          </draw:text-box>
        </draw:frame>
        <draw:frame draw:style-name="gr5" draw:text-style-name="P12" draw:layer="layout" svg:width="1.632cm" svg:height="0.764cm" svg:x="5.412cm" svg:y="12.015cm">
          <draw:text-box>
            <text:p text:style-name="P2"><text:span text:style-name="T15">32</text:span></text:p>
          </draw:text-box>
        </draw:frame>
        <draw:frame draw:style-name="gr5" draw:text-style-name="P12" draw:layer="layout" svg:width="1.632cm" svg:height="0.764cm" svg:x="7.318cm" svg:y="12.016cm">
          <draw:text-box>
            <text:p text:style-name="P2"><text:span text:style-name="T15">33</text:span></text:p>
          </draw:text-box>
        </draw:frame>
        <draw:frame draw:style-name="gr5" draw:text-style-name="P12" draw:layer="layout" svg:width="1.632cm" svg:height="0.764cm" svg:x="9.223cm" svg:y="12.016cm">
          <draw:text-box>
            <text:p text:style-name="P2"><text:span text:style-name="T15">34</text:span></text:p>
          </draw:text-box>
        </draw:frame>
        <draw:frame draw:style-name="gr5" draw:text-style-name="P12" draw:layer="layout" svg:width="1.632cm" svg:height="0.764cm" svg:x="11.128cm" svg:y="12.016cm">
          <draw:text-box>
            <text:p text:style-name="P2"><text:span text:style-name="T15">35</text:span></text:p>
          </draw:text-box>
        </draw:frame>
        <draw:frame draw:style-name="gr5" draw:text-style-name="P12" draw:layer="layout" svg:width="1.632cm" svg:height="0.764cm" svg:x="13.033cm" svg:y="12.016cm">
          <draw:text-box>
            <text:p text:style-name="P2"><text:span text:style-name="T15">36</text:span></text:p>
          </draw:text-box>
        </draw:frame>
        <draw:frame draw:style-name="gr5" draw:text-style-name="P12" draw:layer="layout" svg:width="1.632cm" svg:height="0.764cm" svg:x="14.938cm" svg:y="12.016cm">
          <draw:text-box>
            <text:p text:style-name="P2"><text:span text:style-name="T15">37</text:span></text:p>
          </draw:text-box>
        </draw:frame>
        <draw:frame draw:style-name="gr5" draw:text-style-name="P12" draw:layer="layout" svg:width="1.632cm" svg:height="0.764cm" svg:x="16.844cm" svg:y="12.017cm">
          <draw:text-box>
            <text:p text:style-name="P2"><text:span text:style-name="T15">38</text:span></text:p>
          </draw:text-box>
        </draw:frame>
        <draw:frame draw:style-name="gr5" draw:text-style-name="P12" draw:layer="layout" svg:width="1.632cm" svg:height="0.764cm" svg:x="18.749cm" svg:y="12.017cm">
          <draw:text-box>
            <text:p text:style-name="P2"><text:span text:style-name="T15">39</text:span></text:p>
          </draw:text-box>
        </draw:frame>
        <draw:frame draw:style-name="gr5" draw:text-style-name="P12" draw:layer="layout" svg:width="1.632cm" svg:height="0.764cm" svg:x="21.254cm" svg:y="12.017cm">
          <draw:text-box>
            <text:p text:style-name="P2"><text:span text:style-name="T15">40</text:span></text:p>
          </draw:text-box>
        </draw:frame>
        <draw:frame draw:style-name="gr5" draw:text-style-name="P12" draw:layer="layout" svg:width="1.632cm" svg:height="0.764cm" svg:x="23.159cm" svg:y="12.017cm">
          <draw:text-box>
            <text:p text:style-name="P2"><text:span text:style-name="T15">41</text:span></text:p>
          </draw:text-box>
        </draw:frame>
        <draw:frame draw:style-name="gr5" draw:text-style-name="P12" draw:layer="layout" svg:width="1.632cm" svg:height="0.764cm" svg:x="25.064cm" svg:y="12.017cm">
          <draw:text-box>
            <text:p text:style-name="P2"><text:span text:style-name="T15">42</text:span></text:p>
          </draw:text-box>
        </draw:frame>
        <draw:frame draw:style-name="gr5" draw:text-style-name="P12" draw:layer="layout" svg:width="1.632cm" svg:height="0.764cm" svg:x="26.969cm" svg:y="12.017cm">
          <draw:text-box>
            <text:p text:style-name="P2"><text:span text:style-name="T15">43</text:span></text:p>
          </draw:text-box>
        </draw:frame>
        <draw:frame draw:style-name="gr5" draw:text-style-name="P12" draw:layer="layout" svg:width="1.632cm" svg:height="0.764cm" svg:x="28.874cm" svg:y="12.017cm">
          <draw:text-box>
            <text:p text:style-name="P2"><text:span text:style-name="T15">44</text:span></text:p>
          </draw:text-box>
        </draw:frame>
        <draw:frame draw:style-name="gr5" draw:text-style-name="P12" draw:layer="layout" svg:width="1.632cm" svg:height="0.764cm" svg:x="30.779cm" svg:y="12.017cm">
          <draw:text-box>
            <text:p text:style-name="P2"><text:span text:style-name="T15">45</text:span></text:p>
          </draw:text-box>
        </draw:frame>
        <draw:frame draw:style-name="gr5" draw:text-style-name="P12" draw:layer="layout" svg:width="1.632cm" svg:height="0.764cm" svg:x="32.684cm" svg:y="12.017cm">
          <draw:text-box>
            <text:p text:style-name="P2"><text:span text:style-name="T15">46</text:span></text:p>
          </draw:text-box>
        </draw:frame>
        <draw:frame draw:style-name="gr5" draw:text-style-name="P12" draw:layer="layout" svg:width="1.632cm" svg:height="0.764cm" svg:x="34.59cm" svg:y="12.018cm">
          <draw:text-box>
            <text:p text:style-name="P2"><text:span text:style-name="T15">47</text:span></text:p>
          </draw:text-box>
        </draw:frame>
        <draw:frame draw:style-name="gr5" draw:text-style-name="P12" draw:layer="layout" svg:width="1.632cm" svg:height="0.764cm" svg:x="5.413cm" svg:y="14.815cm">
          <draw:text-box>
            <text:p text:style-name="P2"><text:span text:style-name="T15">48</text:span></text:p>
          </draw:text-box>
        </draw:frame>
        <draw:frame draw:style-name="gr5" draw:text-style-name="P12" draw:layer="layout" svg:width="1.632cm" svg:height="0.764cm" svg:x="7.319cm" svg:y="14.816cm">
          <draw:text-box>
            <text:p text:style-name="P2"><text:span text:style-name="T15">49</text:span></text:p>
          </draw:text-box>
        </draw:frame>
        <draw:frame draw:style-name="gr5" draw:text-style-name="P12" draw:layer="layout" svg:width="1.632cm" svg:height="0.764cm" svg:x="9.224cm" svg:y="14.816cm">
          <draw:text-box>
            <text:p text:style-name="P2"><text:span text:style-name="T15">50</text:span></text:p>
          </draw:text-box>
        </draw:frame>
        <draw:frame draw:style-name="gr5" draw:text-style-name="P12" draw:layer="layout" svg:width="1.632cm" svg:height="0.764cm" svg:x="11.129cm" svg:y="14.816cm">
          <draw:text-box>
            <text:p text:style-name="P2"><text:span text:style-name="T15">51</text:span></text:p>
          </draw:text-box>
        </draw:frame>
        <draw:frame draw:style-name="gr5" draw:text-style-name="P12" draw:layer="layout" svg:width="1.632cm" svg:height="0.764cm" svg:x="13.034cm" svg:y="14.816cm">
          <draw:text-box>
            <text:p text:style-name="P2"><text:span text:style-name="T15">52</text:span></text:p>
          </draw:text-box>
        </draw:frame>
        <draw:frame draw:style-name="gr5" draw:text-style-name="P12" draw:layer="layout" svg:width="1.632cm" svg:height="0.764cm" svg:x="14.939cm" svg:y="14.816cm">
          <draw:text-box>
            <text:p text:style-name="P2"><text:span text:style-name="T15">53</text:span></text:p>
          </draw:text-box>
        </draw:frame>
        <draw:frame draw:style-name="gr5" draw:text-style-name="P12" draw:layer="layout" svg:width="1.632cm" svg:height="0.764cm" svg:x="16.845cm" svg:y="14.817cm">
          <draw:text-box>
            <text:p text:style-name="P2"><text:span text:style-name="T15">54</text:span></text:p>
          </draw:text-box>
        </draw:frame>
        <draw:frame draw:style-name="gr5" draw:text-style-name="P12" draw:layer="layout" svg:width="1.632cm" svg:height="0.764cm" svg:x="18.75cm" svg:y="14.817cm">
          <draw:text-box>
            <text:p text:style-name="P2"><text:span text:style-name="T15">55</text:span></text:p>
          </draw:text-box>
        </draw:frame>
        <draw:frame draw:style-name="gr5" draw:text-style-name="P12" draw:layer="layout" svg:width="1.632cm" svg:height="0.764cm" svg:x="21.255cm" svg:y="14.817cm">
          <draw:text-box>
            <text:p text:style-name="P2"><text:span text:style-name="T15">56</text:span></text:p>
          </draw:text-box>
        </draw:frame>
        <draw:frame draw:style-name="gr5" draw:text-style-name="P12" draw:layer="layout" svg:width="1.632cm" svg:height="0.764cm" svg:x="23.16cm" svg:y="14.817cm">
          <draw:text-box>
            <text:p text:style-name="P2"><text:span text:style-name="T15">57</text:span></text:p>
          </draw:text-box>
        </draw:frame>
        <draw:frame draw:style-name="gr5" draw:text-style-name="P12" draw:layer="layout" svg:width="1.632cm" svg:height="0.764cm" svg:x="25.065cm" svg:y="14.817cm">
          <draw:text-box>
            <text:p text:style-name="P2"><text:span text:style-name="T15">58</text:span></text:p>
          </draw:text-box>
        </draw:frame>
        <draw:frame draw:style-name="gr5" draw:text-style-name="P12" draw:layer="layout" svg:width="1.632cm" svg:height="0.764cm" svg:x="26.97cm" svg:y="14.817cm">
          <draw:text-box>
            <text:p text:style-name="P2"><text:span text:style-name="T15">59</text:span></text:p>
          </draw:text-box>
        </draw:frame>
        <draw:frame draw:style-name="gr5" draw:text-style-name="P12" draw:layer="layout" svg:width="1.632cm" svg:height="0.764cm" svg:x="28.875cm" svg:y="14.817cm">
          <draw:text-box>
            <text:p text:style-name="P2"><text:span text:style-name="T15">60</text:span></text:p>
          </draw:text-box>
        </draw:frame>
        <draw:frame draw:style-name="gr5" draw:text-style-name="P12" draw:layer="layout" svg:width="1.632cm" svg:height="0.764cm" svg:x="30.78cm" svg:y="14.817cm">
          <draw:text-box>
            <text:p text:style-name="P2"><text:span text:style-name="T15">61</text:span></text:p>
          </draw:text-box>
        </draw:frame>
        <draw:frame draw:style-name="gr5" draw:text-style-name="P12" draw:layer="layout" svg:width="1.632cm" svg:height="0.764cm" svg:x="32.685cm" svg:y="14.817cm">
          <draw:text-box>
            <text:p text:style-name="P2"><text:span text:style-name="T15">62</text:span></text:p>
          </draw:text-box>
        </draw:frame>
        <draw:frame draw:style-name="gr5" draw:text-style-name="P12" draw:layer="layout" svg:width="1.632cm" svg:height="0.764cm" svg:x="34.591cm" svg:y="14.818cm">
          <draw:text-box>
            <text:p text:style-name="P2"><text:span text:style-name="T15">63</text:span></text:p>
          </draw:text-box>
        </draw:frame>
        <draw:frame draw:style-name="gr18" draw:text-style-name="P8" draw:layer="layout" svg:width="1.632cm" svg:height="0.895cm" svg:x="5.413cm" svg:y="11.215cm">
          <draw:text-box>
            <text:p text:style-name="P2"><text:span text:style-name="T12">20</text:span></text:p>
          </draw:text-box>
        </draw:frame>
        <draw:frame draw:style-name="gr18" draw:text-style-name="P8" draw:layer="layout" svg:width="1.632cm" svg:height="0.895cm" svg:x="7.319cm" svg:y="11.216cm">
          <draw:text-box>
            <text:p text:style-name="P2"><text:span text:style-name="T12">21</text:span></text:p>
          </draw:text-box>
        </draw:frame>
        <draw:frame draw:style-name="gr18" draw:text-style-name="P8" draw:layer="layout" svg:width="1.632cm" svg:height="0.895cm" svg:x="9.224cm" svg:y="11.216cm">
          <draw:text-box>
            <text:p text:style-name="P2"><text:span text:style-name="T12">22</text:span></text:p>
          </draw:text-box>
        </draw:frame>
        <draw:frame draw:style-name="gr18" draw:text-style-name="P8" draw:layer="layout" svg:width="1.632cm" svg:height="0.895cm" svg:x="11.129cm" svg:y="11.216cm">
          <draw:text-box>
            <text:p text:style-name="P2"><text:span text:style-name="T12">23</text:span></text:p>
          </draw:text-box>
        </draw:frame>
        <draw:frame draw:style-name="gr18" draw:text-style-name="P8" draw:layer="layout" svg:width="1.632cm" svg:height="0.895cm" svg:x="13.034cm" svg:y="11.216cm">
          <draw:text-box>
            <text:p text:style-name="P2"><text:span text:style-name="T12">24</text:span></text:p>
          </draw:text-box>
        </draw:frame>
        <draw:frame draw:style-name="gr18" draw:text-style-name="P8" draw:layer="layout" svg:width="1.632cm" svg:height="0.895cm" svg:x="14.939cm" svg:y="11.216cm">
          <draw:text-box>
            <text:p text:style-name="P2"><text:span text:style-name="T12">25</text:span></text:p>
          </draw:text-box>
        </draw:frame>
        <draw:frame draw:style-name="gr18" draw:text-style-name="P8" draw:layer="layout" svg:width="1.632cm" svg:height="0.895cm" svg:x="16.845cm" svg:y="11.217cm">
          <draw:text-box>
            <text:p text:style-name="P2"><text:span text:style-name="T12">26</text:span></text:p>
          </draw:text-box>
        </draw:frame>
        <draw:frame draw:style-name="gr18" draw:text-style-name="P8" draw:layer="layout" svg:width="1.632cm" svg:height="0.895cm" svg:x="18.75cm" svg:y="11.217cm">
          <draw:text-box>
            <text:p text:style-name="P2"><text:span text:style-name="T12">27</text:span></text:p>
          </draw:text-box>
        </draw:frame>
        <draw:frame draw:style-name="gr18" draw:text-style-name="P8" draw:layer="layout" svg:width="1.632cm" svg:height="0.895cm" svg:x="21.255cm" svg:y="11.217cm">
          <draw:text-box>
            <text:p text:style-name="P2"><text:span text:style-name="T12">28</text:span></text:p>
          </draw:text-box>
        </draw:frame>
        <draw:frame draw:style-name="gr18" draw:text-style-name="P8" draw:layer="layout" svg:width="1.632cm" svg:height="0.895cm" svg:x="23.16cm" svg:y="11.217cm">
          <draw:text-box>
            <text:p text:style-name="P2"><text:span text:style-name="T12">29</text:span></text:p>
          </draw:text-box>
        </draw:frame>
        <draw:frame draw:style-name="gr18" draw:text-style-name="P8" draw:layer="layout" svg:width="1.632cm" svg:height="0.895cm" svg:x="25.065cm" svg:y="11.217cm">
          <draw:text-box>
            <text:p text:style-name="P2"><text:span text:style-name="T12">2A</text:span></text:p>
          </draw:text-box>
        </draw:frame>
        <draw:frame draw:style-name="gr18" draw:text-style-name="P8" draw:layer="layout" svg:width="1.632cm" svg:height="0.895cm" svg:x="26.97cm" svg:y="11.217cm">
          <draw:text-box>
            <text:p text:style-name="P2"><text:span text:style-name="T12">2B</text:span></text:p>
          </draw:text-box>
        </draw:frame>
        <draw:frame draw:style-name="gr18" draw:text-style-name="P8" draw:layer="layout" svg:width="1.632cm" svg:height="0.895cm" svg:x="28.875cm" svg:y="11.217cm">
          <draw:text-box>
            <text:p text:style-name="P2"><text:span text:style-name="T12">2C</text:span></text:p>
          </draw:text-box>
        </draw:frame>
        <draw:frame draw:style-name="gr18" draw:text-style-name="P8" draw:layer="layout" svg:width="1.632cm" svg:height="0.895cm" svg:x="30.78cm" svg:y="11.217cm">
          <draw:text-box>
            <text:p text:style-name="P2"><text:span text:style-name="T12">2D</text:span></text:p>
          </draw:text-box>
        </draw:frame>
        <draw:frame draw:style-name="gr18" draw:text-style-name="P8" draw:layer="layout" svg:width="1.632cm" svg:height="0.895cm" svg:x="32.685cm" svg:y="11.217cm">
          <draw:text-box>
            <text:p text:style-name="P2"><text:span text:style-name="T12">2E</text:span></text:p>
          </draw:text-box>
        </draw:frame>
        <draw:frame draw:style-name="gr18" draw:text-style-name="P8" draw:layer="layout" svg:width="1.632cm" svg:height="0.895cm" svg:x="34.591cm" svg:y="11.218cm">
          <draw:text-box>
            <text:p text:style-name="P2"><text:span text:style-name="T12">2F</text:span></text:p>
          </draw:text-box>
        </draw:frame>
        <draw:frame draw:style-name="gr18" draw:text-style-name="P8" draw:layer="layout" svg:width="1.632cm" svg:height="0.895cm" svg:x="5.413cm" svg:y="14.115cm">
          <draw:text-box>
            <text:p text:style-name="P2"><text:span text:style-name="T12">30</text:span></text:p>
          </draw:text-box>
        </draw:frame>
        <draw:frame draw:style-name="gr18" draw:text-style-name="P8" draw:layer="layout" svg:width="1.632cm" svg:height="0.895cm" svg:x="7.319cm" svg:y="14.116cm">
          <draw:text-box>
            <text:p text:style-name="P2"><text:span text:style-name="T12">31</text:span></text:p>
          </draw:text-box>
        </draw:frame>
        <draw:frame draw:style-name="gr18" draw:text-style-name="P8" draw:layer="layout" svg:width="1.632cm" svg:height="0.895cm" svg:x="9.224cm" svg:y="14.116cm">
          <draw:text-box>
            <text:p text:style-name="P2"><text:span text:style-name="T12">32</text:span></text:p>
          </draw:text-box>
        </draw:frame>
        <draw:frame draw:style-name="gr18" draw:text-style-name="P8" draw:layer="layout" svg:width="1.632cm" svg:height="0.895cm" svg:x="11.129cm" svg:y="14.116cm">
          <draw:text-box>
            <text:p text:style-name="P2"><text:span text:style-name="T12">33</text:span></text:p>
          </draw:text-box>
        </draw:frame>
        <draw:frame draw:style-name="gr18" draw:text-style-name="P8" draw:layer="layout" svg:width="1.632cm" svg:height="0.895cm" svg:x="13.034cm" svg:y="14.116cm">
          <draw:text-box>
            <text:p text:style-name="P2"><text:span text:style-name="T12">34</text:span></text:p>
          </draw:text-box>
        </draw:frame>
        <draw:frame draw:style-name="gr18" draw:text-style-name="P8" draw:layer="layout" svg:width="1.632cm" svg:height="0.895cm" svg:x="14.939cm" svg:y="14.116cm">
          <draw:text-box>
            <text:p text:style-name="P2"><text:span text:style-name="T12">35</text:span></text:p>
          </draw:text-box>
        </draw:frame>
        <draw:frame draw:style-name="gr18" draw:text-style-name="P8" draw:layer="layout" svg:width="1.632cm" svg:height="0.895cm" svg:x="16.845cm" svg:y="14.117cm">
          <draw:text-box>
            <text:p text:style-name="P2"><text:span text:style-name="T12">36</text:span></text:p>
          </draw:text-box>
        </draw:frame>
        <draw:frame draw:style-name="gr18" draw:text-style-name="P8" draw:layer="layout" svg:width="1.632cm" svg:height="0.895cm" svg:x="18.75cm" svg:y="14.117cm">
          <draw:text-box>
            <text:p text:style-name="P2"><text:span text:style-name="T12">37</text:span></text:p>
          </draw:text-box>
        </draw:frame>
        <draw:frame draw:style-name="gr18" draw:text-style-name="P8" draw:layer="layout" svg:width="1.632cm" svg:height="0.895cm" svg:x="21.255cm" svg:y="14.117cm">
          <draw:text-box>
            <text:p text:style-name="P2"><text:span text:style-name="T12">38</text:span></text:p>
          </draw:text-box>
        </draw:frame>
        <draw:frame draw:style-name="gr18" draw:text-style-name="P8" draw:layer="layout" svg:width="1.632cm" svg:height="0.895cm" svg:x="23.16cm" svg:y="14.117cm">
          <draw:text-box>
            <text:p text:style-name="P2"><text:span text:style-name="T12">39</text:span></text:p>
          </draw:text-box>
        </draw:frame>
        <draw:frame draw:style-name="gr18" draw:text-style-name="P8" draw:layer="layout" svg:width="1.632cm" svg:height="0.895cm" svg:x="25.065cm" svg:y="14.117cm">
          <draw:text-box>
            <text:p text:style-name="P2"><text:span text:style-name="T12">3A</text:span></text:p>
          </draw:text-box>
        </draw:frame>
        <draw:frame draw:style-name="gr18" draw:text-style-name="P8" draw:layer="layout" svg:width="1.632cm" svg:height="0.895cm" svg:x="26.97cm" svg:y="14.117cm">
          <draw:text-box>
            <text:p text:style-name="P2"><text:span text:style-name="T12">3B</text:span></text:p>
          </draw:text-box>
        </draw:frame>
        <draw:frame draw:style-name="gr18" draw:text-style-name="P8" draw:layer="layout" svg:width="1.632cm" svg:height="0.895cm" svg:x="28.875cm" svg:y="14.117cm">
          <draw:text-box>
            <text:p text:style-name="P2"><text:span text:style-name="T12">3C</text:span></text:p>
          </draw:text-box>
        </draw:frame>
        <draw:frame draw:style-name="gr18" draw:text-style-name="P8" draw:layer="layout" svg:width="1.632cm" svg:height="0.895cm" svg:x="30.78cm" svg:y="14.117cm">
          <draw:text-box>
            <text:p text:style-name="P2"><text:span text:style-name="T12">3D</text:span></text:p>
          </draw:text-box>
        </draw:frame>
        <draw:frame draw:style-name="gr18" draw:text-style-name="P8" draw:layer="layout" svg:width="1.632cm" svg:height="0.895cm" svg:x="32.685cm" svg:y="14.117cm">
          <draw:text-box>
            <text:p text:style-name="P2"><text:span text:style-name="T12">3E</text:span></text:p>
          </draw:text-box>
        </draw:frame>
        <draw:frame draw:style-name="gr18" draw:text-style-name="P8" draw:layer="layout" svg:width="1.632cm" svg:height="0.895cm" svg:x="34.591cm" svg:y="14.118cm">
          <draw:text-box>
            <text:p text:style-name="P2"><text:span text:style-name="T12">3F</text:span></text:p>
          </draw:text-box>
        </draw:frame>
        <draw:frame draw:style-name="gr18" draw:text-style-name="P8" draw:layer="layout" svg:width="1.632cm" svg:height="0.895cm" svg:x="5.413cm" svg:y="17.215cm">
          <draw:text-box>
            <text:p text:style-name="P2"><text:span text:style-name="T12">40</text:span></text:p>
          </draw:text-box>
        </draw:frame>
        <draw:frame draw:style-name="gr18" draw:text-style-name="P8" draw:layer="layout" svg:width="1.632cm" svg:height="0.895cm" svg:x="7.319cm" svg:y="17.216cm">
          <draw:text-box>
            <text:p text:style-name="P2"><text:span text:style-name="T12">41</text:span></text:p>
          </draw:text-box>
        </draw:frame>
        <draw:frame draw:style-name="gr18" draw:text-style-name="P8" draw:layer="layout" svg:width="1.632cm" svg:height="0.895cm" svg:x="9.224cm" svg:y="17.216cm">
          <draw:text-box>
            <text:p text:style-name="P2"><text:span text:style-name="T12">42</text:span></text:p>
          </draw:text-box>
        </draw:frame>
        <draw:frame draw:style-name="gr18" draw:text-style-name="P8" draw:layer="layout" svg:width="1.632cm" svg:height="0.895cm" svg:x="11.129cm" svg:y="17.216cm">
          <draw:text-box>
            <text:p text:style-name="P2"><text:span text:style-name="T12">43</text:span></text:p>
          </draw:text-box>
        </draw:frame>
        <draw:frame draw:style-name="gr18" draw:text-style-name="P8" draw:layer="layout" svg:width="1.632cm" svg:height="0.895cm" svg:x="13.034cm" svg:y="17.216cm">
          <draw:text-box>
            <text:p text:style-name="P2"><text:span text:style-name="T12">44</text:span></text:p>
          </draw:text-box>
        </draw:frame>
        <draw:frame draw:style-name="gr18" draw:text-style-name="P8" draw:layer="layout" svg:width="1.632cm" svg:height="0.895cm" svg:x="14.939cm" svg:y="17.216cm">
          <draw:text-box>
            <text:p text:style-name="P2"><text:span text:style-name="T12">45</text:span></text:p>
          </draw:text-box>
        </draw:frame>
        <draw:frame draw:style-name="gr18" draw:text-style-name="P8" draw:layer="layout" svg:width="1.632cm" svg:height="0.895cm" svg:x="16.845cm" svg:y="17.217cm">
          <draw:text-box>
            <text:p text:style-name="P2"><text:span text:style-name="T12">46</text:span></text:p>
          </draw:text-box>
        </draw:frame>
        <draw:frame draw:style-name="gr18" draw:text-style-name="P8" draw:layer="layout" svg:width="1.632cm" svg:height="0.895cm" svg:x="18.75cm" svg:y="17.217cm">
          <draw:text-box>
            <text:p text:style-name="P2"><text:span text:style-name="T12">47</text:span></text:p>
          </draw:text-box>
        </draw:frame>
        <draw:frame draw:style-name="gr18" draw:text-style-name="P8" draw:layer="layout" svg:width="1.632cm" svg:height="0.895cm" svg:x="21.255cm" svg:y="17.217cm">
          <draw:text-box>
            <text:p text:style-name="P2"><text:span text:style-name="T12">48</text:span></text:p>
          </draw:text-box>
        </draw:frame>
        <draw:frame draw:style-name="gr18" draw:text-style-name="P8" draw:layer="layout" svg:width="1.632cm" svg:height="0.895cm" svg:x="23.16cm" svg:y="17.217cm">
          <draw:text-box>
            <text:p text:style-name="P2"><text:span text:style-name="T12">49</text:span></text:p>
          </draw:text-box>
        </draw:frame>
        <draw:frame draw:style-name="gr18" draw:text-style-name="P8" draw:layer="layout" svg:width="1.632cm" svg:height="0.895cm" svg:x="25.065cm" svg:y="17.217cm">
          <draw:text-box>
            <text:p text:style-name="P2"><text:span text:style-name="T12">4A</text:span></text:p>
          </draw:text-box>
        </draw:frame>
        <draw:frame draw:style-name="gr18" draw:text-style-name="P8" draw:layer="layout" svg:width="1.632cm" svg:height="0.895cm" svg:x="26.97cm" svg:y="17.217cm">
          <draw:text-box>
            <text:p text:style-name="P2"><text:span text:style-name="T12">4B</text:span></text:p>
          </draw:text-box>
        </draw:frame>
        <draw:frame draw:style-name="gr18" draw:text-style-name="P8" draw:layer="layout" svg:width="1.632cm" svg:height="0.895cm" svg:x="28.875cm" svg:y="17.217cm">
          <draw:text-box>
            <text:p text:style-name="P2"><text:span text:style-name="T12">4C</text:span></text:p>
          </draw:text-box>
        </draw:frame>
        <draw:frame draw:style-name="gr18" draw:text-style-name="P8" draw:layer="layout" svg:width="1.632cm" svg:height="0.895cm" svg:x="30.78cm" svg:y="17.217cm">
          <draw:text-box>
            <text:p text:style-name="P2"><text:span text:style-name="T12">4D</text:span></text:p>
          </draw:text-box>
        </draw:frame>
        <draw:frame draw:style-name="gr18" draw:text-style-name="P8" draw:layer="layout" svg:width="1.632cm" svg:height="0.895cm" svg:x="32.685cm" svg:y="17.217cm">
          <draw:text-box>
            <text:p text:style-name="P2"><text:span text:style-name="T12">4E</text:span></text:p>
          </draw:text-box>
        </draw:frame>
        <draw:frame draw:style-name="gr18" draw:text-style-name="P8" draw:layer="layout" svg:width="1.632cm" svg:height="0.895cm" svg:x="34.591cm" svg:y="17.218cm">
          <draw:text-box>
            <text:p text:style-name="P2"><text:span text:style-name="T12">4F</text:span></text:p>
          </draw:text-box>
        </draw:frame>
        <draw:frame draw:style-name="gr18" draw:text-style-name="P8" draw:layer="layout" svg:width="1.632cm" svg:height="0.895cm" svg:x="5.413cm" svg:y="20.215cm">
          <draw:text-box>
            <text:p text:style-name="P2"><text:span text:style-name="T12">50</text:span></text:p>
          </draw:text-box>
        </draw:frame>
        <draw:frame draw:style-name="gr18" draw:text-style-name="P8" draw:layer="layout" svg:width="1.632cm" svg:height="0.895cm" svg:x="7.319cm" svg:y="20.216cm">
          <draw:text-box>
            <text:p text:style-name="P2"><text:span text:style-name="T12">51</text:span></text:p>
          </draw:text-box>
        </draw:frame>
        <draw:frame draw:style-name="gr18" draw:text-style-name="P8" draw:layer="layout" svg:width="1.632cm" svg:height="0.895cm" svg:x="9.224cm" svg:y="20.216cm">
          <draw:text-box>
            <text:p text:style-name="P2"><text:span text:style-name="T12">52</text:span></text:p>
          </draw:text-box>
        </draw:frame>
        <draw:frame draw:style-name="gr18" draw:text-style-name="P8" draw:layer="layout" svg:width="1.632cm" svg:height="0.895cm" svg:x="11.129cm" svg:y="20.216cm">
          <draw:text-box>
            <text:p text:style-name="P2"><text:span text:style-name="T12">53</text:span></text:p>
          </draw:text-box>
        </draw:frame>
        <draw:frame draw:style-name="gr18" draw:text-style-name="P8" draw:layer="layout" svg:width="1.632cm" svg:height="0.895cm" svg:x="13.034cm" svg:y="20.216cm">
          <draw:text-box>
            <text:p text:style-name="P2"><text:span text:style-name="T12">54</text:span></text:p>
          </draw:text-box>
        </draw:frame>
        <draw:frame draw:style-name="gr18" draw:text-style-name="P8" draw:layer="layout" svg:width="1.632cm" svg:height="0.895cm" svg:x="14.939cm" svg:y="20.216cm">
          <draw:text-box>
            <text:p text:style-name="P2"><text:span text:style-name="T12">55</text:span></text:p>
          </draw:text-box>
        </draw:frame>
        <draw:frame draw:style-name="gr18" draw:text-style-name="P8" draw:layer="layout" svg:width="1.632cm" svg:height="0.895cm" svg:x="16.845cm" svg:y="20.217cm">
          <draw:text-box>
            <text:p text:style-name="P2"><text:span text:style-name="T12">56</text:span></text:p>
          </draw:text-box>
        </draw:frame>
        <draw:frame draw:style-name="gr18" draw:text-style-name="P8" draw:layer="layout" svg:width="1.632cm" svg:height="0.895cm" svg:x="18.75cm" svg:y="20.217cm">
          <draw:text-box>
            <text:p text:style-name="P2"><text:span text:style-name="T12">57</text:span></text:p>
          </draw:text-box>
        </draw:frame>
        <draw:frame draw:style-name="gr18" draw:text-style-name="P8" draw:layer="layout" svg:width="1.632cm" svg:height="0.895cm" svg:x="21.255cm" svg:y="20.217cm">
          <draw:text-box>
            <text:p text:style-name="P2"><text:span text:style-name="T12">58</text:span></text:p>
          </draw:text-box>
        </draw:frame>
        <draw:frame draw:style-name="gr18" draw:text-style-name="P8" draw:layer="layout" svg:width="1.632cm" svg:height="0.895cm" svg:x="23.16cm" svg:y="20.217cm">
          <draw:text-box>
            <text:p text:style-name="P2"><text:span text:style-name="T12">59</text:span></text:p>
          </draw:text-box>
        </draw:frame>
        <draw:frame draw:style-name="gr18" draw:text-style-name="P8" draw:layer="layout" svg:width="1.632cm" svg:height="0.895cm" svg:x="25.065cm" svg:y="20.217cm">
          <draw:text-box>
            <text:p text:style-name="P2"><text:span text:style-name="T12">5A</text:span></text:p>
          </draw:text-box>
        </draw:frame>
        <draw:frame draw:style-name="gr18" draw:text-style-name="P8" draw:layer="layout" svg:width="1.632cm" svg:height="0.895cm" svg:x="26.97cm" svg:y="20.217cm">
          <draw:text-box>
            <text:p text:style-name="P2"><text:span text:style-name="T12">5B</text:span></text:p>
          </draw:text-box>
        </draw:frame>
        <draw:frame draw:style-name="gr18" draw:text-style-name="P8" draw:layer="layout" svg:width="1.632cm" svg:height="0.895cm" svg:x="28.875cm" svg:y="20.217cm">
          <draw:text-box>
            <text:p text:style-name="P2"><text:span text:style-name="T12">5C</text:span></text:p>
          </draw:text-box>
        </draw:frame>
        <draw:frame draw:style-name="gr18" draw:text-style-name="P8" draw:layer="layout" svg:width="1.632cm" svg:height="0.895cm" svg:x="30.78cm" svg:y="20.217cm">
          <draw:text-box>
            <text:p text:style-name="P2"><text:span text:style-name="T12">5D</text:span></text:p>
          </draw:text-box>
        </draw:frame>
        <draw:frame draw:style-name="gr18" draw:text-style-name="P8" draw:layer="layout" svg:width="1.632cm" svg:height="0.895cm" svg:x="32.685cm" svg:y="20.217cm">
          <draw:text-box>
            <text:p text:style-name="P2"><text:span text:style-name="T12">5E</text:span></text:p>
          </draw:text-box>
        </draw:frame>
        <draw:frame draw:style-name="gr18" draw:text-style-name="P8" draw:layer="layout" svg:width="1.632cm" svg:height="0.895cm" svg:x="34.591cm" svg:y="20.218cm">
          <draw:text-box>
            <text:p text:style-name="P2"><text:span text:style-name="T12">5F</text:span></text:p>
          </draw:text-box>
        </draw:frame>
        <draw:frame draw:style-name="gr18" draw:text-style-name="P8" draw:layer="layout" svg:width="1.632cm" svg:height="0.895cm" svg:x="5.413cm" svg:y="23.115cm">
          <draw:text-box>
            <text:p text:style-name="P2"><text:span text:style-name="T12">60</text:span></text:p>
          </draw:text-box>
        </draw:frame>
        <draw:frame draw:style-name="gr18" draw:text-style-name="P8" draw:layer="layout" svg:width="1.632cm" svg:height="0.895cm" svg:x="7.319cm" svg:y="23.116cm">
          <draw:text-box>
            <text:p text:style-name="P2"><text:span text:style-name="T12">61</text:span></text:p>
          </draw:text-box>
        </draw:frame>
        <draw:frame draw:style-name="gr18" draw:text-style-name="P8" draw:layer="layout" svg:width="1.632cm" svg:height="0.895cm" svg:x="9.224cm" svg:y="23.116cm">
          <draw:text-box>
            <text:p text:style-name="P2"><text:span text:style-name="T12">62</text:span></text:p>
          </draw:text-box>
        </draw:frame>
        <draw:frame draw:style-name="gr18" draw:text-style-name="P8" draw:layer="layout" svg:width="1.632cm" svg:height="0.895cm" svg:x="11.129cm" svg:y="23.116cm">
          <draw:text-box>
            <text:p text:style-name="P2"><text:span text:style-name="T12">63</text:span></text:p>
          </draw:text-box>
        </draw:frame>
        <draw:frame draw:style-name="gr18" draw:text-style-name="P8" draw:layer="layout" svg:width="1.632cm" svg:height="0.895cm" svg:x="13.034cm" svg:y="23.116cm">
          <draw:text-box>
            <text:p text:style-name="P2"><text:span text:style-name="T12">64</text:span></text:p>
          </draw:text-box>
        </draw:frame>
        <draw:frame draw:style-name="gr18" draw:text-style-name="P8" draw:layer="layout" svg:width="1.632cm" svg:height="0.895cm" svg:x="14.939cm" svg:y="23.116cm">
          <draw:text-box>
            <text:p text:style-name="P2"><text:span text:style-name="T12">65</text:span></text:p>
          </draw:text-box>
        </draw:frame>
        <draw:frame draw:style-name="gr18" draw:text-style-name="P8" draw:layer="layout" svg:width="1.632cm" svg:height="0.895cm" svg:x="16.845cm" svg:y="23.117cm">
          <draw:text-box>
            <text:p text:style-name="P2"><text:span text:style-name="T12">66</text:span></text:p>
          </draw:text-box>
        </draw:frame>
        <draw:frame draw:style-name="gr18" draw:text-style-name="P8" draw:layer="layout" svg:width="1.632cm" svg:height="0.895cm" svg:x="18.75cm" svg:y="23.117cm">
          <draw:text-box>
            <text:p text:style-name="P2"><text:span text:style-name="T12">67</text:span></text:p>
          </draw:text-box>
        </draw:frame>
        <draw:frame draw:style-name="gr18" draw:text-style-name="P8" draw:layer="layout" svg:width="1.632cm" svg:height="0.895cm" svg:x="21.255cm" svg:y="23.117cm">
          <draw:text-box>
            <text:p text:style-name="P2"><text:span text:style-name="T12">68</text:span></text:p>
          </draw:text-box>
        </draw:frame>
        <draw:frame draw:style-name="gr18" draw:text-style-name="P8" draw:layer="layout" svg:width="1.632cm" svg:height="0.895cm" svg:x="23.16cm" svg:y="23.117cm">
          <draw:text-box>
            <text:p text:style-name="P2"><text:span text:style-name="T12">69</text:span></text:p>
          </draw:text-box>
        </draw:frame>
        <draw:frame draw:style-name="gr18" draw:text-style-name="P8" draw:layer="layout" svg:width="1.632cm" svg:height="0.895cm" svg:x="25.065cm" svg:y="23.117cm">
          <draw:text-box>
            <text:p text:style-name="P2"><text:span text:style-name="T12">6A</text:span></text:p>
          </draw:text-box>
        </draw:frame>
        <draw:frame draw:style-name="gr18" draw:text-style-name="P8" draw:layer="layout" svg:width="1.632cm" svg:height="0.895cm" svg:x="26.97cm" svg:y="23.117cm">
          <draw:text-box>
            <text:p text:style-name="P2"><text:span text:style-name="T12">6B</text:span></text:p>
          </draw:text-box>
        </draw:frame>
        <draw:frame draw:style-name="gr22" draw:text-style-name="P15" draw:layer="layout" svg:width="14.805cm" svg:height="1.11cm" svg:x="13.604cm" svg:y="1.535cm">
          <draw:text-box>
            <text:p text:style-name="P2"><text:span text:style-name="T17"></text:span><text:span text:style-name="T18">db Header and 1</text:span><text:span text:style-name="T19">st</text:span><text:span text:style-name="T18"> Page Header</text:span></text:p>
          </draw:text-box>
        </draw:frame>
        <draw:custom-shape draw:style-name="gr23" draw:text-style-name="P1" draw:layer="layout" svg:width="40.012cm" svg:height="25.4cm" svg:x="1cm" svg:y="1cm">
          <text:p/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985cm" svg:height="0.927cm" svg:x="20.545cm" svg:y="25.473cm">
          <draw:text-box>
            <text:p text:style-name="P2"><text:span text:style-name="T20">1</text:span><text:span text:style-name="T21">st</text:span><text:span text:style-name="T20"> Page Header</text:span></text:p>
          </draw:text-box>
        </draw:frame>
        <draw:custom-shape draw:style-name="gr19" draw:text-style-name="P1" draw:layer="layout" svg:width="0.305cm" svg:height="23.3cm" draw:transform="rotate (-1.5707963267949) translate (36.254cm 25.16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3" draw:layer="layout" svg:width="1.905cm" svg:height="1.27cm" svg:x="11.92cm" svg:y="28.875cm">
          <text:p text:style-name="P2"><text:span text:style-name="T16">Page 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1cm" svg:height="1.27cm" svg:x="13.808cm" svg:y="28.875cm">
          <text:p text:style-name="P2"><text:span text:style-name="T14">Free off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1cm" svg:height="1.27cm" svg:x="17.634cm" svg:y="28.875cm">
          <text:p text:style-name="P2"><text:span text:style-name="T14"># cell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1cm" svg:height="1.27cm" svg:x="21.43cm" svg:y="28.875cm">
          <text:p text:style-name="P2"><text:span text:style-name="T14">Cell off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7.62cm" svg:height="1.27cm" svg:x="27.138cm" svg:y="28.875cm">
          <text:p text:style-name="P2"><text:span text:style-name="T14">Right 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6" draw:layer="layout" svg:width="5.985cm" svg:height="0.927cm" svg:x="28.052cm" svg:y="28.205cm">
          <draw:text-box>
            <text:p text:style-name="P2"><text:span text:style-name="T20">(Internal Nodes Only)</text:span></text:p>
          </draw:text-box>
        </draw:frame>
        <draw:frame draw:style-name="gr18" draw:text-style-name="P8" draw:layer="layout" svg:width="1.632cm" svg:height="0.895cm" svg:x="12.082cm" svg:y="30.145cm">
          <draw:text-box>
            <text:p text:style-name="P2"><text:span text:style-name="T12">0</text:span></text:p>
          </draw:text-box>
        </draw:frame>
        <draw:custom-shape draw:style-name="gr20" draw:text-style-name="P10" draw:layer="layout" svg:width="3.81cm" svg:height="1.27cm" svg:x="12.012cm" svg:y="35.775cm">
          <text:p text:style-name="P2"><text:span text:style-name="T14">Head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703cm" svg:height="1.27cm" svg:x="15.834cm" svg:y="35.775cm">
          <text:p text:style-name="P2"><text:span text:style-name="T14">Cell offset arra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959cm" svg:height="1.27cm" svg:x="21.555cm" svg:y="35.775cm">
          <text:p text:style-name="P2"><text:span text:style-name="T14">Free sp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824cm" svg:height="1.27cm" svg:x="26.526cm" svg:y="35.775cm">
          <text:p text:style-name="P2"><text:span text:style-name="T14">Cells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2.64cm" svg:height="0.776cm" svg:x="12.582cm" svg:y="37.045cm">
          <draw:text-box>
            <text:p text:style-name="P2"><text:span text:style-name="T1">8-12 bytes</text:span></text:p>
          </draw:text-box>
        </draw:frame>
        <draw:frame draw:style-name="gr5" draw:text-style-name="P14" draw:layer="layout" svg:width="4.807cm" svg:height="0.776cm" svg:x="16.095cm" svg:y="37.031cm">
          <draw:text-box>
            <text:p text:style-name="P2"><text:span text:style-name="T1">(2 * # cells) bytes</text:span></text:p>
          </draw:text-box>
        </draw:frame>
        <draw:frame draw:style-name="gr7" draw:text-style-name="P14" draw:layer="layout" svg:width="3.478cm" svg:height="1.826cm" svg:x="22.19cm" svg:y="37.045cm">
          <draw:text-box>
            <text:p text:style-name="P2"><text:span text:style-name="T1">Variable number of bytes</text:span></text:p>
          </draw:text-box>
        </draw:frame>
        <draw:frame draw:style-name="gr7" draw:text-style-name="P14" draw:layer="layout" svg:width="3.879cm" svg:height="1.301cm" svg:x="27.201cm" svg:y="37.045cm">
          <draw:text-box>
            <text:p text:style-name="P2"><text:span text:style-name="T1">Variable number of bytes</text:span></text:p>
          </draw:text-box>
        </draw:frame>
        <draw:custom-shape draw:style-name="gr20" draw:text-style-name="P13" draw:layer="layout" svg:width="1.905cm" svg:height="1.27cm" svg:x="25.222cm" svg:y="28.875cm">
          <text:p text:style-name="P2"><text:span text:style-name="T16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3.28cm" svg:height="0.705cm" svg:x="20.137cm" svg:y="33.915cm">
          <draw:text-box>
            <text:p text:style-name="P2"><text:span text:style-name="T20">Free-Offset</text:span></text:p>
          </draw:text-box>
        </draw:frame>
        <draw:frame draw:style-name="gr25" draw:text-style-name="P16" draw:layer="layout" svg:width="3.28cm" svg:height="0.705cm" svg:x="25.277cm" svg:y="33.915cm">
          <draw:text-box>
            <text:p text:style-name="P2"><text:span text:style-name="T20">Cells-Offset</text:span></text:p>
          </draw:text-box>
        </draw:frame>
        <draw:line draw:style-name="gr16" draw:text-style-name="P1" draw:layer="layout" svg:x1="21.772cm" svg:y1="34.62cm" svg:x2="21.772cm" svg:y2="35.59cm">
          <text:p/>
        </draw:line>
        <draw:line draw:style-name="gr16" draw:text-style-name="P1" draw:layer="layout" svg:x1="26.772cm" svg:y1="34.62cm" svg:x2="26.772cm" svg:y2="35.59cm">
          <text:p/>
        </draw:line>
        <draw:custom-shape draw:style-name="gr20" draw:text-style-name="P17" draw:layer="layout" svg:width="7.62cm" svg:height="1.27cm" svg:x="1.677cm" svg:y="42.045cm">
          <text:p text:style-name="P2"><text:span text:style-name="T22">Child-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4.824cm" svg:height="1.27cm" svg:x="16.921cm" svg:y="46.945cm">
          <text:p text:style-name="P2"><text:span text:style-name="T22">DB-Record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3.879cm" svg:height="1.301cm" svg:x="17.596cm" svg:y="48.215cm">
          <draw:text-box>
            <text:p text:style-name="P2"><text:span text:style-name="T1">Variable number of bytes</text:span></text:p>
          </draw:text-box>
        </draw:frame>
        <draw:custom-shape draw:style-name="gr19" draw:text-style-name="P1" draw:layer="layout" svg:width="0.305cm" svg:height="1.905cm" draw:transform="rotate (1.5707963267949) translate (11.907cm 30.4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983cm" svg:y="30.146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13.808cm 30.45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884cm" svg:y="30.147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15.709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7.784cm" svg:y="30.147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17.609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9.684cm" svg:y="30.147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19.509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1.584cm" svg:y="30.147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21.409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3.484cm" svg:y="30.147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23.309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5.384cm" svg:y="30.147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25.209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7.284cm" svg:y="30.147cm">
          <draw:text-box>
            <text:p text:style-name="P2"><text:span text:style-name="T12">8</text:span></text:p>
          </draw:text-box>
        </draw:frame>
        <draw:custom-shape draw:style-name="gr19" draw:text-style-name="P1" draw:layer="layout" svg:width="0.305cm" svg:height="1.905cm" draw:transform="rotate (1.5707963267949) translate (27.109cm 30.4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9.185cm" svg:y="30.148cm">
          <draw:text-box>
            <text:p text:style-name="P2"><text:span text:style-name="T12">9</text:span></text:p>
          </draw:text-box>
        </draw:frame>
        <draw:custom-shape draw:style-name="gr19" draw:text-style-name="P1" draw:layer="layout" svg:width="0.305cm" svg:height="1.905cm" draw:transform="rotate (1.5707963267949) translate (29.01cm 30.45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1.103cm" svg:y="30.148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30.928cm 30.45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3.022cm" svg:y="30.149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32.847cm 30.45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.842cm" svg:y="43.315cm">
          <draw:text-box>
            <text:p text:style-name="P2"><text:span text:style-name="T12">0</text:span></text:p>
          </draw:text-box>
        </draw:frame>
        <draw:custom-shape draw:style-name="gr19" draw:text-style-name="P1" draw:layer="layout" svg:width="0.305cm" svg:height="1.905cm" draw:transform="rotate (1.5707963267949) translate (1.667cm 43.6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.743cm" svg:y="43.316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568cm 43.6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644cm" svg:y="43.317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469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544cm" svg:y="43.317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369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444cm" svg:y="43.317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269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344cm" svg:y="43.317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169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244cm" svg:y="43.317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069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144cm" svg:y="43.317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14.969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xml:id="id12" draw:id="id12" draw:layer="layout" svg:width="0.305cm" svg:height="22.86cm" draw:transform="rotate (-1.5707963267949) translate (34.78cm 31.07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xml:id="id11" draw:id="id11" draw:layer="layout" svg:width="0.305cm" svg:height="3.945cm" draw:transform="rotate (1.5707963267949) translate (11.907cm 35.27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26" draw:text-style-name="P1" draw:layer="layout" draw:type="line" svg:x1="15.853cm" svg:y1="35.119cm" svg:x2="34.78cm" svg:y2="31.228cm" draw:start-shape="id11" draw:start-glue-point="0" draw:end-shape="id12" draw:end-glue-point="2" svg:d="M15853 35119l18927-3891" svg:viewBox="0 0 18928 3892">
          <text:p/>
        </draw:connector>
        <draw:custom-shape draw:style-name="gr20" draw:text-style-name="P13" draw:layer="layout" svg:width="1.905cm" svg:height="1.27cm" svg:x="24.204cm" svg:y="42.98cm">
          <text:p text:style-name="P2"><text:span text:style-name="T16">Header</text:span></text:p>
          <text:p text:style-name="P2"><text:span text:style-name="T16">siz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6.365cm" svg:height="1.27cm" svg:x="33.714cm" svg:y="42.98cm">
          <text:p text:style-name="P2"><text:span text:style-name="T14">Field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24.191cm 44.55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6.092cm 44.55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27.993cm 44.5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068cm" svg:y="44.252cm">
          <draw:text-box>
            <text:p text:style-name="P2"><text:span text:style-name="T12">...</text:span></text:p>
          </draw:text-box>
        </draw:frame>
        <draw:custom-shape draw:style-name="gr19" draw:text-style-name="P1" draw:layer="layout" svg:width="0.305cm" svg:height="1.905cm" draw:transform="rotate (1.5707963267949) translate (29.893cm 44.5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1.793cm 44.5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3" draw:layer="layout" svg:width="1.905cm" svg:height="1.27cm" svg:x="26.109cm" svg:y="42.98cm">
          <text:p text:style-name="P2"><text:span text:style-name="T16">Field 1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905cm" svg:height="1.27cm" svg:x="31.811cm" svg:y="42.98cm">
          <text:p text:style-name="P2"><text:span text:style-name="T16">Field N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632cm" svg:height="0.895cm" svg:x="30.068cm" svg:y="43.153cm">
          <draw:text-box>
            <text:p text:style-name="P2"><text:span text:style-name="T12">...</text:span></text:p>
          </draw:text-box>
        </draw:frame>
        <draw:custom-shape draw:style-name="gr20" draw:text-style-name="P13" draw:layer="layout" svg:width="1.905cm" svg:height="1.27cm" svg:x="28.011cm" svg:y="42.98cm">
          <text:p text:style-name="P2"><text:span text:style-name="T16">Field 2</text:span></text:p>
          <text:p text:style-name="P2"><text:span text:style-name="T16">Type</text:span></text:p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3.879cm" svg:height="1.301cm" svg:x="34.865cm" svg:y="44.215cm">
          <draw:text-box>
            <text:p text:style-name="P2"><text:span text:style-name="T1">Variable number of bytes</text:span></text:p>
          </draw:text-box>
        </draw:frame>
        <draw:frame draw:style-name="gr24" draw:text-style-name="P16" draw:layer="layout" svg:width="5.985cm" svg:height="0.927cm" svg:x="25.839cm" svg:y="41.64cm">
          <draw:text-box>
            <text:p text:style-name="P2"><text:span text:style-name="T20">Header</text:span></text:p>
          </draw:text-box>
        </draw:frame>
        <draw:custom-shape draw:style-name="gr19" draw:text-style-name="P1" draw:layer="layout" svg:width="0.305cm" svg:height="9.525cm" draw:transform="rotate (1.5707963267949) translate (24.191cm 42.61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3" draw:text-style-name="P1" draw:layer="layout" svg:width="40.012cm" svg:height="13.335cm" svg:x="1cm" svg:y="26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0.012cm" svg:height="18.676cm" svg:x="1cm" svg:y="39.73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8.422cm" svg:height="9.525cm" svg:x="22.59cm" svg:y="39.735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7.185cm" svg:height="1.072cm" svg:x="3.845cm" svg:y="29.048cm">
          <draw:text-box>
            <text:p text:style-name="P19"><text:span text:style-name="T18">Page Header</text:span></text:p>
          </draw:text-box>
        </draw:frame>
        <draw:frame draw:style-name="gr27" draw:text-style-name="P15" draw:layer="layout" svg:width="7.185cm" svg:height="1.072cm" svg:x="3.846cm" svg:y="35.848cm">
          <draw:text-box>
            <text:p text:style-name="P19"><text:span text:style-name="T18">Page</text:span></text:p>
          </draw:text-box>
        </draw:frame>
        <draw:frame draw:style-name="gr27" draw:text-style-name="P15" draw:layer="layout" svg:width="10.359cm" svg:height="1.072cm" svg:x="4.246cm" svg:y="40.348cm">
          <draw:text-box>
            <text:p text:style-name="P2"><text:span text:style-name="T18">Internal Cell (Table)</text:span></text:p>
          </draw:text-box>
        </draw:frame>
        <draw:frame draw:style-name="gr27" draw:text-style-name="P15" draw:layer="layout" svg:width="10.359cm" svg:height="1.072cm" svg:x="5.147cm" svg:y="45.148cm">
          <draw:text-box>
            <text:p text:style-name="P2"><text:span text:style-name="T18">Leaf Cell (Table)</text:span></text:p>
          </draw:text-box>
        </draw:frame>
        <draw:frame draw:style-name="gr27" draw:text-style-name="P15" draw:layer="layout" svg:width="10.359cm" svg:height="1.072cm" svg:x="4.266cm" svg:y="50.093cm">
          <draw:text-box>
            <text:p text:style-name="P2"><text:span text:style-name="T18">Internal Cell (Index)</text:span></text:p>
          </draw:text-box>
        </draw:frame>
        <draw:frame draw:style-name="gr27" draw:text-style-name="P15" draw:layer="layout" svg:width="10.359cm" svg:height="1.072cm" svg:x="4.365cm" svg:y="54.338cm">
          <draw:text-box>
            <text:p text:style-name="P2"><text:span text:style-name="T18">Leaf Cell (Index)</text:span></text:p>
          </draw:text-box>
        </draw:frame>
        <draw:frame draw:style-name="gr27" draw:text-style-name="P15" draw:layer="layout" svg:width="10.359cm" svg:height="1.072cm" svg:x="27.33cm" svg:y="40.37cm">
          <draw:text-box>
            <text:p text:style-name="P2"><text:span text:style-name="T18">Database Record</text:span></text:p>
          </draw:text-box>
        </draw:frame>
        <draw:custom-shape draw:style-name="gr20" draw:text-style-name="P11" draw:layer="layout" svg:width="7.62cm" svg:height="1.27cm" svg:x="1.778cm" svg:y="51.546cm">
          <text:p text:style-name="P2"><text:span text:style-name="T22">Child-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.943cm" svg:y="52.816cm">
          <draw:text-box>
            <text:p text:style-name="P2"><text:span text:style-name="T12">0</text:span></text:p>
          </draw:text-box>
        </draw:frame>
        <draw:frame draw:style-name="gr18" draw:text-style-name="P8" draw:layer="layout" svg:width="1.632cm" svg:height="0.895cm" svg:x="3.844cm" svg:y="52.817cm">
          <draw:text-box>
            <text:p text:style-name="P2"><text:span text:style-name="T12">1</text:span></text:p>
          </draw:text-box>
        </draw:frame>
        <draw:frame draw:style-name="gr18" draw:text-style-name="P8" draw:layer="layout" svg:width="1.632cm" svg:height="0.895cm" svg:x="5.745cm" svg:y="52.818cm">
          <draw:text-box>
            <text:p text:style-name="P2"><text:span text:style-name="T12">2</text:span></text:p>
          </draw:text-box>
        </draw:frame>
        <draw:frame draw:style-name="gr18" draw:text-style-name="P8" draw:layer="layout" svg:width="1.632cm" svg:height="0.895cm" svg:x="7.645cm" svg:y="52.818cm">
          <draw:text-box>
            <text:p text:style-name="P2"><text:span text:style-name="T12">3</text:span></text:p>
          </draw:text-box>
        </draw:frame>
        <draw:frame draw:style-name="gr18" draw:text-style-name="P8" draw:layer="layout" svg:width="1.632cm" svg:height="0.895cm" svg:x="9.545cm" svg:y="52.818cm">
          <draw:text-box>
            <text:p text:style-name="P2"><text:span text:style-name="T12">4</text:span></text:p>
          </draw:text-box>
        </draw:frame>
        <draw:frame draw:style-name="gr18" draw:text-style-name="P8" draw:layer="layout" svg:width="1.632cm" svg:height="0.895cm" svg:x="11.445cm" svg:y="52.818cm">
          <draw:text-box>
            <text:p text:style-name="P2"><text:span text:style-name="T12">5</text:span></text:p>
          </draw:text-box>
        </draw:frame>
        <draw:frame draw:style-name="gr18" draw:text-style-name="P8" draw:layer="layout" svg:width="1.632cm" svg:height="0.895cm" svg:x="13.345cm" svg:y="52.818cm">
          <draw:text-box>
            <text:p text:style-name="P2"><text:span text:style-name="T12">6</text:span></text:p>
          </draw:text-box>
        </draw:frame>
        <draw:frame draw:style-name="gr18" draw:text-style-name="P8" draw:layer="layout" svg:width="1.632cm" svg:height="0.895cm" svg:x="15.245cm" svg:y="52.818cm">
          <draw:text-box>
            <text:p text:style-name="P2"><text:span text:style-name="T12">7</text:span></text:p>
          </draw:text-box>
        </draw:frame>
        <draw:custom-shape draw:style-name="gr20" draw:text-style-name="P17" draw:layer="layout" svg:width="7.62cm" svg:height="1.27cm" svg:x="17.035cm" svg:y="51.549cm">
          <text:p text:style-name="P2"><text:span text:style-name="T22">Key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7.205cm" svg:y="52.816cm">
          <draw:text-box>
            <text:p text:style-name="P2"><text:span text:style-name="T12">8</text:span></text:p>
          </draw:text-box>
        </draw:frame>
        <draw:frame draw:style-name="gr18" draw:text-style-name="P8" draw:layer="layout" svg:width="1.632cm" svg:height="0.895cm" svg:x="19.106cm" svg:y="52.817cm">
          <draw:text-box>
            <text:p text:style-name="P2"><text:span text:style-name="T12">9</text:span></text:p>
          </draw:text-box>
        </draw:frame>
        <draw:frame draw:style-name="gr18" draw:text-style-name="P8" draw:layer="layout" svg:width="1.632cm" svg:height="0.895cm" svg:x="21.007cm" svg:y="52.818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20.832cm 53.1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2.907cm" svg:y="52.818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22.732cm 53.1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4.807cm" svg:y="52.818cm">
          <draw:text-box>
            <text:p text:style-name="P2"><text:span text:style-name="T12">12</text:span></text:p>
          </draw:text-box>
        </draw:frame>
        <draw:custom-shape draw:style-name="gr19" draw:text-style-name="P1" draw:layer="layout" svg:width="0.305cm" svg:height="1.905cm" draw:transform="rotate (1.5707963267949) translate (24.632cm 53.1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7" draw:layer="layout" svg:width="7.62cm" svg:height="1.27cm" svg:x="24.641cm" svg:y="51.549cm">
          <text:p text:style-name="P2"><text:span text:style-name="T22">Key-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.944cm" svg:y="57.017cm">
          <draw:text-box>
            <text:p text:style-name="P2"><text:span text:style-name="T12">0</text:span></text:p>
          </draw:text-box>
        </draw:frame>
        <draw:custom-shape draw:style-name="gr19" draw:text-style-name="P1" draw:layer="layout" svg:width="0.305cm" svg:height="1.905cm" draw:transform="rotate (1.5707963267949) translate (1.769cm 57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.845cm" svg:y="57.018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67cm 57.3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746cm" svg:y="57.019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571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646cm" svg:y="57.019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471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546cm" svg:y="57.019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371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446cm" svg:y="57.019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271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346cm" svg:y="57.019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171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246cm" svg:y="57.019cm">
          <draw:text-box>
            <text:p text:style-name="P2"><text:span text:style-name="T12">7</text:span></text:p>
          </draw:text-box>
        </draw:frame>
        <draw:custom-shape draw:style-name="gr20" draw:text-style-name="P11" draw:layer="layout" svg:width="7.62cm" svg:height="1.27cm" svg:x="17.027cm" svg:y="55.751cm">
          <text:p text:style-name="P2"><text:span text:style-name="T22">Key-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7.206cm" svg:y="57.017cm">
          <draw:text-box>
            <text:p text:style-name="P2"><text:span text:style-name="T12">8</text:span></text:p>
          </draw:text-box>
        </draw:frame>
        <draw:custom-shape draw:style-name="gr19" draw:text-style-name="P1" draw:layer="layout" svg:width="0.305cm" svg:height="1.905cm" draw:transform="rotate (1.5707963267949) translate (17.031cm 57.3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1" draw:layer="layout" svg:width="7.62cm" svg:height="1.27cm" svg:x="9.386cm" svg:y="55.753cm">
          <text:p text:style-name="P2"><text:span text:style-name="T22">Key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7.62cm" svg:height="1.27cm" svg:x="9.261cm" svg:y="42.048cm">
          <text:p text:style-name="P2"><text:span text:style-name="T22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.843cm" svg:y="43.316cm">
          <draw:text-box>
            <text:p text:style-name="P2"><text:span text:style-name="T12">0</text:span></text:p>
          </draw:text-box>
        </draw:frame>
        <draw:frame draw:style-name="gr18" draw:text-style-name="P8" draw:layer="layout" svg:width="1.632cm" svg:height="0.895cm" svg:x="3.744cm" svg:y="43.317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569cm 43.6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645cm" svg:y="43.318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47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545cm" svg:y="43.318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37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445cm" svg:y="43.318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27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345cm" svg:y="43.318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17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245cm" svg:y="43.318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07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145cm" svg:y="43.318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14.97cm 43.6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7" draw:layer="layout" svg:width="7.62cm" svg:height="1.27cm" svg:x="1.66cm" svg:y="46.945cm">
          <text:p text:style-name="P2"><text:span text:style-name="T22">DB-Record-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7.62cm" svg:height="1.27cm" svg:x="9.3cm" svg:y="46.945cm">
          <text:p text:style-name="P2"><text:span text:style-name="T22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1.632cm" svg:height="0.895cm" svg:x="1.825cm" svg:y="48.215cm">
          <draw:text-box>
            <text:p text:style-name="P2"><text:span text:style-name="T12">0</text:span></text:p>
          </draw:text-box>
        </draw:frame>
        <draw:custom-shape draw:style-name="gr19" draw:text-style-name="P1" draw:layer="layout" svg:width="0.305cm" svg:height="1.905cm" draw:transform="rotate (1.5707963267949) translate (1.65cm 48.5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.726cm" svg:y="48.216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551cm 48.521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627cm" svg:y="48.217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452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527cm" svg:y="48.217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352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427cm" svg:y="48.217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252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327cm" svg:y="48.217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152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227cm" svg:y="48.217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052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127cm" svg:y="48.217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14.952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.826cm" svg:y="48.216cm">
          <draw:text-box>
            <text:p text:style-name="P2"><text:span text:style-name="T12">0</text:span></text:p>
          </draw:text-box>
        </draw:frame>
        <draw:frame draw:style-name="gr18" draw:text-style-name="P8" draw:layer="layout" svg:width="1.632cm" svg:height="0.895cm" svg:x="3.727cm" svg:y="48.217cm">
          <draw:text-box>
            <text:p text:style-name="P2"><text:span text:style-name="T12">1</text:span></text:p>
          </draw:text-box>
        </draw:frame>
        <draw:custom-shape draw:style-name="gr19" draw:text-style-name="P1" draw:layer="layout" svg:width="0.305cm" svg:height="1.905cm" draw:transform="rotate (1.5707963267949) translate (3.552cm 48.522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628cm" svg:y="48.218cm">
          <draw:text-box>
            <text:p text:style-name="P2"><text:span text:style-name="T12">2</text:span></text:p>
          </draw:text-box>
        </draw:frame>
        <draw:custom-shape draw:style-name="gr19" draw:text-style-name="P1" draw:layer="layout" svg:width="0.305cm" svg:height="1.905cm" draw:transform="rotate (1.5707963267949) translate (5.453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7.528cm" svg:y="48.218cm">
          <draw:text-box>
            <text:p text:style-name="P2"><text:span text:style-name="T12">3</text:span></text:p>
          </draw:text-box>
        </draw:frame>
        <draw:custom-shape draw:style-name="gr19" draw:text-style-name="P1" draw:layer="layout" svg:width="0.305cm" svg:height="1.905cm" draw:transform="rotate (1.5707963267949) translate (7.353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9.428cm" svg:y="48.218cm">
          <draw:text-box>
            <text:p text:style-name="P2"><text:span text:style-name="T12">4</text:span></text:p>
          </draw:text-box>
        </draw:frame>
        <draw:custom-shape draw:style-name="gr19" draw:text-style-name="P1" draw:layer="layout" svg:width="0.305cm" svg:height="1.905cm" draw:transform="rotate (1.5707963267949) translate (9.253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1.328cm" svg:y="48.218cm">
          <draw:text-box>
            <text:p text:style-name="P2"><text:span text:style-name="T12">5</text:span></text:p>
          </draw:text-box>
        </draw:frame>
        <draw:custom-shape draw:style-name="gr19" draw:text-style-name="P1" draw:layer="layout" svg:width="0.305cm" svg:height="1.905cm" draw:transform="rotate (1.5707963267949) translate (11.153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3.228cm" svg:y="48.218cm">
          <draw:text-box>
            <text:p text:style-name="P2"><text:span text:style-name="T12">6</text:span></text:p>
          </draw:text-box>
        </draw:frame>
        <draw:custom-shape draw:style-name="gr19" draw:text-style-name="P1" draw:layer="layout" svg:width="0.305cm" svg:height="1.905cm" draw:transform="rotate (1.5707963267949) translate (13.053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5.128cm" svg:y="48.218cm">
          <draw:text-box>
            <text:p text:style-name="P2"><text:span text:style-name="T12">7</text:span></text:p>
          </draw:text-box>
        </draw:frame>
        <draw:custom-shape draw:style-name="gr19" draw:text-style-name="P1" draw:layer="layout" svg:width="0.305cm" svg:height="1.905cm" draw:transform="rotate (1.5707963267949) translate (14.953cm 48.523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7" draw:text-style-name="P2" draw:layer="layout" svg:width="1.646cm" svg:height="1.826cm" svg:x="26.224cm" svg:y="44.38cm">
          <draw:text-box>
            <text:p text:style-name="P2"><text:span text:style-name="T1">1 or 4 bytes</text:span></text:p>
          </draw:text-box>
        </draw:frame>
        <draw:frame draw:style-name="gr7" draw:text-style-name="P2" draw:layer="layout" svg:width="1.646cm" svg:height="1.826cm" svg:x="28.124cm" svg:y="44.381cm">
          <draw:text-box>
            <text:p text:style-name="P2"><text:span text:style-name="T1">1 or 4 bytes</text:span></text:p>
          </draw:text-box>
        </draw:frame>
        <draw:frame draw:style-name="gr7" draw:text-style-name="P2" draw:layer="layout" svg:width="1.646cm" svg:height="1.826cm" svg:x="31.95cm" svg:y="44.381cm">
          <draw:text-box>
            <text:p text:style-name="P2"><text:span text:style-name="T1">1 or 4 bytes</text:span></text:p>
          </draw:text-box>
        </draw:frame>
        <draw:frame draw:style-name="gr5" draw:text-style-name="P2" draw:layer="layout" svg:width="1.646cm" svg:height="1.301cm" svg:x="24.424cm" svg:y="44.381cm">
          <draw:text-box>
            <text:p text:style-name="P2"><text:span text:style-name="T1">1 byte</text:span></text:p>
          </draw:text-box>
        </draw:frame>
        <draw:frame draw:style-name="gr28" draw:text-style-name="P20" draw:layer="layout" svg:width="9.925cm" svg:height="3.301cm" svg:x="26.6cm" svg:y="45.724cm">
          <draw:text-box>
            <text:p text:style-name="P20"><text:span text:style-name="T16">0 </text:span><text:span text:style-name="T16"><text:tab/></text:span><text:span text:style-name="T16"><text:tab/></text:span><text:span text:style-name="T16">NULL</text:span><text:span text:style-name="T16"><text:tab/></text:span><text:span text:style-name="T16"><text:tab/></text:span><text:span text:style-name="T16"><text:tab/></text:span></text:p>
            <text:p text:style-name="P20"><text:span text:style-name="T16">1 </text:span><text:span text:style-name="T16"><text:tab/></text:span><text:span text:style-name="T16"><text:tab/></text:span><text:span text:style-name="T16">BYTE</text:span><text:span text:style-name="T16"><text:tab/></text:span><text:span text:style-name="T16"><text:tab/></text:span><text:span text:style-name="T16">int8</text:span></text:p>
            <text:p text:style-name="P20"><text:span text:style-name="T16">2 </text:span><text:span text:style-name="T16"><text:tab/></text:span><text:span text:style-name="T16"><text:tab/></text:span><text:span text:style-name="T16">SMALLINT</text:span><text:span text:style-name="T16"><text:tab/></text:span><text:span text:style-name="T16"><text:tab/></text:span><text:span text:style-name="T16">int16</text:span></text:p>
            <text:p text:style-name="P20"><text:span text:style-name="T16">4 </text:span><text:span text:style-name="T16"><text:tab/></text:span><text:span text:style-name="T16"><text:tab/></text:span><text:span text:style-name="T16">INTEGER</text:span><text:span text:style-name="T16"><text:tab/></text:span><text:span text:style-name="T16"><text:tab/></text:span><text:span text:style-name="T16">int32</text:span></text:p>
            <text:p text:style-name="P20"><text:span text:style-name="T16">2·n + 13 </text:span><text:span text:style-name="T16"><text:tab/></text:span><text:span text:style-name="T16">TEXT</text:span><text:span text:style-name="T16"><text:tab/></text:span><text:span text:style-name="T16"><text:tab/></text:span><text:span text:style-name="T16">raw-string(n)</text:span></text:p>
          </draw:text-box>
        </draw:frame>
        <draw:frame draw:style-name="gr18" draw:text-style-name="P8" draw:layer="layout" svg:width="1.632cm" svg:height="0.895cm" svg:x="26.712cm" svg:y="52.819cm">
          <draw:text-box>
            <text:p text:style-name="P2"><text:span text:style-name="T12">13</text:span></text:p>
          </draw:text-box>
        </draw:frame>
        <draw:custom-shape draw:style-name="gr19" draw:text-style-name="P1" draw:layer="layout" svg:width="0.305cm" svg:height="1.905cm" draw:transform="rotate (1.5707963267949) translate (26.537cm 53.1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8.612cm" svg:y="52.819cm">
          <draw:text-box>
            <text:p text:style-name="P2"><text:span text:style-name="T12">14</text:span></text:p>
          </draw:text-box>
        </draw:frame>
        <draw:custom-shape draw:style-name="gr19" draw:text-style-name="P1" draw:layer="layout" svg:width="0.305cm" svg:height="1.905cm" draw:transform="rotate (1.5707963267949) translate (28.437cm 53.1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512cm" svg:y="52.819cm">
          <draw:text-box>
            <text:p text:style-name="P2"><text:span text:style-name="T12">15</text:span></text:p>
          </draw:text-box>
        </draw:frame>
        <draw:custom-shape draw:style-name="gr19" draw:text-style-name="P1" draw:layer="layout" svg:width="0.305cm" svg:height="1.905cm" draw:transform="rotate (1.5707963267949) translate (30.337cm 53.1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9.111cm" svg:y="57.019cm">
          <draw:text-box>
            <text:p text:style-name="P2"><text:span text:style-name="T12">9</text:span></text:p>
          </draw:text-box>
        </draw:frame>
        <draw:custom-shape draw:style-name="gr19" draw:text-style-name="P1" draw:layer="layout" svg:width="0.305cm" svg:height="1.905cm" draw:transform="rotate (1.5707963267949) translate (18.936cm 57.3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1.012cm" svg:y="57.02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20.837cm 57.3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2.912cm" svg:y="57.02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22.737cm 57.3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1" draw:layer="layout" svg:width="1.905cm" svg:height="1.27cm" svg:x="9.399cm" svg:y="51.546cm">
          <text:p text:style-name="P2"><text:span text:style-name="T13">0x0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1.773cm 53.124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3.679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5.584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7.489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9.394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1.299cm 53.1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3.205cm 53.12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1" draw:layer="layout" svg:width="0.305cm" svg:height="1.905cm" draw:transform="rotate (1.5707963267949) translate (15.11cm 53.12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0" draw:text-style-name="P11" draw:layer="layout" svg:width="1.905cm" svg:height="1.27cm" svg:x="11.304cm" svg:y="51.551cm">
          <text:p text:style-name="P2"><text:span text:style-name="T13">0x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13.21cm" svg:y="51.546cm">
          <text:p text:style-name="P2"><text:span text:style-name="T13">0x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15.115cm" svg:y="51.546cm">
          <text:p text:style-name="P2"><text:span text:style-name="T13">0x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1.76cm" svg:y="55.753cm">
          <text:p text:style-name="P2"><text:span text:style-name="T13">0x0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3.665cm" svg:y="55.758cm">
          <text:p text:style-name="P2"><text:span text:style-name="T13">0x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5.571cm" svg:y="55.753cm">
          <text:p text:style-name="P2"><text:span text:style-name="T13">0x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905cm" svg:height="1.27cm" svg:x="7.476cm" svg:y="55.753cm">
          <text:p text:style-name="P2"><text:span text:style-name="T13">0x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305cm" svg:height="1.905cm" draw:transform="rotate (1.5707963267949) translate (17.03cm 53.12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  <draw:page draw:name="page3" draw:style-name="dp1" draw:master-page-name="Default">
        <office:forms form:automatic-focus="false" form:apply-design-mode="false"/>
        <draw:custom-shape draw:style-name="gr20" draw:text-style-name="P9" draw:layer="layout" svg:width="1.905cm" svg:height="1.27cm" svg:x="4.846cm" svg:y="27.683cm">
          <text:p text:style-name="P2"><text:span text:style-name="T13">0x08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7.614cm" svg:height="1.27cm" svg:x="8.645cm" svg:y="27.683cm">
          <text:p text:style-name="P2"><text:span text:style-name="T13">0x8080801F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16.264cm" svg:y="27.683cm">
          <text:p text:style-name="P2"><text:span text:style-name="T13">0x00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18.172cm" svg:y="27.684cm">
          <text:p text:style-name="P2"><text:span text:style-name="T13">0x04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0.677cm" svg:y="27.683cm">
          <text:p text:style-name="P2"><text:span text:style-name="T13">'D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2.582cm" svg:y="27.683cm">
          <text:p text:style-name="P2"><text:span text:style-name="T13">'a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4.487cm" svg:y="27.684cm">
          <text:p text:style-name="P2"><text:span text:style-name="T13">'t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6.392cm" svg:y="27.687cm">
          <text:p text:style-name="P2"><text:span text:style-name="T13">'a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8.297cm" svg:y="27.684cm">
          <text:p text:style-name="P2"><text:span text:style-name="T13">'b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30.202cm" svg:y="27.684cm">
          <text:p text:style-name="P2"><text:span text:style-name="T13">'a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32.108cm" svg:y="27.685cm">
          <text:p text:style-name="P2"><text:span text:style-name="T13">'s'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54cm" svg:height="1.27cm" svg:x="13.7cm" svg:y="21.955cm">
          <text:p text:style-name="P2"><text:span text:style-name="T14">23500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715cm" svg:height="1.27cm" svg:x="16.24cm" svg:y="21.955cm">
          <text:p text:style-name="P2"><text:span text:style-name="T14">“</text:span><text:span text:style-name="T14">Databases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513cm" svg:height="1.27cm" svg:x="21.982cm" svg:y="21.955cm">
          <text:p text:style-name="P2"><text:span text:style-name="T23">NUL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54cm" svg:height="1.27cm" svg:x="24.495cm" svg:y="21.955cm">
          <text:p text:style-name="P2"><text:span text:style-name="T14">42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34.017cm" svg:y="27.685cm">
          <text:p text:style-name="P2"><text:span text:style-name="T13">'e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4.836cm" svg:y="30.581cm">
          <text:p text:style-name="P2"><text:span text:style-name="T13">'s'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7.648cm" svg:height="1.27cm" svg:x="6.746cm" svg:y="30.582cm">
          <text:p text:style-name="P2"><text:span text:style-name="T13">0x0000002A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905cm" svg:height="1.27cm" svg:x="24.487cm" svg:y="27.684cm">
          <text:p text:style-name="P2"><text:span text:style-name="T13">'t'</text:span></text:p>
          <draw:enhanced-geometry svg:viewBox="0 0 21600 21600" draw:type="rectangle" draw:enhanced-path="M 0 0 L 21600 0 21600 21600 0 21600 0 0 Z N"/>
        </draw:custom-shape>
        <draw:frame draw:style-name="gr24" draw:text-style-name="P16" draw:layer="layout" svg:width="5.985cm" svg:height="0.927cm" svg:x="9.576cm" svg:y="26.313cm">
          <draw:text-box>
            <text:p text:style-name="P2"><text:span text:style-name="T20">Header</text:span></text:p>
          </draw:text-box>
        </draw:frame>
        <draw:custom-shape draw:style-name="gr19" draw:text-style-name="P1" draw:layer="layout" svg:width="0.305cm" svg:height="15.238cm" draw:transform="rotate (1.5707963267949) translate (4.835cm 27.28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003cm" svg:y="28.952cm">
          <draw:text-box>
            <text:p text:style-name="P2"><text:span text:style-name="T12">00</text:span></text:p>
          </draw:text-box>
        </draw:frame>
        <draw:custom-shape draw:style-name="gr19" draw:text-style-name="P1" draw:layer="layout" svg:width="0.305cm" svg:height="1.905cm" draw:transform="rotate (1.5707963267949) translate (4.828cm 29.2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6.909cm" svg:y="28.953cm">
          <draw:text-box>
            <text:p text:style-name="P2"><text:span text:style-name="T12">01</text:span></text:p>
          </draw:text-box>
        </draw:frame>
        <draw:custom-shape draw:style-name="gr19" draw:text-style-name="P1" draw:layer="layout" svg:width="0.305cm" svg:height="1.905cm" draw:transform="rotate (1.5707963267949) translate (6.734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8.814cm" svg:y="28.953cm">
          <draw:text-box>
            <text:p text:style-name="P2"><text:span text:style-name="T12">02</text:span></text:p>
          </draw:text-box>
        </draw:frame>
        <draw:custom-shape draw:style-name="gr19" draw:text-style-name="P1" draw:layer="layout" svg:width="0.305cm" svg:height="1.905cm" draw:transform="rotate (1.5707963267949) translate (8.639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0.719cm" svg:y="28.953cm">
          <draw:text-box>
            <text:p text:style-name="P2"><text:span text:style-name="T12">03</text:span></text:p>
          </draw:text-box>
        </draw:frame>
        <draw:custom-shape draw:style-name="gr19" draw:text-style-name="P1" draw:layer="layout" svg:width="0.305cm" svg:height="1.905cm" draw:transform="rotate (1.5707963267949) translate (10.544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2.624cm" svg:y="28.953cm">
          <draw:text-box>
            <text:p text:style-name="P2"><text:span text:style-name="T12">04</text:span></text:p>
          </draw:text-box>
        </draw:frame>
        <draw:custom-shape draw:style-name="gr19" draw:text-style-name="P1" draw:layer="layout" svg:width="0.305cm" svg:height="1.905cm" draw:transform="rotate (1.5707963267949) translate (12.449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4.529cm" svg:y="28.953cm">
          <draw:text-box>
            <text:p text:style-name="P2"><text:span text:style-name="T12">05</text:span></text:p>
          </draw:text-box>
        </draw:frame>
        <draw:custom-shape draw:style-name="gr19" draw:text-style-name="P1" draw:layer="layout" svg:width="0.305cm" svg:height="1.905cm" draw:transform="rotate (1.5707963267949) translate (14.354cm 29.2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6.435cm" svg:y="28.954cm">
          <draw:text-box>
            <text:p text:style-name="P2"><text:span text:style-name="T12">06</text:span></text:p>
          </draw:text-box>
        </draw:frame>
        <draw:custom-shape draw:style-name="gr19" draw:text-style-name="P1" draw:layer="layout" svg:width="0.305cm" svg:height="1.905cm" draw:transform="rotate (1.5707963267949) translate (16.26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8.34cm" svg:y="28.954cm">
          <draw:text-box>
            <text:p text:style-name="P2"><text:span text:style-name="T12">07</text:span></text:p>
          </draw:text-box>
        </draw:frame>
        <draw:custom-shape draw:style-name="gr19" draw:text-style-name="P1" draw:layer="layout" svg:width="0.305cm" svg:height="1.905cm" draw:transform="rotate (1.5707963267949) translate (18.165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0.845cm" svg:y="28.954cm">
          <draw:text-box>
            <text:p text:style-name="P2"><text:span text:style-name="T12">08</text:span></text:p>
          </draw:text-box>
        </draw:frame>
        <draw:custom-shape draw:style-name="gr19" draw:text-style-name="P1" draw:layer="layout" svg:width="0.305cm" svg:height="1.905cm" draw:transform="rotate (1.5707963267949) translate (20.67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2.75cm" svg:y="28.954cm">
          <draw:text-box>
            <text:p text:style-name="P2"><text:span text:style-name="T12">09</text:span></text:p>
          </draw:text-box>
        </draw:frame>
        <draw:custom-shape draw:style-name="gr19" draw:text-style-name="P1" draw:layer="layout" svg:width="0.305cm" svg:height="1.905cm" draw:transform="rotate (1.5707963267949) translate (22.575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4.655cm" svg:y="28.954cm">
          <draw:text-box>
            <text:p text:style-name="P2"><text:span text:style-name="T12">0A</text:span></text:p>
          </draw:text-box>
        </draw:frame>
        <draw:custom-shape draw:style-name="gr19" draw:text-style-name="P1" draw:layer="layout" svg:width="0.305cm" svg:height="1.905cm" draw:transform="rotate (1.5707963267949) translate (24.48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6.56cm" svg:y="28.954cm">
          <draw:text-box>
            <text:p text:style-name="P2"><text:span text:style-name="T12">0B</text:span></text:p>
          </draw:text-box>
        </draw:frame>
        <draw:custom-shape draw:style-name="gr19" draw:text-style-name="P1" draw:layer="layout" svg:width="0.305cm" svg:height="1.905cm" draw:transform="rotate (1.5707963267949) translate (26.385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8.465cm" svg:y="28.954cm">
          <draw:text-box>
            <text:p text:style-name="P2"><text:span text:style-name="T12">0C</text:span></text:p>
          </draw:text-box>
        </draw:frame>
        <draw:custom-shape draw:style-name="gr19" draw:text-style-name="P1" draw:layer="layout" svg:width="0.305cm" svg:height="1.905cm" draw:transform="rotate (1.5707963267949) translate (28.29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37cm" svg:y="28.954cm">
          <draw:text-box>
            <text:p text:style-name="P2"><text:span text:style-name="T12">0D</text:span></text:p>
          </draw:text-box>
        </draw:frame>
        <draw:custom-shape draw:style-name="gr19" draw:text-style-name="P1" draw:layer="layout" svg:width="0.305cm" svg:height="1.905cm" draw:transform="rotate (1.5707963267949) translate (30.195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2.275cm" svg:y="28.954cm">
          <draw:text-box>
            <text:p text:style-name="P2"><text:span text:style-name="T12">0E</text:span></text:p>
          </draw:text-box>
        </draw:frame>
        <draw:custom-shape draw:style-name="gr19" draw:text-style-name="P1" draw:layer="layout" svg:width="0.305cm" svg:height="1.905cm" draw:transform="rotate (1.5707963267949) translate (32.1cm 29.2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4.181cm" svg:y="28.955cm">
          <draw:text-box>
            <text:p text:style-name="P2"><text:span text:style-name="T12">0F</text:span></text:p>
          </draw:text-box>
        </draw:frame>
        <draw:custom-shape draw:style-name="gr19" draw:text-style-name="P1" draw:layer="layout" svg:width="0.305cm" svg:height="1.905cm" draw:transform="rotate (1.5707963267949) translate (34.006cm 29.2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5.004cm" svg:y="31.852cm">
          <draw:text-box>
            <text:p text:style-name="P2"><text:span text:style-name="T12">10</text:span></text:p>
          </draw:text-box>
        </draw:frame>
        <draw:custom-shape draw:style-name="gr19" draw:text-style-name="P1" draw:layer="layout" svg:width="0.305cm" svg:height="1.905cm" draw:transform="rotate (1.5707963267949) translate (4.829cm 32.157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6.91cm" svg:y="31.853cm">
          <draw:text-box>
            <text:p text:style-name="P2"><text:span text:style-name="T12">11</text:span></text:p>
          </draw:text-box>
        </draw:frame>
        <draw:custom-shape draw:style-name="gr19" draw:text-style-name="P1" draw:layer="layout" svg:width="0.305cm" svg:height="1.905cm" draw:transform="rotate (1.5707963267949) translate (6.735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8.815cm" svg:y="31.853cm">
          <draw:text-box>
            <text:p text:style-name="P2"><text:span text:style-name="T12">12</text:span></text:p>
          </draw:text-box>
        </draw:frame>
        <draw:custom-shape draw:style-name="gr19" draw:text-style-name="P1" draw:layer="layout" svg:width="0.305cm" svg:height="1.905cm" draw:transform="rotate (1.5707963267949) translate (8.64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0.72cm" svg:y="31.853cm">
          <draw:text-box>
            <text:p text:style-name="P2"><text:span text:style-name="T12">13</text:span></text:p>
          </draw:text-box>
        </draw:frame>
        <draw:custom-shape draw:style-name="gr19" draw:text-style-name="P1" draw:layer="layout" svg:width="0.305cm" svg:height="1.905cm" draw:transform="rotate (1.5707963267949) translate (10.545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2.625cm" svg:y="31.853cm">
          <draw:text-box>
            <text:p text:style-name="P2"><text:span text:style-name="T12">14</text:span></text:p>
          </draw:text-box>
        </draw:frame>
        <draw:custom-shape draw:style-name="gr19" draw:text-style-name="P1" draw:layer="layout" svg:width="0.305cm" svg:height="1.905cm" draw:transform="rotate (1.5707963267949) translate (12.45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4.53cm" svg:y="31.853cm">
          <draw:text-box>
            <text:p text:style-name="P2"><text:span text:style-name="T12">15</text:span></text:p>
          </draw:text-box>
        </draw:frame>
        <draw:custom-shape draw:style-name="gr19" draw:text-style-name="P1" draw:layer="layout" svg:width="0.305cm" svg:height="1.905cm" draw:transform="rotate (1.5707963267949) translate (14.355cm 32.158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6.436cm" svg:y="31.854cm">
          <draw:text-box>
            <text:p text:style-name="P2"><text:span text:style-name="T12">16</text:span></text:p>
          </draw:text-box>
        </draw:frame>
        <draw:custom-shape draw:style-name="gr19" draw:text-style-name="P1" draw:layer="layout" svg:width="0.305cm" svg:height="1.905cm" draw:transform="rotate (1.5707963267949) translate (16.261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18.341cm" svg:y="31.854cm">
          <draw:text-box>
            <text:p text:style-name="P2"><text:span text:style-name="T12">17</text:span></text:p>
          </draw:text-box>
        </draw:frame>
        <draw:custom-shape draw:style-name="gr19" draw:text-style-name="P1" draw:layer="layout" svg:width="0.305cm" svg:height="1.905cm" draw:transform="rotate (1.5707963267949) translate (18.166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0.846cm" svg:y="31.854cm">
          <draw:text-box>
            <text:p text:style-name="P2"><text:span text:style-name="T12">18</text:span></text:p>
          </draw:text-box>
        </draw:frame>
        <draw:custom-shape draw:style-name="gr19" draw:text-style-name="P1" draw:layer="layout" svg:width="0.305cm" svg:height="1.905cm" draw:transform="rotate (1.5707963267949) translate (20.671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2.751cm" svg:y="31.854cm">
          <draw:text-box>
            <text:p text:style-name="P2"><text:span text:style-name="T12">19</text:span></text:p>
          </draw:text-box>
        </draw:frame>
        <draw:custom-shape draw:style-name="gr19" draw:text-style-name="P1" draw:layer="layout" svg:width="0.305cm" svg:height="1.905cm" draw:transform="rotate (1.5707963267949) translate (22.576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4.656cm" svg:y="31.854cm">
          <draw:text-box>
            <text:p text:style-name="P2"><text:span text:style-name="T12">1A</text:span></text:p>
          </draw:text-box>
        </draw:frame>
        <draw:custom-shape draw:style-name="gr19" draw:text-style-name="P1" draw:layer="layout" svg:width="0.305cm" svg:height="1.905cm" draw:transform="rotate (1.5707963267949) translate (24.481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6.561cm" svg:y="31.854cm">
          <draw:text-box>
            <text:p text:style-name="P2"><text:span text:style-name="T12">1B</text:span></text:p>
          </draw:text-box>
        </draw:frame>
        <draw:custom-shape draw:style-name="gr19" draw:text-style-name="P1" draw:layer="layout" svg:width="0.305cm" svg:height="1.905cm" draw:transform="rotate (1.5707963267949) translate (26.386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8.466cm" svg:y="31.854cm">
          <draw:text-box>
            <text:p text:style-name="P2"><text:span text:style-name="T12">1C</text:span></text:p>
          </draw:text-box>
        </draw:frame>
        <draw:custom-shape draw:style-name="gr19" draw:text-style-name="P1" draw:layer="layout" svg:width="0.305cm" svg:height="1.905cm" draw:transform="rotate (1.5707963267949) translate (28.291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0.371cm" svg:y="31.854cm">
          <draw:text-box>
            <text:p text:style-name="P2"><text:span text:style-name="T12">1D</text:span></text:p>
          </draw:text-box>
        </draw:frame>
        <draw:custom-shape draw:style-name="gr19" draw:text-style-name="P1" draw:layer="layout" svg:width="0.305cm" svg:height="1.905cm" draw:transform="rotate (1.5707963267949) translate (30.196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2.276cm" svg:y="31.854cm">
          <draw:text-box>
            <text:p text:style-name="P2"><text:span text:style-name="T12">1E</text:span></text:p>
          </draw:text-box>
        </draw:frame>
        <draw:custom-shape draw:style-name="gr19" draw:text-style-name="P1" draw:layer="layout" svg:width="0.305cm" svg:height="1.905cm" draw:transform="rotate (1.5707963267949) translate (32.101cm 32.159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34.182cm" svg:y="31.855cm">
          <draw:text-box>
            <text:p text:style-name="P2"><text:span text:style-name="T12">1F</text:span></text:p>
          </draw:text-box>
        </draw:frame>
        <draw:custom-shape draw:style-name="gr19" draw:text-style-name="P1" draw:layer="layout" svg:width="0.305cm" svg:height="1.905cm" draw:transform="rotate (1.5707963267949) translate (34.007cm 32.16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8" draw:text-style-name="P8" draw:layer="layout" svg:width="1.632cm" svg:height="0.895cm" svg:x="2.597cm" svg:y="27.882cm">
          <draw:text-box>
            <text:p text:style-name="P2"><text:span text:style-name="T12">0000 </text:span></text:p>
          </draw:text-box>
        </draw:frame>
        <draw:frame draw:style-name="gr18" draw:text-style-name="P8" draw:layer="layout" svg:width="1.632cm" svg:height="0.895cm" svg:x="2.597cm" svg:y="30.883cm">
          <draw:text-box>
            <text:p text:style-name="P2"><text:span text:style-name="T12">0010 </text:span></text:p>
          </draw:text-box>
        </draw:frame>
        <draw:frame draw:style-name="gr5" draw:text-style-name="P12" draw:layer="layout" svg:width="1.632cm" svg:height="0.764cm" svg:x="5.004cm" svg:y="29.652cm">
          <draw:text-box>
            <text:p text:style-name="P2"><text:span text:style-name="T15">0</text:span></text:p>
          </draw:text-box>
        </draw:frame>
        <draw:frame draw:style-name="gr5" draw:text-style-name="P12" draw:layer="layout" svg:width="1.632cm" svg:height="0.764cm" svg:x="6.91cm" svg:y="29.653cm">
          <draw:text-box>
            <text:p text:style-name="P2"><text:span text:style-name="T15">1</text:span></text:p>
          </draw:text-box>
        </draw:frame>
        <draw:frame draw:style-name="gr5" draw:text-style-name="P12" draw:layer="layout" svg:width="1.632cm" svg:height="0.764cm" svg:x="8.815cm" svg:y="29.653cm">
          <draw:text-box>
            <text:p text:style-name="P2"><text:span text:style-name="T15">2</text:span></text:p>
          </draw:text-box>
        </draw:frame>
        <draw:frame draw:style-name="gr5" draw:text-style-name="P12" draw:layer="layout" svg:width="1.632cm" svg:height="0.764cm" svg:x="10.72cm" svg:y="29.653cm">
          <draw:text-box>
            <text:p text:style-name="P2"><text:span text:style-name="T15">3</text:span></text:p>
          </draw:text-box>
        </draw:frame>
        <draw:frame draw:style-name="gr5" draw:text-style-name="P12" draw:layer="layout" svg:width="1.632cm" svg:height="0.764cm" svg:x="12.625cm" svg:y="29.653cm">
          <draw:text-box>
            <text:p text:style-name="P2"><text:span text:style-name="T15">4</text:span></text:p>
          </draw:text-box>
        </draw:frame>
        <draw:frame draw:style-name="gr5" draw:text-style-name="P12" draw:layer="layout" svg:width="1.632cm" svg:height="0.764cm" svg:x="14.53cm" svg:y="29.653cm">
          <draw:text-box>
            <text:p text:style-name="P2"><text:span text:style-name="T15">5</text:span></text:p>
          </draw:text-box>
        </draw:frame>
        <draw:frame draw:style-name="gr5" draw:text-style-name="P12" draw:layer="layout" svg:width="1.632cm" svg:height="0.764cm" svg:x="16.436cm" svg:y="29.654cm">
          <draw:text-box>
            <text:p text:style-name="P2"><text:span text:style-name="T15">6</text:span></text:p>
          </draw:text-box>
        </draw:frame>
        <draw:frame draw:style-name="gr5" draw:text-style-name="P12" draw:layer="layout" svg:width="1.632cm" svg:height="0.764cm" svg:x="18.341cm" svg:y="29.654cm">
          <draw:text-box>
            <text:p text:style-name="P2"><text:span text:style-name="T15">7</text:span></text:p>
          </draw:text-box>
        </draw:frame>
        <draw:frame draw:style-name="gr5" draw:text-style-name="P12" draw:layer="layout" svg:width="1.632cm" svg:height="0.764cm" svg:x="20.846cm" svg:y="29.654cm">
          <draw:text-box>
            <text:p text:style-name="P2"><text:span text:style-name="T15">8</text:span></text:p>
          </draw:text-box>
        </draw:frame>
        <draw:frame draw:style-name="gr5" draw:text-style-name="P12" draw:layer="layout" svg:width="1.632cm" svg:height="0.764cm" svg:x="22.751cm" svg:y="29.654cm">
          <draw:text-box>
            <text:p text:style-name="P2"><text:span text:style-name="T15">9</text:span></text:p>
          </draw:text-box>
        </draw:frame>
        <draw:frame draw:style-name="gr5" draw:text-style-name="P12" draw:layer="layout" svg:width="1.632cm" svg:height="0.764cm" svg:x="24.656cm" svg:y="29.654cm">
          <draw:text-box>
            <text:p text:style-name="P2"><text:span text:style-name="T15">10</text:span></text:p>
          </draw:text-box>
        </draw:frame>
        <draw:frame draw:style-name="gr5" draw:text-style-name="P12" draw:layer="layout" svg:width="1.632cm" svg:height="0.764cm" svg:x="26.561cm" svg:y="29.654cm">
          <draw:text-box>
            <text:p text:style-name="P2"><text:span text:style-name="T15">11</text:span></text:p>
          </draw:text-box>
        </draw:frame>
        <draw:frame draw:style-name="gr5" draw:text-style-name="P12" draw:layer="layout" svg:width="1.632cm" svg:height="0.764cm" svg:x="28.466cm" svg:y="29.654cm">
          <draw:text-box>
            <text:p text:style-name="P2"><text:span text:style-name="T15">12</text:span></text:p>
          </draw:text-box>
        </draw:frame>
        <draw:frame draw:style-name="gr5" draw:text-style-name="P12" draw:layer="layout" svg:width="1.632cm" svg:height="0.764cm" svg:x="30.371cm" svg:y="29.654cm">
          <draw:text-box>
            <text:p text:style-name="P2"><text:span text:style-name="T15">13</text:span></text:p>
          </draw:text-box>
        </draw:frame>
        <draw:frame draw:style-name="gr5" draw:text-style-name="P12" draw:layer="layout" svg:width="1.632cm" svg:height="0.764cm" svg:x="32.276cm" svg:y="29.654cm">
          <draw:text-box>
            <text:p text:style-name="P2"><text:span text:style-name="T15">14</text:span></text:p>
          </draw:text-box>
        </draw:frame>
        <draw:frame draw:style-name="gr5" draw:text-style-name="P12" draw:layer="layout" svg:width="1.632cm" svg:height="0.764cm" svg:x="34.182cm" svg:y="29.655cm">
          <draw:text-box>
            <text:p text:style-name="P2"><text:span text:style-name="T15">15</text:span></text:p>
          </draw:text-box>
        </draw:frame>
        <draw:frame draw:style-name="gr5" draw:text-style-name="P12" draw:layer="layout" svg:width="1.632cm" svg:height="0.764cm" svg:x="5.015cm" svg:y="32.618cm">
          <draw:text-box>
            <text:p text:style-name="P2"><text:span text:style-name="T15">16</text:span></text:p>
          </draw:text-box>
        </draw:frame>
        <draw:frame draw:style-name="gr5" draw:text-style-name="P12" draw:layer="layout" svg:width="1.632cm" svg:height="0.764cm" svg:x="6.921cm" svg:y="32.619cm">
          <draw:text-box>
            <text:p text:style-name="P2"><text:span text:style-name="T15">17</text:span></text:p>
          </draw:text-box>
        </draw:frame>
        <draw:frame draw:style-name="gr5" draw:text-style-name="P12" draw:layer="layout" svg:width="1.632cm" svg:height="0.764cm" svg:x="8.826cm" svg:y="32.619cm">
          <draw:text-box>
            <text:p text:style-name="P2"><text:span text:style-name="T15">18</text:span></text:p>
          </draw:text-box>
        </draw:frame>
        <draw:frame draw:style-name="gr5" draw:text-style-name="P12" draw:layer="layout" svg:width="1.632cm" svg:height="0.764cm" svg:x="10.731cm" svg:y="32.619cm">
          <draw:text-box>
            <text:p text:style-name="P2"><text:span text:style-name="T15">19</text:span></text:p>
          </draw:text-box>
        </draw:frame>
        <draw:frame draw:style-name="gr5" draw:text-style-name="P12" draw:layer="layout" svg:width="1.632cm" svg:height="0.764cm" svg:x="12.636cm" svg:y="32.619cm">
          <draw:text-box>
            <text:p text:style-name="P2"><text:span text:style-name="T15">20</text:span></text:p>
          </draw:text-box>
        </draw:frame>
        <draw:frame draw:style-name="gr5" draw:text-style-name="P12" draw:layer="layout" svg:width="1.632cm" svg:height="0.764cm" svg:x="14.541cm" svg:y="32.619cm">
          <draw:text-box>
            <text:p text:style-name="P2"><text:span text:style-name="T15">21</text:span></text:p>
          </draw:text-box>
        </draw:frame>
        <draw:frame draw:style-name="gr5" draw:text-style-name="P12" draw:layer="layout" svg:width="1.632cm" svg:height="0.764cm" svg:x="16.447cm" svg:y="32.62cm">
          <draw:text-box>
            <text:p text:style-name="P2"><text:span text:style-name="T15">22</text:span></text:p>
          </draw:text-box>
        </draw:frame>
        <draw:frame draw:style-name="gr5" draw:text-style-name="P12" draw:layer="layout" svg:width="1.632cm" svg:height="0.764cm" svg:x="18.352cm" svg:y="32.62cm">
          <draw:text-box>
            <text:p text:style-name="P2"><text:span text:style-name="T15">23</text:span></text:p>
          </draw:text-box>
        </draw:frame>
        <draw:frame draw:style-name="gr5" draw:text-style-name="P12" draw:layer="layout" svg:width="1.632cm" svg:height="0.764cm" svg:x="20.857cm" svg:y="32.62cm">
          <draw:text-box>
            <text:p text:style-name="P2"><text:span text:style-name="T15">24</text:span></text:p>
          </draw:text-box>
        </draw:frame>
        <draw:frame draw:style-name="gr5" draw:text-style-name="P12" draw:layer="layout" svg:width="1.632cm" svg:height="0.764cm" svg:x="22.762cm" svg:y="32.62cm">
          <draw:text-box>
            <text:p text:style-name="P2"><text:span text:style-name="T15">25</text:span></text:p>
          </draw:text-box>
        </draw:frame>
        <draw:frame draw:style-name="gr5" draw:text-style-name="P12" draw:layer="layout" svg:width="1.632cm" svg:height="0.764cm" svg:x="24.667cm" svg:y="32.62cm">
          <draw:text-box>
            <text:p text:style-name="P2"><text:span text:style-name="T15">26</text:span></text:p>
          </draw:text-box>
        </draw:frame>
        <draw:frame draw:style-name="gr5" draw:text-style-name="P12" draw:layer="layout" svg:width="1.632cm" svg:height="0.764cm" svg:x="26.572cm" svg:y="32.62cm">
          <draw:text-box>
            <text:p text:style-name="P2"><text:span text:style-name="T15">27</text:span></text:p>
          </draw:text-box>
        </draw:frame>
        <draw:frame draw:style-name="gr5" draw:text-style-name="P12" draw:layer="layout" svg:width="1.632cm" svg:height="0.764cm" svg:x="28.477cm" svg:y="32.62cm">
          <draw:text-box>
            <text:p text:style-name="P2"><text:span text:style-name="T15">28</text:span></text:p>
          </draw:text-box>
        </draw:frame>
        <draw:frame draw:style-name="gr5" draw:text-style-name="P12" draw:layer="layout" svg:width="1.632cm" svg:height="0.764cm" svg:x="30.382cm" svg:y="32.62cm">
          <draw:text-box>
            <text:p text:style-name="P2"><text:span text:style-name="T15">29</text:span></text:p>
          </draw:text-box>
        </draw:frame>
        <draw:frame draw:style-name="gr5" draw:text-style-name="P12" draw:layer="layout" svg:width="1.632cm" svg:height="0.764cm" svg:x="32.287cm" svg:y="32.62cm">
          <draw:text-box>
            <text:p text:style-name="P2"><text:span text:style-name="T15">30</text:span></text:p>
          </draw:text-box>
        </draw:frame>
        <draw:frame draw:style-name="gr5" draw:text-style-name="P12" draw:layer="layout" svg:width="1.632cm" svg:height="0.764cm" svg:x="34.193cm" svg:y="32.621cm">
          <draw:text-box>
            <text:p text:style-name="P2"><text:span text:style-name="T15">31</text:span></text:p>
          </draw:text-box>
        </draw:frame>
        <draw:custom-shape draw:style-name="gr20" draw:text-style-name="P9" draw:layer="layout" svg:width="1.905cm" svg:height="1.27cm" svg:x="6.74cm" svg:y="27.683cm">
          <text:p text:style-name="P2"><text:span text:style-name="T13">0x00</text:span></text:p>
          <draw:enhanced-geometry svg:viewBox="0 0 21600 21600" draw:type="rectangle" draw:enhanced-path="M 0 0 L 21600 0 21600 21600 0 21600 0 0 Z N"/>
        </draw:custom-shape>
        <draw:frame draw:style-name="gr30" draw:text-style-name="P2" draw:layer="layout" svg:width="2.303cm" svg:height="1.826cm" svg:x="13.8cm" svg:y="23.43cm">
          <draw:text-box>
            <text:p text:style-name="P2"><text:span text:style-name="T1">Primary</text:span></text:p>
            <text:p text:style-name="P2"><text:span text:style-name="T1">Key</text:span></text:p>
          </draw:text-box>
        </draw:frame>
      </draw:page>
      <draw:page draw:name="page4" draw:style-name="dp1" draw:master-page-name="Default">
        <office:forms form:automatic-focus="false" form:apply-design-mode="false"/>
        <draw:g>
          <draw:custom-shape draw:style-name="gr4" draw:text-style-name="P3" draw:layer="layout" svg:width="2.039cm" svg:height="0.634cm" svg:x="17.991cm" svg:y="9.255cm">
            <text:p text:style-name="P2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9.469cm" svg:y="9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7.991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14.315cm" svg:y="11.159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5.793cm" svg:y="11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4.315cm" svg:y="11.1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15.793cm" svg:y="11.159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17.271cm" svg:y="11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15.793cm" svg:y="11.1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2.039cm" svg:height="0.634cm" svg:x="20.666cm" svg:y="11.159cm">
            <text:p text:style-name="P2"><text:span text:style-name="T1">8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561cm" svg:height="0.634cm" svg:x="22.144cm" svg:y="11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561cm" svg:height="0.634cm" svg:x="20.666cm" svg:y="11.159cm">
            <text:p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18.384cm" svg:y1="9.554cm" svg:x2="16.119cm" svg:y2="11.159cm">
          <text:p/>
        </draw:line>
        <draw:line draw:style-name="gr11" draw:text-style-name="P1" draw:layer="layout" svg:x1="19.696cm" svg:y1="9.529cm" svg:x2="21.727cm" svg:y2="11.159cm">
          <text:p/>
        </draw:line>
        <draw:custom-shape draw:style-name="gr4" draw:text-style-name="P3" draw:layer="layout" svg:width="2.14cm" svg:height="1.245cm" svg:x="14.97cm" svg:y="13.09cm">
          <text:p text:style-name="P2"><text:span text:style-name="T1">Leaf</text:span></text:p>
          <text:p text:style-name="P2"><text:span text:style-name="T1">1</text:span><text:span text:style-name="T24">0&lt;k&lt;=3</text:span><text:span text:style-name="T1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565cm" svg:y1="11.508cm" svg:x2="13.9cm" svg:y2="13.09cm">
          <text:p/>
        </draw:line>
        <draw:line draw:style-name="gr11" draw:text-style-name="P1" draw:layer="layout" svg:x1="16.1cm" svg:y1="11.386cm" svg:x2="16.1cm" svg:y2="13.09cm">
          <text:p/>
        </draw:line>
        <draw:line draw:style-name="gr11" draw:text-style-name="P1" draw:layer="layout" svg:x1="17.502cm" svg:y1="11.428cm" svg:x2="18.257cm" svg:y2="13.09cm">
          <text:p/>
        </draw:line>
        <draw:line draw:style-name="gr11" draw:text-style-name="P1" draw:layer="layout" svg:x1="21.074cm" svg:y1="11.296cm" svg:x2="20.638cm" svg:y2="13.09cm">
          <text:p/>
        </draw:line>
        <draw:line draw:style-name="gr11" draw:text-style-name="P1" draw:layer="layout" svg:x1="22.424cm" svg:y1="11.386cm" svg:x2="22.807cm" svg:y2="13.09cm">
          <text:p/>
        </draw:line>
        <draw:custom-shape draw:style-name="gr4" draw:text-style-name="P3" draw:layer="layout" svg:width="2.069cm" svg:height="1.245cm" svg:x="17.246cm" svg:y="13.09cm">
          <text:p text:style-name="P2"><text:span text:style-name="T1">Leaf</text:span></text:p>
          <text:p text:style-name="P2"><text:span text:style-name="T1">30&lt;k&lt;=4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97cm" svg:height="1.245cm" svg:x="19.746cm" svg:y="13.09cm">
          <text:p text:style-name="P2"><text:span text:style-name="T1">Leaf</text:span></text:p>
          <text:p text:style-name="P2"><text:span text:style-name="T1">42&lt;k&lt;=8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5cm" svg:height="1.245cm" svg:x="21.946cm" svg:y="13.09cm">
          <text:p text:style-name="P2"><text:span text:style-name="T1">Leaf</text:span></text:p>
          <text:p text:style-name="P2"><text:span text:style-name="T1">85&lt;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15cm" svg:height="1.245cm" svg:x="13.146cm" svg:y="13.09cm">
          <text:p text:style-name="P2"><text:span text:style-name="T1">Leaf</text:span></text:p>
          <text:p text:style-name="P2"><text:span text:style-name="T1">k</text:span><text:span text:style-name="T25">&lt;=</text:span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3.175cm" svg:x="15.23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4cm" svg:height="1.269cm" svg:x="15.231cm" svg:y="16.241cm">
          <text:p text:style-name="P20"><text:span text:style-name="T10">Page 14</text:span></text:p>
          <text:p text:style-name="P20"><text:span text:style-name="T26">Right-Page = 21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2.539cm" svg:height="1.27cm" svg:x="15.531cm" svg:y="17.845cm">
          <text:p text:style-name="P2"><text:span text:style-name="T10">Cell 0</text:span></text:p>
          <text:p text:style-name="P2"><text:span text:style-name="T26">Key = 42</text:span></text:p>
          <text:p text:style-name="P2"><text:span text:style-name="T26">Child = 1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4.445cm" svg:x="12.69cm" svg:y="20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3.174cm" svg:height="1.269cm" svg:x="12.691cm" svg:y="20.051cm">
          <text:p text:style-name="P20"><text:span text:style-name="T10">Page 16</text:span></text:p>
          <text:p text:style-name="P20"><text:span text:style-name="T26">Right-Page = 28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2.539cm" svg:height="1.27cm" svg:x="12.991cm" svg:y="21.655cm">
          <text:p text:style-name="P2"><text:span text:style-name="T10">Cell 0</text:span></text:p>
          <text:p text:style-name="P2"><text:span text:style-name="T26">Key = 10</text:span></text:p>
          <text:p text:style-name="P2"><text:span text:style-name="T26">Child = 2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3.175cm" svg:x="18.405cm" svg:y="20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3.174cm" svg:height="1.269cm" svg:x="18.406cm" svg:y="20.051cm">
          <text:p text:style-name="P20"><text:span text:style-name="T10">Page 21</text:span></text:p>
          <text:p text:style-name="P20"><text:span text:style-name="T26">Right-Page = 30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2.539cm" svg:height="1.27cm" svg:x="18.706cm" svg:y="21.655cm">
          <text:p text:style-name="P2"><text:span text:style-name="T10">Cell 0</text:span></text:p>
          <text:p text:style-name="P2"><text:span text:style-name="T26">Key = 85</text:span></text:p>
          <text:p text:style-name="P2"><text:span text:style-name="T26">Child = 27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2.539cm" svg:height="1.27cm" svg:x="12.992cm" svg:y="23.055cm">
          <text:p text:style-name="P2"><text:span text:style-name="T10">Cell 1</text:span></text:p>
          <text:p text:style-name="P2"><text:span text:style-name="T26">Key = 30</text:span></text:p>
          <text:p text:style-name="P2"><text:span text:style-name="T26">Child = 25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17.235cm" svg:y1="18.97cm" svg:x2="14.278cm" svg:y2="20.051cm" draw:start-shape="id13" draw:start-glue-point="6" draw:end-shape="id14" draw:end-glue-point="0" svg:d="M17235 18970l-2957 1081" svg:viewBox="0 0 2958 1082">
          <text:p/>
        </draw:connector>
        <draw:custom-shape draw:style-name="gr12" draw:text-style-name="P1" xml:id="id13" draw:id="id13" draw:layer="layout" svg:width="0.635cm" svg:height="0.58cm" svg:x="17.235cm" svg:y="18.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" xml:id="id15" draw:id="id15" draw:layer="layout" svg:width="0.635cm" svg:height="0.58cm" svg:x="17.77cm" svg:y="16.8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18.405cm" svg:y1="17.101cm" svg:x2="19.993cm" svg:y2="20.051cm" draw:start-shape="id15" draw:start-glue-point="10" draw:end-shape="id16" draw:end-glue-point="0" svg:d="M18405 17101l1588 2950" svg:viewBox="0 0 1589 2951">
          <text:p/>
        </draw:connector>
        <draw:custom-shape draw:style-name="gr4" draw:text-style-name="P3" xml:id="id22" draw:id="id22" draw:layer="layout" svg:width="3.81cm" svg:height="1.269cm" svg:x="9.055cm" svg:y="25.766cm">
          <text:p text:style-name="P20"><text:span text:style-name="T10">Page 24</text:span></text:p>
          <text:p text:style-name="P20"><text:span text:style-name="T10">Contains records with</text:span></text:p>
          <text:p text:style-name="P20"><text:span text:style-name="T10">k &lt;= 1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4" draw:id="id24" draw:layer="layout" svg:width="3.92cm" svg:height="1.269cm" svg:x="13.155cm" svg:y="25.767cm">
          <text:p text:style-name="P20"><text:span text:style-name="T10">Page 25</text:span></text:p>
          <text:p text:style-name="P20"><text:span text:style-name="T10">Contains records with</text:span></text:p>
          <text:p text:style-name="P20"><text:span text:style-name="T10">10 &lt; key &lt;= 3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8" draw:id="id18" draw:layer="layout" svg:width="3.92cm" svg:height="1.269cm" svg:x="17.355cm" svg:y="25.768cm">
          <text:p text:style-name="P20"><text:span text:style-name="T10">Page 28</text:span></text:p>
          <text:p text:style-name="P20"><text:span text:style-name="T10">Contains records with</text:span></text:p>
          <text:p text:style-name="P20"><text:span text:style-name="T10">30 &lt; key &lt;= 4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3.92cm" svg:height="1.269cm" svg:x="21.555cm" svg:y="25.769cm">
          <text:p text:style-name="P20"><text:span text:style-name="T10">Page 27</text:span></text:p>
          <text:p text:style-name="P20"><text:span text:style-name="T10">Contains records with</text:span></text:p>
          <text:p text:style-name="P20"><text:span text:style-name="T10">42 &lt; key &lt;= 8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0" draw:id="id20" draw:layer="layout" svg:width="3.92cm" svg:height="1.269cm" svg:x="25.79cm" svg:y="25.766cm">
          <text:p text:style-name="P20"><text:span text:style-name="T10">Page 30</text:span></text:p>
          <text:p text:style-name="P20"><text:span text:style-name="T10">Contains records with</text:span></text:p>
          <text:p text:style-name="P20"><text:span text:style-name="T10">85 &lt;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7" draw:id="id17" draw:layer="layout" svg:width="0.635cm" svg:height="0.58cm" svg:x="15.251cm" svg:y="20.6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15.886cm" svg:y1="20.91cm" svg:x2="19.315cm" svg:y2="25.768cm" draw:start-shape="id17" draw:start-glue-point="10" draw:end-shape="id18" draw:end-glue-point="0" svg:d="M15886 20910l3429 4858" svg:viewBox="0 0 3430 4859">
          <text:p/>
        </draw:connector>
        <draw:custom-shape draw:style-name="gr12" draw:text-style-name="P1" xml:id="id19" draw:id="id19" draw:layer="layout" svg:width="0.635cm" svg:height="0.58cm" svg:x="20.958cm" svg:y="20.6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21.593cm" svg:y1="20.903cm" svg:x2="27.75cm" svg:y2="25.766cm" draw:start-shape="id19" draw:start-glue-point="10" draw:end-shape="id20" draw:end-glue-point="0" svg:d="M21593 20903l6157 4863" svg:viewBox="0 0 6158 4864">
          <text:p/>
        </draw:connector>
        <draw:connector draw:style-name="gr13" draw:text-style-name="P1" draw:layer="layout" draw:type="line" svg:x1="14.716cm" svg:y1="22.743cm" svg:x2="10.96cm" svg:y2="25.766cm" draw:start-shape="id21" draw:start-glue-point="6" draw:end-shape="id22" draw:end-glue-point="0" svg:d="M14716 22743l-3756 3023" svg:viewBox="0 0 3757 3024">
          <text:p/>
        </draw:connector>
        <draw:custom-shape draw:style-name="gr12" draw:text-style-name="P1" xml:id="id21" draw:id="id21" draw:layer="layout" svg:width="0.635cm" svg:height="0.58cm" svg:x="14.716cm" svg:y="22.4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15.014cm" svg:y1="24.422cm" svg:x2="15.115cm" svg:y2="25.767cm" draw:start-shape="id23" draw:start-glue-point="8" draw:end-shape="id24" draw:end-glue-point="0" svg:d="M15014 24422l101 1345" svg:viewBox="0 0 102 1346">
          <text:p/>
        </draw:connector>
        <draw:custom-shape draw:style-name="gr12" draw:text-style-name="P1" xml:id="id23" draw:id="id23" draw:layer="layout" svg:width="0.635cm" svg:height="0.58cm" svg:x="14.696cm" svg:y="23.84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3" draw:text-style-name="P1" draw:layer="layout" draw:type="line" svg:x1="20.749cm" svg:y1="23.015cm" svg:x2="23.515cm" svg:y2="25.769cm" draw:start-shape="id25" draw:start-glue-point="8" draw:end-shape="id26" draw:end-glue-point="0" svg:d="M20749 23015l2766 2754" svg:viewBox="0 0 2767 2755">
          <text:p/>
        </draw:connector>
        <draw:custom-shape draw:style-name="gr12" draw:text-style-name="P1" xml:id="id25" draw:id="id25" draw:layer="layout" svg:width="0.635cm" svg:height="0.58cm" svg:x="20.431cm" svg:y="22.43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5" draw:style-name="dp1" draw:master-page-name="Default">
        <office:forms form:automatic-focus="false" form:apply-design-mode="false"/>
        <draw:custom-shape draw:style-name="gr3" draw:text-style-name="P1" draw:layer="layout" svg:width="5.715cm" svg:height="10.16cm" svg:x="11.795cm" svg:y="19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14cm" svg:height="1.269cm" svg:x="11.795cm" svg:y="19.415cm">
          <text:p text:style-name="P2"><text:span text:style-name="T1">Pag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3.81cm" svg:height="0.634cm" svg:x="12.747cm" svg:y="21.321cm">
          <text:p text:style-name="P2"><text:span text:style-name="T27">0x3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8" draw:id="id28" draw:layer="layout" svg:width="3.81cm" svg:height="0.634cm" svg:x="12.747cm" svg:y="28.306cm">
          <text:p text:style-name="P2"><text:span text:style-name="T1">Cell (Key = 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3.81cm" svg:height="0.634cm" svg:x="12.747cm" svg:y="27.506cm">
          <text:p text:style-name="P2"><text:span text:style-name="T1">Cell (Key = 37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2" draw:id="id32" draw:layer="layout" svg:width="3.81cm" svg:height="0.634cm" svg:x="12.747cm" svg:y="26.706cm">
          <text:p text:style-name="P2"><text:span text:style-name="T1">Cell (Key = 15)</text:span></text:p>
          <draw:enhanced-geometry svg:viewBox="0 0 21600 21600" draw:type="rectangle" draw:enhanced-path="M 0 0 L 21600 0 21600 21600 0 21600 0 0 Z N"/>
        </draw:custom-shape>
        <draw:frame draw:style-name="gr31" draw:text-style-name="P23" xml:id="id27" draw:id="id27" draw:layer="layout" svg:width="3.175cm" svg:height="0.792cm" svg:x="7.985cm" svg:y="28.227cm">
          <draw:text-box>
            <text:p text:style-name="P2"><text:span text:style-name="T1">Offset: </text:span><text:span text:style-name="T27">0x380</text:span></text:p>
          </draw:text-box>
        </draw:frame>
        <draw:connector draw:style-name="gr16" draw:text-style-name="P1" draw:layer="layout" draw:type="line" svg:x1="11.16cm" svg:y1="28.623cm" svg:x2="12.747cm" svg:y2="28.623cm" draw:start-shape="id27" draw:start-glue-point="1" draw:end-shape="id28" draw:end-glue-point="3" svg:d="M11160 28623h1587" svg:viewBox="0 0 1588 1">
          <text:p/>
        </draw:connector>
        <draw:frame draw:style-name="gr31" draw:text-style-name="P23" xml:id="id29" draw:id="id29" draw:layer="layout" svg:width="3.175cm" svg:height="0.792cm" svg:x="7.986cm" svg:y="27.427cm">
          <draw:text-box>
            <text:p text:style-name="P2"><text:span text:style-name="T1">Offset: </text:span><text:span text:style-name="T27">0x300</text:span></text:p>
          </draw:text-box>
        </draw:frame>
        <draw:frame draw:style-name="gr31" draw:text-style-name="P23" xml:id="id31" draw:id="id31" draw:layer="layout" svg:width="3.175cm" svg:height="0.792cm" svg:x="7.986cm" svg:y="26.627cm">
          <draw:text-box>
            <text:p text:style-name="P2"><text:span text:style-name="T1">Offset: </text:span><text:span text:style-name="T27">0x280</text:span></text:p>
          </draw:text-box>
        </draw:frame>
        <draw:connector draw:style-name="gr16" draw:text-style-name="P1" draw:layer="layout" draw:type="line" svg:x1="11.161cm" svg:y1="27.823cm" svg:x2="12.747cm" svg:y2="27.823cm" draw:start-shape="id29" draw:start-glue-point="1" draw:end-shape="id30" draw:end-glue-point="3" svg:d="M11161 27823h1586" svg:viewBox="0 0 1587 1">
          <text:p/>
        </draw:connector>
        <draw:connector draw:style-name="gr16" draw:text-style-name="P1" draw:layer="layout" draw:type="line" svg:x1="11.161cm" svg:y1="27.023cm" svg:x2="12.747cm" svg:y2="27.023cm" draw:start-shape="id31" draw:start-glue-point="1" draw:end-shape="id32" draw:end-glue-point="3" svg:d="M11161 27023h1586" svg:viewBox="0 0 1587 1">
          <text:p/>
        </draw:connector>
        <draw:custom-shape draw:style-name="gr4" draw:text-style-name="P3" xml:id="id34" draw:id="id34" draw:layer="layout" svg:width="3.81cm" svg:height="0.634cm" svg:x="12.747cm" svg:y="22.121cm">
          <text:p text:style-name="P2"><text:span text:style-name="T27">0x2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3.81cm" svg:height="0.634cm" svg:x="12.747cm" svg:y="22.921cm">
          <text:p text:style-name="P2"><text:span text:style-name="T27">0x300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draw:line-skew="0.203cm" svg:x1="16.557cm" svg:y1="23.238cm" svg:x2="16.557cm" svg:y2="27.823cm" draw:start-shape="id33" draw:start-glue-point="1" draw:end-shape="id30" draw:end-glue-point="1" svg:d="M16557 23238c1056 0 1056 4585 0 4585" svg:viewBox="0 0 793 4586">
          <text:p/>
        </draw:connector>
        <draw:connector draw:style-name="gr16" draw:text-style-name="P1" draw:layer="layout" draw:type="curve" draw:line-skew="0.838cm" svg:x1="16.557cm" svg:y1="22.438cm" svg:x2="16.557cm" svg:y2="27.023cm" draw:start-shape="id34" draw:start-glue-point="1" draw:end-shape="id32" draw:end-glue-point="1" svg:d="M16557 22438c2008 0 2008 4585 0 4585" svg:viewBox="0 0 1507 4586">
          <text:p/>
        </draw:connector>
        <draw:connector draw:style-name="gr16" draw:text-style-name="P1" draw:layer="layout" draw:type="curve" draw:line-skew="1.372cm" svg:x1="16.557cm" svg:y1="21.638cm" svg:x2="16.557cm" svg:y2="28.623cm" draw:start-shape="id35" draw:start-glue-point="1" draw:end-shape="id28" draw:end-glue-point="1" svg:d="M16557 21638c2809 0 2809 6985 0 6985" svg:viewBox="0 0 2108 6986">
          <text:p/>
        </draw:connector>
        <draw:frame draw:style-name="gr5" draw:text-style-name="P14" draw:layer="layout" svg:width="3.81cm" svg:height="0.776cm" draw:transform="rotate (1.5707963267949) translate (11.925cm 24.395cm)">
          <draw:text-box>
            <text:p text:style-name="P2"><text:span text:style-name="T1">Cell offset array</text:span></text:p>
          </draw:text-box>
        </draw:frame>
        <draw:custom-shape draw:style-name="gr32" draw:text-style-name="P6" draw:layer="layout" svg:width="3.81cm" svg:height="0.634cm" svg:x="20.05cm" svg:y="21.295cm">
          <text:p text:style-name="P2"><text:span text:style-name="T1">Cell (Key = 7)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4.172cm" svg:height="0.776cm" svg:x="19.788cm" svg:y="20.431cm">
          <draw:text-box>
            <text:p text:style-name="P2"><text:span text:style-name="T1">Insert this cell:</text:span></text:p>
          </draw:text-box>
        </draw:frame>
        <draw:custom-shape draw:style-name="gr23" draw:text-style-name="P1" draw:layer="layout" svg:width="5.715cm" svg:height="3.81cm" svg:x="19.415cm" svg:y="19.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715cm" svg:height="10.16cm" svg:x="26.375cm" svg:y="19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14cm" svg:height="1.269cm" svg:x="26.375cm" svg:y="19.415cm">
          <text:p text:style-name="P2"><text:span text:style-name="T1">Page 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4" draw:id="id44" draw:layer="layout" svg:width="3.81cm" svg:height="0.634cm" svg:x="27.327cm" svg:y="21.321cm">
          <text:p text:style-name="P2"><text:span text:style-name="T27">0x3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7" draw:id="id37" draw:layer="layout" svg:width="3.81cm" svg:height="0.634cm" svg:x="27.327cm" svg:y="28.306cm">
          <text:p text:style-name="P2"><text:span text:style-name="T1">Cell (Key = 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9" draw:id="id39" draw:layer="layout" svg:width="3.81cm" svg:height="0.634cm" svg:x="27.327cm" svg:y="27.506cm">
          <text:p text:style-name="P2"><text:span text:style-name="T1">Cell (Key = 37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1" draw:id="id41" draw:layer="layout" svg:width="3.81cm" svg:height="0.634cm" svg:x="27.327cm" svg:y="26.706cm">
          <text:p text:style-name="P2"><text:span text:style-name="T1">Cell (Key = 15)</text:span></text:p>
          <draw:enhanced-geometry svg:viewBox="0 0 21600 21600" draw:type="rectangle" draw:enhanced-path="M 0 0 L 21600 0 21600 21600 0 21600 0 0 Z N"/>
        </draw:custom-shape>
        <draw:frame draw:style-name="gr31" draw:text-style-name="P23" xml:id="id36" draw:id="id36" draw:layer="layout" svg:width="3.175cm" svg:height="0.792cm" svg:x="22.565cm" svg:y="28.227cm">
          <draw:text-box>
            <text:p text:style-name="P2"><text:span text:style-name="T1">Offset: </text:span><text:span text:style-name="T27">0x380</text:span></text:p>
          </draw:text-box>
        </draw:frame>
        <draw:connector draw:style-name="gr16" draw:text-style-name="P1" draw:layer="layout" draw:type="line" svg:x1="25.74cm" svg:y1="28.623cm" svg:x2="27.327cm" svg:y2="28.623cm" draw:start-shape="id36" draw:start-glue-point="1" draw:end-shape="id37" draw:end-glue-point="3" svg:d="M25740 28623h1587" svg:viewBox="0 0 1588 1">
          <text:p/>
        </draw:connector>
        <draw:frame draw:style-name="gr31" draw:text-style-name="P23" xml:id="id38" draw:id="id38" draw:layer="layout" svg:width="3.175cm" svg:height="0.792cm" svg:x="22.566cm" svg:y="27.427cm">
          <draw:text-box>
            <text:p text:style-name="P2"><text:span text:style-name="T1">Offset: </text:span><text:span text:style-name="T27">0x300</text:span></text:p>
          </draw:text-box>
        </draw:frame>
        <draw:frame draw:style-name="gr31" draw:text-style-name="P23" xml:id="id40" draw:id="id40" draw:layer="layout" svg:width="3.175cm" svg:height="0.792cm" svg:x="22.566cm" svg:y="26.627cm">
          <draw:text-box>
            <text:p text:style-name="P2"><text:span text:style-name="T1">Offset: </text:span><text:span text:style-name="T27">0x280</text:span></text:p>
          </draw:text-box>
        </draw:frame>
        <draw:connector draw:style-name="gr16" draw:text-style-name="P1" draw:layer="layout" draw:type="line" svg:x1="25.741cm" svg:y1="27.823cm" svg:x2="27.327cm" svg:y2="27.823cm" draw:start-shape="id38" draw:start-glue-point="1" draw:end-shape="id39" draw:end-glue-point="3" svg:d="M25741 27823h1586" svg:viewBox="0 0 1587 1">
          <text:p/>
        </draw:connector>
        <draw:connector draw:style-name="gr16" draw:text-style-name="P1" draw:layer="layout" draw:type="line" svg:x1="25.741cm" svg:y1="27.023cm" svg:x2="27.327cm" svg:y2="27.023cm" draw:start-shape="id40" draw:start-glue-point="1" draw:end-shape="id41" draw:end-glue-point="3" svg:d="M25741 27023h1586" svg:viewBox="0 0 1587 1">
          <text:p/>
        </draw:connector>
        <draw:custom-shape draw:style-name="gr4" draw:text-style-name="P3" xml:id="id43" draw:id="id43" draw:layer="layout" svg:width="3.81cm" svg:height="0.634cm" svg:x="27.327cm" svg:y="22.921cm">
          <text:p text:style-name="P2"><text:span text:style-name="T27">0x28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2" draw:id="id42" draw:layer="layout" svg:width="3.81cm" svg:height="0.634cm" svg:x="27.327cm" svg:y="23.721cm">
          <text:p text:style-name="P2"><text:span text:style-name="T27">0x300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draw:line-skew="0.203cm" svg:x1="31.137cm" svg:y1="24.038cm" svg:x2="31.137cm" svg:y2="27.823cm" draw:start-shape="id42" draw:start-glue-point="1" draw:end-shape="id39" draw:end-glue-point="1" svg:d="M31137 24038c1056 0 1056 3785 0 3785" svg:viewBox="0 0 793 3786">
          <text:p/>
        </draw:connector>
        <draw:connector draw:style-name="gr16" draw:text-style-name="P1" draw:layer="layout" draw:type="curve" draw:line-skew="0.838cm" svg:x1="31.137cm" svg:y1="23.238cm" svg:x2="31.137cm" svg:y2="27.023cm" draw:start-shape="id43" draw:start-glue-point="1" draw:end-shape="id41" draw:end-glue-point="1" svg:d="M31137 23238c2008 0 2008 3785 0 3785" svg:viewBox="0 0 1507 3786">
          <text:p/>
        </draw:connector>
        <draw:connector draw:style-name="gr16" draw:text-style-name="P1" draw:layer="layout" draw:type="curve" draw:line-skew="1.372cm" svg:x1="31.137cm" svg:y1="21.638cm" svg:x2="31.137cm" svg:y2="28.623cm" draw:start-shape="id44" draw:start-glue-point="1" draw:end-shape="id37" draw:end-glue-point="1" svg:d="M31137 21638c2809 0 2809 6985 0 6985" svg:viewBox="0 0 2108 6986">
          <text:p/>
        </draw:connector>
        <draw:frame draw:style-name="gr5" draw:text-style-name="P14" draw:layer="layout" svg:width="3.81cm" svg:height="0.776cm" draw:transform="rotate (1.5707963267949) translate (26.505cm 24.895cm)">
          <draw:text-box>
            <text:p text:style-name="P2"><text:span text:style-name="T1">Cell offset array</text:span></text:p>
          </draw:text-box>
        </draw:frame>
        <draw:custom-shape draw:style-name="gr32" draw:text-style-name="P6" xml:id="id46" draw:id="id46" draw:layer="layout" svg:width="3.81cm" svg:height="0.634cm" svg:x="27.327cm" svg:y="25.813cm">
          <text:p text:style-name="P2"><text:span text:style-name="T1">Cell (Key = 7)</text:span></text:p>
          <draw:enhanced-geometry svg:viewBox="0 0 21600 21600" draw:type="rectangle" draw:enhanced-path="M 0 0 L 21600 0 21600 21600 0 21600 0 0 Z N"/>
        </draw:custom-shape>
        <draw:frame draw:style-name="gr31" draw:text-style-name="P23" xml:id="id45" draw:id="id45" draw:layer="layout" svg:width="3.175cm" svg:height="0.792cm" svg:x="22.567cm" svg:y="25.753cm">
          <draw:text-box>
            <text:p text:style-name="P2"><text:span text:style-name="T1">Offset: </text:span><text:span text:style-name="T27">0x200</text:span></text:p>
          </draw:text-box>
        </draw:frame>
        <draw:connector draw:style-name="gr16" draw:text-style-name="P1" draw:layer="layout" draw:type="line" svg:x1="25.742cm" svg:y1="26.149cm" svg:x2="27.327cm" svg:y2="26.13cm" draw:start-shape="id45" draw:start-glue-point="1" draw:end-shape="id46" draw:end-glue-point="3" svg:d="M25742 26149l1585-19" svg:viewBox="0 0 1586 20">
          <text:p/>
        </draw:connector>
        <draw:custom-shape draw:style-name="gr4" draw:text-style-name="P3" xml:id="id47" draw:id="id47" draw:layer="layout" svg:width="3.81cm" svg:height="0.634cm" svg:x="27.327cm" svg:y="22.121cm">
          <text:p text:style-name="P2"><text:span text:style-name="T27">0x200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curve" svg:x1="31.137cm" svg:y1="22.438cm" svg:x2="31.137cm" svg:y2="26.13cm" draw:start-shape="id47" draw:start-glue-point="1" draw:end-shape="id46" draw:end-glue-point="1" svg:d="M31137 22438c826 0 826 3692 0 3692" svg:viewBox="0 0 621 3693">
          <text:p/>
        </draw:connector>
        <draw:custom-shape draw:style-name="gr34" draw:text-style-name="P1" draw:layer="layout" svg:width="0.635cm" svg:height="2.54cm" svg:x="33.895cm" svg:y="25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2.536cm" svg:height="0.776cm" svg:x="32.964cm" svg:y="28.405cm">
          <draw:text-box>
            <text:p text:style-name="P2"><text:span text:style-name="T1">Grows up</text:span></text:p>
          </draw:text-box>
        </draw:frame>
        <draw:custom-shape draw:style-name="gr34" draw:text-style-name="P1" draw:layer="layout" svg:width="0.635cm" svg:height="2.54cm" draw:transform="rotate (-3.14159265358979) translate (34.53cm 24.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3.81cm" svg:height="0.776cm" svg:x="32.338cm" svg:y="20.905cm">
          <draw:text-box>
            <text:p text:style-name="P2"><text:span text:style-name="T1">Grows down</text:span></text:p>
          </draw:text-box>
        </draw:frame>
      </draw:page>
      <draw:page draw:name="page6" draw:style-name="dp1" draw:master-page-name="Default">
        <office:forms form:automatic-focus="false" form:apply-design-mode="false"/>
        <draw:g xml:id="id49" draw:id="id49">
          <draw:custom-shape draw:style-name="gr1" draw:text-style-name="P1" draw:layer="layout" svg:width="1.905cm" svg:height="2.076cm" svg:x="15.901cm" svg:y="36.389cm">
            <text:p/>
            <draw:enhanced-geometry svg:viewBox="0 0 88 21600" draw:glue-points="44 ?f6 44 0 0 10800 44 21600 88 10800" draw:text-areas="0 ?f6 88 ?f3" draw:type="can" draw:modifiers="36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5" draw:text-style-name="P24" draw:layer="layout" svg:width="2.54cm" svg:height="0.865cm" svg:x="15.605cm" svg:y="37.108cm">
            <draw:text-box>
              <text:p text:style-name="P2"><text:span text:style-name="T28"></text:span><text:span text:style-name="T16">db file</text:span></text:p>
            </draw:text-box>
          </draw:frame>
        </draw:g>
        <draw:custom-shape draw:style-name="gr4" draw:text-style-name="P3" xml:id="id50" draw:id="id50" draw:layer="layout" svg:width="3.683cm" svg:height="0.825cm" svg:x="15.034cm" svg:y="33.348cm">
          <text:p text:style-name="P2"><text:span text:style-name="T1">B-Tre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8" draw:id="id48" draw:layer="layout" svg:width="3.683cm" svg:height="0.825cm" svg:x="15.034cm" svg:y="34.849cm">
          <text:p text:style-name="P2"><text:span text:style-name="T1">P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1" draw:id="id51" draw:layer="layout" svg:width="3.683cm" svg:height="0.825cm" svg:x="15.034cm" svg:y="31.245cm">
          <text:p text:style-name="P2"><text:span text:style-name="T1">Database Machin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3" draw:id="id53" draw:layer="layout" svg:width="3.683cm" svg:height="0.825cm" svg:x="15.034cm" svg:y="27.981cm">
          <text:p text:style-name="P2"><text:span text:style-name="T28"></text:span><text:span text:style-name="T16">db </text:span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5.59cm" svg:x="14.33cm" svg:y="32.875cm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6" draw:text-style-name="P1" draw:layer="layout" draw:type="line" svg:x1="16.875cm" svg:y1="35.674cm" svg:x2="16.875cm" svg:y2="36.389cm" draw:start-shape="id48" draw:start-glue-point="2" draw:end-shape="id49" draw:end-glue-point="0" svg:d="M16875 35674v715" svg:viewBox="0 0 1 716">
          <text:p/>
        </draw:connector>
        <draw:connector draw:style-name="gr6" draw:text-style-name="P1" draw:layer="layout" draw:type="line" svg:x1="16.875cm" svg:y1="34.173cm" svg:x2="16.875cm" svg:y2="34.849cm" draw:start-shape="id50" draw:start-glue-point="2" draw:end-shape="id48" draw:end-glue-point="0" svg:d="M16875 34173v676" svg:viewBox="0 0 1 677">
          <text:p/>
        </draw:connector>
        <draw:connector draw:style-name="gr6" draw:text-style-name="P1" draw:layer="layout" draw:type="line" svg:x1="16.875cm" svg:y1="32.07cm" svg:x2="16.875cm" svg:y2="33.348cm" draw:start-shape="id51" draw:start-glue-point="2" draw:end-shape="id50" draw:end-glue-point="0" svg:d="M16875 32070v1278" svg:viewBox="0 0 1 1279">
          <text:p/>
        </draw:connector>
        <draw:connector draw:style-name="gr6" draw:text-style-name="P1" draw:layer="layout" draw:type="line" svg:x1="16.875cm" svg:y1="30.43cm" svg:x2="16.875cm" svg:y2="31.245cm" draw:start-shape="id52" draw:start-glue-point="2" draw:end-shape="id51" draw:end-glue-point="0" svg:d="M16875 30430v815" svg:viewBox="0 0 1 816">
          <text:p/>
        </draw:connector>
        <draw:connector draw:style-name="gr6" draw:text-style-name="P1" draw:layer="layout" draw:type="line" svg:x1="16.875cm" svg:y1="28.806cm" svg:x2="16.875cm" svg:y2="29.605cm" draw:start-shape="id53" draw:start-glue-point="2" draw:end-shape="id52" draw:end-glue-point="0" svg:d="M16875 28806v799" svg:viewBox="0 0 1 800">
          <text:p/>
        </draw:connector>
        <draw:custom-shape draw:style-name="gr4" draw:text-style-name="P3" xml:id="id54" draw:id="id54" draw:layer="layout" svg:width="3.683cm" svg:height="0.825cm" svg:x="20.985cm" svg:y="28.901cm">
          <text:p text:style-name="P2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5" draw:id="id55" draw:layer="layout" svg:width="3.683cm" svg:height="1.027cm" svg:x="20.986cm" svg:y="30.302cm">
          <text:p text:style-name="P2"><text:span text:style-name="T1">Code generator</text:span></text:p>
          <text:p text:style-name="P2"><text:span text:style-name="T1">and optimiz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826cm" svg:y1="29.726cm" svg:x2="22.827cm" svg:y2="30.302cm" draw:start-shape="id54" draw:start-glue-point="2" draw:end-shape="id55" draw:end-glue-point="0" svg:d="M22826 29726l1 576" svg:viewBox="0 0 2 577">
          <text:p/>
        </draw:connector>
        <draw:custom-shape draw:style-name="gr4" draw:text-style-name="P3" xml:id="id52" draw:id="id52" draw:layer="layout" svg:width="3.683cm" svg:height="0.825cm" svg:x="15.034cm" svg:y="29.605cm">
          <text:p text:style-name="P2"><text:span text:style-name="T1">SQL Compiler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xml:id="id56" draw:id="id56" draw:layer="layout" svg:width="4.762cm" svg:height="3.175cm" svg:x="20.402cm" svg:y="28.4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05cm" svg:height="4.695cm" svg:x="14.331cm" svg:y="27.67cm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onnector draw:style-name="gr37" draw:text-style-name="P1" draw:layer="layout" draw:type="line" svg:x1="18.717cm" svg:y1="30.017cm" svg:x2="20.402cm" svg:y2="30.053cm" draw:start-shape="id52" draw:start-glue-point="1" draw:end-shape="id56" draw:end-glue-point="3" svg:d="M18717 30017l1685 36" svg:viewBox="0 0 1686 37">
          <text:p/>
        </draw:connector>
        <draw:custom-shape draw:style-name="gr4" draw:text-style-name="P3" draw:layer="layout" svg:width="3.683cm" svg:height="0.825cm" svg:x="20.812cm" svg:y="33.385cm">
          <text:p text:style-name="P2"><text:span text:style-name="T1">Utiliti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83cm" svg:height="0.825cm" svg:x="20.813cm" svg:y="34.886cm">
          <text:p text:style-name="P2"><text:span text:style-name="T1">Tests</text:span></text:p>
          <draw:enhanced-geometry svg:viewBox="0 0 21600 21600" draw:type="rectangle" draw:enhanced-path="M 0 0 L 21600 0 21600 21600 0 21600 0 0 Z N"/>
        </draw:custom-shape>
        <draw:frame draw:style-name="gr5" draw:text-style-name="P25" draw:layer="layout" svg:width="3.072cm" svg:height="0.764cm" draw:transform="rotate (1.5707963267949) translate (13.665cm 37.092cm)">
          <draw:text-box>
            <text:p text:style-name="P2"><text:span text:style-name="T29">Backend</text:span></text:p>
          </draw:text-box>
        </draw:frame>
        <draw:frame draw:style-name="gr5" draw:text-style-name="P25" draw:layer="layout" svg:width="3.072cm" svg:height="0.764cm" draw:transform="rotate (1.5707963267949) translate (13.665cm 31.492cm)">
          <draw:text-box>
            <text:p text:style-name="P2"><text:span text:style-name="T29">Core</text:span></text:p>
          </draw:text-box>
        </draw:frame>
        <draw:custom-shape draw:style-name="gr19" draw:text-style-name="P1" draw:layer="layout" svg:width="0.214cm" svg:height="2.805cm" draw:transform="rotate (-3.14159265358979) translate (25.155cm 35.925cm)">
          <text:p/>
          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text-style-name="P25" draw:layer="layout" svg:width="3.072cm" svg:height="0.764cm" draw:transform="rotate (-1.5707963267949) translate (26.07cm 32.998cm)">
          <draw:text-box>
            <text:p text:style-name="P2"><text:span text:style-name="T29">Accessories</text:span></text:p>
          </draw:text-box>
        </draw:frame>
        <draw:g xml:id="id57" draw:id="id57">
          <draw:custom-shape draw:style-name="gr38" draw:text-style-name="P25" draw:layer="layout" svg:width="8.89cm" svg:height="1.929cm" svg:x="12.441cm" svg:y="24.624cm">
            <text:p text:style-name="P2"><text:span text:style-name="T29">Client softwar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601cm" svg:height="0.825cm" svg:x="12.776cm" svg:y="25.418cm">
            <text:p text:style-name="P2"><text:span text:style-name="T28"></text:span><text:span text:style-name="T16">db </text:span><text:span text:style-name="T1">shell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601cm" svg:height="0.825cm" svg:x="15.644cm" svg:y="25.419cm">
            <text:p text:style-name="P2"><text:span text:style-name="T1">Librarie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601cm" svg:height="0.825cm" svg:x="18.43cm" svg:y="25.42cm">
            <text:p text:style-name="P2"><text:span text:style-name="T1">Applications</text:span>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1" draw:layer="layout" draw:type="line" svg:x1="16.886cm" svg:y1="26.553cm" svg:x2="16.875cm" svg:y2="27.981cm" draw:start-shape="id57" draw:end-shape="id53" draw:end-glue-point="0" svg:d="M16886 26553l-11 1428" svg:viewBox="0 0 12 14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 style:font-charset="x-symbol"/>
    <style:font-face style:name="DejaVu Sans2" svg:font-family="'DejaVu Sans'" style:font-pitch="variable" style:font-charset="x-symbol"/>
    <style:font-face style:name="OpenSymbol" svg:font-family="OpenSymbol" style:font-pitch="variable" style:font-charset="x-symbol"/>
    <style:font-face style:name="OpenSymbol1" svg:font-family="OpenSymbol" style:font-adornments="Regular" style:font-pitch="variable" style:font-charset="x-symbol"/>
    <style:font-face style:name="Standard Symbols L" svg:font-family="'Standard Symbols L'" style:font-pitch="variable" style:font-charset="x-symbol"/>
    <style:font-face style:name="Standard Symbols L1" svg:font-family="'Standard Symbols L'" style:font-adornments="Regular" style:font-pitch="variable" style:font-charset="x-symbol"/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1" svg:font-family="Arial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CM LaTeX Typewriter1" svg:font-family="'CM LaTeX Typewriter'" style:font-family-generic="modern" style:font-pitch="fixed"/>
    <style:font-face style:name="Arial5" svg:font-family="Arial" style:font-pitch="variable"/>
    <style:font-face style:name="CM Caps and Small Caps" svg:font-family="'CM Caps and Small Caps'" style:font-pitch="variable"/>
    <style:font-face style:name="CM Concrete Caps and Small Caps" svg:font-family="'CM Concrete Caps and Small Caps'" style:font-pitch="variable"/>
    <style:font-face style:name="Arial4" svg:font-family="Arial" style:font-family-generic="modern" style:font-pitch="variable"/>
    <style:font-face style:name="CM LaTeX Typewriter" svg:font-family="'CM LaTeX Typewriter'" style:font-family-generic="modern" style:font-pitch="variable"/>
    <style:font-face style:name="Arial" svg:font-family="Arial" style:font-family-generic="roman" style:font-pitch="variable"/>
    <style:font-face style:name="CM Bright Semibold" svg:font-family="'CM Bright Semibold'" style:font-family-generic="roman" style:font-pitch="variable"/>
    <style:font-face style:name="CM Bright Semibold1" svg:font-family="'CM Bright Semibold'" style:font-adornments="Semibold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CM Italic" svg:font-family="'CM Italic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initial-creator>Borja Sotomayor</meta:initial-creator>
    <meta:creation-date>2009-03-16T11:34:38</meta:creation-date>
    <dc:date>2015-04-16T16:46:14.419327449</dc:date>
    <meta:printed-by>Borja Sotomayor</meta:printed-by>
    <meta:print-date>2009-03-31T15:15:10</meta:print-date>
    <meta:editing-cycles>21</meta:editing-cycles>
    <meta:editing-duration>P22DT14H48M23S</meta:editing-duration>
    <dc:creator>Borja Sotomayor</dc:creator>
    <meta:document-statistic meta:object-count="963"/>
    <meta:user-defined meta:name="Info 1"/>
    <meta:user-defined meta:name="Info 2"/>
    <meta:user-defined meta:name="Info 3"/>
    <meta:user-defined meta:name="Info 4"/>
  </office:meta>
</office:document-meta>
</file>